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csinval" table:style-name="ta1">
        <table:shapes>
          <draw:frame draw:z-index="0" draw:style-name="gr1" draw:text-style-name="P1" svg:width="6.3047in" svg:height="3.5453in" svg:x="11.5268in" svg:y="0.7004in">
            <draw:object draw:notify-on-update-of-ranges="arcsinval.A1:arcsinval.A1 arcsinval.A2:arcsinval.A201 arcsinval.H1:arcsinval.H1 arcsinval.H2:arcsinval.H201 arcsinval.A1:arcsinval.A1 arcsinval.A2:arcsinval.A201 arcsinval.I1:arcsinval.I1 arcsinval.I2:arcsinval.I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ASIN JAVA</text:p>
          </table:table-cell>
          <table:table-cell table:style-name="Default" office:value-type="string" calcext:value-type="string">
            <text:p>ASIN DECA</text:p>
          </table:table-cell>
          <table:table-cell office:value-type="string" calcext:value-type="string">
            <text:p>ASIN CALC</text:p>
          </table:table-cell>
          <table:table-cell office:value-type="string" calcext:value-type="string">
            <text:p>ERREUR JAVA</text:p>
          </table:table-cell>
          <table:table-cell office:value-type="string" calcext:value-type="string">
            <text:p>ERREUR DECA</text:p>
          </table:table-cell>
          <table:table-cell table:style-name="Default" office:value-type="string" calcext:value-type="string">
            <text:p>ULP</text:p>
          </table:table-cell>
          <table:table-cell office:value-type="string" calcext:value-type="string">
            <text:p>ERREUR JAVA/ULP</text:p>
          </table:table-cell>
          <table:table-cell office:value-type="string" calcext:value-type="string">
            <text:p>ERREUR DECA/ULP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570796" calcext:value-type="float">
            <text:p>-1.570796</text:p>
          </table:table-cell>
          <table:table-cell office:value-type="float" office:value="-1.5708" calcext:value-type="float">
            <text:p>-1.57E+000</text:p>
          </table:table-cell>
          <table:table-cell table:formula="of:=ASIN([.A2])" office:value-type="float" office:value="-1.5707963267949" calcext:value-type="float">
            <text:p>-1.5707963268</text:p>
          </table:table-cell>
          <table:table-cell table:formula="of:=ABS([.B2]-[.D2])" office:value-type="float" office:value="0.000000326794896476912" calcext:value-type="float">
            <text:p>3.26794896476912E-007</text:p>
          </table:table-cell>
          <table:table-cell table:formula="of:=ABS([.C2]-[.D2])" office:value-type="float" office:value="0.00000367320510363811" calcext:value-type="float">
            <text:p>3.67320510363811E-006</text:p>
          </table:table-cell>
          <table:table-cell office:value-type="float" office:value="0.00000011920929" calcext:value-type="float">
            <text:p>1.19E-007</text:p>
          </table:table-cell>
          <table:table-cell table:formula="of:=[.E2]/[.G2]" office:value-type="float" office:value="2.74135427261509" calcext:value-type="float">
            <text:p>2.7413542726</text:p>
          </table:table-cell>
          <table:table-cell table:formula="of:=[.F2]/[.G2]" office:value-type="float" office:value="30.813077601906" calcext:value-type="float">
            <text:p>30.8130776019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-1.4292567" calcext:value-type="float">
            <text:p>-1.4292567</text:p>
          </table:table-cell>
          <table:table-cell office:value-type="float" office:value="-1.32768" calcext:value-type="float">
            <text:p>-1.33E+000</text:p>
          </table:table-cell>
          <table:table-cell table:formula="of:=ASIN([.A3])" office:value-type="float" office:value="-1.42925685347047" calcext:value-type="float">
            <text:p>-1.4292568535</text:p>
          </table:table-cell>
          <table:table-cell table:formula="of:=ABS([.B3]-[.D3])" office:value-type="float" office:value="0.000000153470469221872" calcext:value-type="float">
            <text:p>1.53470469221872E-007</text:p>
          </table:table-cell>
          <table:table-cell table:formula="of:=ABS([.C3]-[.D3])" office:value-type="float" office:value="0.101576853470469" calcext:value-type="float">
            <text:p>0.1015768535</text:p>
          </table:table-cell>
          <table:table-cell office:value-type="float" office:value="0.00000011920929" calcext:value-type="float">
            <text:p>1.19E-007</text:p>
          </table:table-cell>
          <table:table-cell table:formula="of:=[.E3]/[.G3]" office:value-type="float" office:value="1.287403601027" calcext:value-type="float">
            <text:p>1.287403601</text:p>
          </table:table-cell>
          <table:table-cell table:formula="of:=[.F3]/[.G3]" office:value-type="float" office:value="852088.402426265" calcext:value-type="float">
            <text:p>852088.40242626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1.3704612" calcext:value-type="float">
            <text:p>-1.3704612</text:p>
          </table:table-cell>
          <table:table-cell office:value-type="float" office:value="-1.29999" calcext:value-type="float">
            <text:p>-1.30E+000</text:p>
          </table:table-cell>
          <table:table-cell table:formula="of:=ASIN([.A4])" office:value-type="float" office:value="-1.37046148447178" calcext:value-type="float">
            <text:p>-1.3704614845</text:p>
          </table:table-cell>
          <table:table-cell table:formula="of:=ABS([.B4]-[.D4])" office:value-type="float" office:value="0.000000284471776801354" calcext:value-type="float">
            <text:p>2.84471776801354E-007</text:p>
          </table:table-cell>
          <table:table-cell table:formula="of:=ABS([.C4]-[.D4])" office:value-type="float" office:value="0.0704714844717769" calcext:value-type="float">
            <text:p>0.0704714845</text:p>
          </table:table-cell>
          <table:table-cell office:value-type="float" office:value="0.00000011920929" calcext:value-type="float">
            <text:p>1.19E-007</text:p>
          </table:table-cell>
          <table:table-cell table:formula="of:=[.E4]/[.G4]" office:value-type="float" office:value="2.38632221365763" calcext:value-type="float">
            <text:p>2.3863222137</text:p>
          </table:table-cell>
          <table:table-cell table:formula="of:=[.F4]/[.G4]" office:value-type="float" office:value="591157.656184152" calcext:value-type="float">
            <text:p>591157.656184152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-1.3252306" calcext:value-type="float">
            <text:p>-1.3252306</text:p>
          </table:table-cell>
          <table:table-cell office:value-type="float" office:value="-1.27338" calcext:value-type="float">
            <text:p>-1.27E+000</text:p>
          </table:table-cell>
          <table:table-cell table:formula="of:=ASIN([.A5])" office:value-type="float" office:value="-1.3252308092796" calcext:value-type="float">
            <text:p>-1.3252308093</text:p>
          </table:table-cell>
          <table:table-cell table:formula="of:=ABS([.B5]-[.D5])" office:value-type="float" office:value="0.000000209279604534984" calcext:value-type="float">
            <text:p>2.09279604534984E-007</text:p>
          </table:table-cell>
          <table:table-cell table:formula="of:=ABS([.C5]-[.D5])" office:value-type="float" office:value="0.0518508092796046" calcext:value-type="float">
            <text:p>0.0518508093</text:p>
          </table:table-cell>
          <table:table-cell office:value-type="float" office:value="0.00000011920929" calcext:value-type="float">
            <text:p>1.19E-007</text:p>
          </table:table-cell>
          <table:table-cell table:formula="of:=[.E5]/[.G5]" office:value-type="float" office:value="1.75556455822348" calcext:value-type="float">
            <text:p>1.7555645582</text:p>
          </table:table-cell>
          <table:table-cell table:formula="of:=[.F5]/[.G5]" office:value-type="float" office:value="434956.111890312" calcext:value-type="float">
            <text:p>434956.111890312</text:p>
          </table:table-cell>
        </table:table-row>
        <table:table-row table:style-name="ro1">
          <table:table-cell office:value-type="float" office:value="-0.96000004" calcext:value-type="float">
            <text:p>-0.96000004</text:p>
          </table:table-cell>
          <table:table-cell office:value-type="float" office:value="-1.287002" calcext:value-type="float">
            <text:p>-1.287002</text:p>
          </table:table-cell>
          <table:table-cell office:value-type="float" office:value="-1.2477" calcext:value-type="float">
            <text:p>-1.25E+000</text:p>
          </table:table-cell>
          <table:table-cell table:formula="of:=ASIN([.A6])" office:value-type="float" office:value="-1.28700236044375" calcext:value-type="float">
            <text:p>-1.2870023604</text:p>
          </table:table-cell>
          <table:table-cell table:formula="of:=ABS([.B6]-[.D6])" office:value-type="float" office:value="0.000000360443746849626" calcext:value-type="float">
            <text:p>3.60443746849626E-007</text:p>
          </table:table-cell>
          <table:table-cell table:formula="of:=ABS([.C6]-[.D6])" office:value-type="float" office:value="0.0393023604437468" calcext:value-type="float">
            <text:p>0.0393023604</text:p>
          </table:table-cell>
          <table:table-cell office:value-type="float" office:value="0.00000011920929" calcext:value-type="float">
            <text:p>1.19E-007</text:p>
          </table:table-cell>
          <table:table-cell table:formula="of:=[.E6]/[.G6]" office:value-type="float" office:value="3.02362128697877" calcext:value-type="float">
            <text:p>3.023621287</text:p>
          </table:table-cell>
          <table:table-cell table:formula="of:=[.F6]/[.G6]" office:value-type="float" office:value="329692.093994913" calcext:value-type="float">
            <text:p>329692.093994913</text:p>
          </table:table-cell>
        </table:table-row>
        <table:table-row table:style-name="ro1">
          <table:table-cell office:value-type="float" office:value="-0.95000005" calcext:value-type="float">
            <text:p>-0.95000005</text:p>
          </table:table-cell>
          <table:table-cell office:value-type="float" office:value="-1.2532358" calcext:value-type="float">
            <text:p>-1.2532358</text:p>
          </table:table-cell>
          <table:table-cell office:value-type="float" office:value="-1.22288" calcext:value-type="float">
            <text:p>-1.22E+000</text:p>
          </table:table-cell>
          <table:table-cell table:formula="of:=ASIN([.A7])" office:value-type="float" office:value="-1.25323605763157" calcext:value-type="float">
            <text:p>-1.2532360576</text:p>
          </table:table-cell>
          <table:table-cell table:formula="of:=ABS([.B7]-[.D7])" office:value-type="float" office:value="0.000000257631567857075" calcext:value-type="float">
            <text:p>2.57631567857075E-007</text:p>
          </table:table-cell>
          <table:table-cell table:formula="of:=ABS([.C7]-[.D7])" office:value-type="float" office:value="0.030356057631568" calcext:value-type="float">
            <text:p>0.0303560576</text:p>
          </table:table-cell>
          <table:table-cell office:value-type="float" office:value="0.00000011920929" calcext:value-type="float">
            <text:p>1.19E-007</text:p>
          </table:table-cell>
          <table:table-cell table:formula="of:=[.E7]/[.G7]" office:value-type="float" office:value="2.16117022303442" calcext:value-type="float">
            <text:p>2.161170223</text:p>
          </table:table-cell>
          <table:table-cell table:formula="of:=[.F7]/[.G7]" office:value-type="float" office:value="254645.066937048" calcext:value-type="float">
            <text:p>254645.066937048</text:p>
          </table:table-cell>
        </table:table-row>
        <table:table-row table:style-name="ro1">
          <table:table-cell office:value-type="float" office:value="-0.94000006" calcext:value-type="float">
            <text:p>-0.94000006</text:p>
          </table:table-cell>
          <table:table-cell office:value-type="float" office:value="-1.2226301" calcext:value-type="float">
            <text:p>-1.2226301</text:p>
          </table:table-cell>
          <table:table-cell office:value-type="float" office:value="-1.19892" calcext:value-type="float">
            <text:p>-1.20E+000</text:p>
          </table:table-cell>
          <table:table-cell table:formula="of:=ASIN([.A8])" office:value-type="float" office:value="-1.22263048138509" calcext:value-type="float">
            <text:p>-1.2226304814</text:p>
          </table:table-cell>
          <table:table-cell table:formula="of:=ABS([.B8]-[.D8])" office:value-type="float" office:value="0.000000381385093062292" calcext:value-type="float">
            <text:p>3.81385093062292E-007</text:p>
          </table:table-cell>
          <table:table-cell table:formula="of:=ABS([.C8]-[.D8])" office:value-type="float" office:value="0.023710481385093" calcext:value-type="float">
            <text:p>0.0237104814</text:p>
          </table:table-cell>
          <table:table-cell office:value-type="float" office:value="0.00000011920929" calcext:value-type="float">
            <text:p>1.19E-007</text:p>
          </table:table-cell>
          <table:table-cell table:formula="of:=[.E8]/[.G8]" office:value-type="float" office:value="3.19929003068714" calcext:value-type="float">
            <text:p>3.1992900307</text:p>
          </table:table-cell>
          <table:table-cell table:formula="of:=[.F8]/[.G8]" office:value-type="float" office:value="198897.933081331" calcext:value-type="float">
            <text:p>198897.933081331</text:p>
          </table:table-cell>
        </table:table-row>
        <table:table-row table:style-name="ro1">
          <table:table-cell office:value-type="float" office:value="-0.93000007" calcext:value-type="float">
            <text:p>-0.93000007</text:p>
          </table:table-cell>
          <table:table-cell office:value-type="float" office:value="-1.1944127" calcext:value-type="float">
            <text:p>-1.1944127</text:p>
          </table:table-cell>
          <table:table-cell office:value-type="float" office:value="-1.17576" calcext:value-type="float">
            <text:p>-1.18E+000</text:p>
          </table:table-cell>
          <table:table-cell table:formula="of:=ASIN([.A9])" office:value-type="float" office:value="-1.19441303492256" calcext:value-type="float">
            <text:p>-1.1944130349</text:p>
          </table:table-cell>
          <table:table-cell table:formula="of:=ABS([.B9]-[.D9])" office:value-type="float" office:value="0.000000334922561018303" calcext:value-type="float">
            <text:p>3.34922561018303E-007</text:p>
          </table:table-cell>
          <table:table-cell table:formula="of:=ABS([.C9]-[.D9])" office:value-type="float" office:value="0.0186530349225611" calcext:value-type="float">
            <text:p>0.0186530349</text:p>
          </table:table-cell>
          <table:table-cell office:value-type="float" office:value="0.00000011920929" calcext:value-type="float">
            <text:p>1.19E-007</text:p>
          </table:table-cell>
          <table:table-cell table:formula="of:=[.E9]/[.G9]" office:value-type="float" office:value="2.8095340641514" calcext:value-type="float">
            <text:p>2.8095340642</text:p>
          </table:table-cell>
          <table:table-cell table:formula="of:=[.F9]/[.G9]" office:value-type="float" office:value="156472.997386035" calcext:value-type="float">
            <text:p>156472.997386035</text:p>
          </table:table-cell>
        </table:table-row>
        <table:table-row table:style-name="ro1">
          <table:table-cell office:value-type="float" office:value="-0.9200001" calcext:value-type="float">
            <text:p>-0.9200001</text:p>
          </table:table-cell>
          <table:table-cell office:value-type="float" office:value="-1.1680803" calcext:value-type="float">
            <text:p>-1.1680803</text:p>
          </table:table-cell>
          <table:table-cell office:value-type="float" office:value="-1.15325" calcext:value-type="float">
            <text:p>-1.15E+000</text:p>
          </table:table-cell>
          <table:table-cell table:formula="of:=ASIN([.A10])" office:value-type="float" office:value="-1.16808074036949" calcext:value-type="float">
            <text:p>-1.1680807404</text:p>
          </table:table-cell>
          <table:table-cell table:formula="of:=ABS([.B10]-[.D10])" office:value-type="float" office:value="0.000000440369493093229" calcext:value-type="float">
            <text:p>4.40369493093229E-007</text:p>
          </table:table-cell>
          <table:table-cell table:formula="of:=ABS([.C10]-[.D10])" office:value-type="float" office:value="0.0148307403694929" calcext:value-type="float">
            <text:p>0.0148307404</text:p>
          </table:table-cell>
          <table:table-cell office:value-type="float" office:value="0.00000011920929" calcext:value-type="float">
            <text:p>1.19E-007</text:p>
          </table:table-cell>
          <table:table-cell table:formula="of:=[.E10]/[.G10]" office:value-type="float" office:value="3.6940870387973" calcext:value-type="float">
            <text:p>3.6940870388</text:p>
          </table:table-cell>
          <table:table-cell table:formula="of:=[.F10]/[.G10]" office:value-type="float" office:value="124409.266840638" calcext:value-type="float">
            <text:p>124409.266840638</text:p>
          </table:table-cell>
        </table:table-row>
        <table:table-row table:style-name="ro1">
          <table:table-cell office:value-type="float" office:value="-0.9100001" calcext:value-type="float">
            <text:p>-0.9100001</text:p>
          </table:table-cell>
          <table:table-cell office:value-type="float" office:value="-1.1432841" calcext:value-type="float">
            <text:p>-1.1432841</text:p>
          </table:table-cell>
          <table:table-cell office:value-type="float" office:value="-1.13149" calcext:value-type="float">
            <text:p>-1.13E+000</text:p>
          </table:table-cell>
          <table:table-cell table:formula="of:=ASIN([.A11])" office:value-type="float" office:value="-1.14328430304163" calcext:value-type="float">
            <text:p>-1.143284303</text:p>
          </table:table-cell>
          <table:table-cell table:formula="of:=ABS([.B11]-[.D11])" office:value-type="float" office:value="0.000000203041625956857" calcext:value-type="float">
            <text:p>0.000000203</text:p>
          </table:table-cell>
          <table:table-cell table:formula="of:=ABS([.C11]-[.D11])" office:value-type="float" office:value="0.0117943030416259" calcext:value-type="float">
            <text:p>0.011794303</text:p>
          </table:table-cell>
          <table:table-cell office:value-type="float" office:value="0.00000011920929" calcext:value-type="float">
            <text:p>1.19E-007</text:p>
          </table:table-cell>
          <table:table-cell table:formula="of:=[.E11]/[.G11]" office:value-type="float" office:value="1.70323660141636" calcext:value-type="float">
            <text:p>1.7032366014</text:p>
          </table:table-cell>
          <table:table-cell table:formula="of:=[.F11]/[.G11]" office:value-type="float" office:value="98937.7844765779" calcext:value-type="float">
            <text:p>98937.7844765779</text:p>
          </table:table-cell>
        </table:table-row>
        <table:table-row table:style-name="ro1">
          <table:table-cell office:value-type="float" office:value="-0.9000001" calcext:value-type="float">
            <text:p>-0.9000001</text:p>
          </table:table-cell>
          <table:table-cell office:value-type="float" office:value="-1.1197693" calcext:value-type="float">
            <text:p>-1.1197693</text:p>
          </table:table-cell>
          <table:table-cell office:value-type="float" office:value="-1.11036" calcext:value-type="float">
            <text:p>-1.11E+000</text:p>
          </table:table-cell>
          <table:table-cell table:formula="of:=ASIN([.A12])" office:value-type="float" office:value="-1.11976974441442" calcext:value-type="float">
            <text:p>-1.1197697444</text:p>
          </table:table-cell>
          <table:table-cell table:formula="of:=ABS([.B12]-[.D12])" office:value-type="float" office:value="0.00000044441442237364" calcext:value-type="float">
            <text:p>4.4441442237364E-007</text:p>
          </table:table-cell>
          <table:table-cell table:formula="of:=ABS([.C12]-[.D12])" office:value-type="float" office:value="0.00940974441442233" calcext:value-type="float">
            <text:p>0.0094097444</text:p>
          </table:table-cell>
          <table:table-cell office:value-type="float" office:value="0.00000011920929" calcext:value-type="float">
            <text:p>1.19E-007</text:p>
          </table:table-cell>
          <table:table-cell table:formula="of:=[.E12]/[.G12]" office:value-type="float" office:value="3.72801836479053" calcext:value-type="float">
            <text:p>3.7280183648</text:p>
          </table:table-cell>
          <table:table-cell table:formula="of:=[.F12]/[.G12]" office:value-type="float" office:value="78934.6569753274" calcext:value-type="float">
            <text:p>78934.6569753274</text:p>
          </table:table-cell>
        </table:table-row>
        <table:table-row table:style-name="ro1">
          <table:table-cell office:value-type="float" office:value="-0.8900001" calcext:value-type="float">
            <text:p>-0.8900001</text:p>
          </table:table-cell>
          <table:table-cell office:value-type="float" office:value="-1.0973451" calcext:value-type="float">
            <text:p>-1.0973451</text:p>
          </table:table-cell>
          <table:table-cell office:value-type="float" office:value="-1.08977" calcext:value-type="float">
            <text:p>-1.09E+000</text:p>
          </table:table-cell>
          <table:table-cell table:formula="of:=ASIN([.A13])" office:value-type="float" office:value="-1.09734538884011" calcext:value-type="float">
            <text:p>-1.0973453888</text:p>
          </table:table-cell>
          <table:table-cell table:formula="of:=ABS([.B13]-[.D13])" office:value-type="float" office:value="0.000000288840108941812" calcext:value-type="float">
            <text:p>2.88840108941812E-007</text:p>
          </table:table-cell>
          <table:table-cell table:formula="of:=ABS([.C13]-[.D13])" office:value-type="float" office:value="0.00757538884010911" calcext:value-type="float">
            <text:p>0.0075753888</text:p>
          </table:table-cell>
          <table:table-cell office:value-type="float" office:value="0.00000011920929" calcext:value-type="float">
            <text:p>1.19E-007</text:p>
          </table:table-cell>
          <table:table-cell table:formula="of:=[.E13]/[.G13]" office:value-type="float" office:value="2.42296643945965" calcext:value-type="float">
            <text:p>2.4229664395</text:p>
          </table:table-cell>
          <table:table-cell table:formula="of:=[.F13]/[.G13]" office:value-type="float" office:value="63546.9671877847" calcext:value-type="float">
            <text:p>63546.9671877847</text:p>
          </table:table-cell>
        </table:table-row>
        <table:table-row table:style-name="ro1">
          <table:table-cell office:value-type="float" office:value="-0.8800001" calcext:value-type="float">
            <text:p>-0.8800001</text:p>
          </table:table-cell>
          <table:table-cell office:value-type="float" office:value="-1.075862" calcext:value-type="float">
            <text:p>-1.075862</text:p>
          </table:table-cell>
          <table:table-cell office:value-type="float" office:value="-1.06979" calcext:value-type="float">
            <text:p>-1.07E+000</text:p>
          </table:table-cell>
          <table:table-cell table:formula="of:=ASIN([.A14])" office:value-type="float" office:value="-1.07586241099202" calcext:value-type="float">
            <text:p>-1.075862411</text:p>
          </table:table-cell>
          <table:table-cell table:formula="of:=ABS([.B14]-[.D14])" office:value-type="float" office:value="0.000000410992022192858" calcext:value-type="float">
            <text:p>0.000000411</text:p>
          </table:table-cell>
          <table:table-cell table:formula="of:=ABS([.C14]-[.D14])" office:value-type="float" office:value="0.00607241099202227" calcext:value-type="float">
            <text:p>0.006072411</text:p>
          </table:table-cell>
          <table:table-cell office:value-type="float" office:value="0.00000011920929" calcext:value-type="float">
            <text:p>1.19E-007</text:p>
          </table:table-cell>
          <table:table-cell table:formula="of:=[.E14]/[.G14]" office:value-type="float" office:value="3.44765095231133" calcext:value-type="float">
            <text:p>3.4476509523</text:p>
          </table:table-cell>
          <table:table-cell table:formula="of:=[.F14]/[.G14]" office:value-type="float" office:value="50939.0752350112" calcext:value-type="float">
            <text:p>50939.0752350112</text:p>
          </table:table-cell>
        </table:table-row>
        <table:table-row table:style-name="ro1">
          <table:table-cell office:value-type="float" office:value="-0.8700001" calcext:value-type="float">
            <text:p>-0.8700001</text:p>
          </table:table-cell>
          <table:table-cell office:value-type="float" office:value="-1.0552022" calcext:value-type="float">
            <text:p>-1.0552022</text:p>
          </table:table-cell>
          <table:table-cell office:value-type="float" office:value="-1.05034" calcext:value-type="float">
            <text:p>-1.05E+000</text:p>
          </table:table-cell>
          <table:table-cell table:formula="of:=ASIN([.A15])" office:value-type="float" office:value="-1.05520252336732" calcext:value-type="float">
            <text:p>-1.0552025234</text:p>
          </table:table-cell>
          <table:table-cell table:formula="of:=ABS([.B15]-[.D15])" office:value-type="float" office:value="0.000000323367320698154" calcext:value-type="float">
            <text:p>3.23367320698154E-007</text:p>
          </table:table-cell>
          <table:table-cell table:formula="of:=ABS([.C15]-[.D15])" office:value-type="float" office:value="0.00486252336732074" calcext:value-type="float">
            <text:p>0.0048625234</text:p>
          </table:table-cell>
          <table:table-cell office:value-type="float" office:value="0.00000011920929" calcext:value-type="float">
            <text:p>1.19E-007</text:p>
          </table:table-cell>
          <table:table-cell table:formula="of:=[.E15]/[.G15]" office:value-type="float" office:value="2.71260168312515" calcext:value-type="float">
            <text:p>2.7126016831</text:p>
          </table:table-cell>
          <table:table-cell table:formula="of:=[.F15]/[.G15]" office:value-type="float" office:value="40789.8022655847" calcext:value-type="float">
            <text:p>40789.8022655847</text:p>
          </table:table-cell>
        </table:table-row>
        <table:table-row table:style-name="ro1">
          <table:table-cell office:value-type="float" office:value="-0.86000013" calcext:value-type="float">
            <text:p>-0.86000013</text:p>
          </table:table-cell>
          <table:table-cell office:value-type="float" office:value="-1.0352696" calcext:value-type="float">
            <text:p>-1.0352696</text:p>
          </table:table-cell>
          <table:table-cell office:value-type="float" office:value="-1.03138" calcext:value-type="float">
            <text:p>-1.03E+000</text:p>
          </table:table-cell>
          <table:table-cell table:formula="of:=ASIN([.A16])" office:value-type="float" office:value="-1.03526992723565" calcext:value-type="float">
            <text:p>-1.0352699272</text:p>
          </table:table-cell>
          <table:table-cell table:formula="of:=ABS([.B16]-[.D16])" office:value-type="float" office:value="0.000000327235649022484" calcext:value-type="float">
            <text:p>3.27235649022484E-007</text:p>
          </table:table-cell>
          <table:table-cell table:formula="of:=ABS([.C16]-[.D16])" office:value-type="float" office:value="0.00388992723564896" calcext:value-type="float">
            <text:p>0.0038899272</text:p>
          </table:table-cell>
          <table:table-cell office:value-type="float" office:value="0.00000011920929" calcext:value-type="float">
            <text:p>1.19E-007</text:p>
          </table:table-cell>
          <table:table-cell table:formula="of:=[.E16]/[.G16]" office:value-type="float" office:value="2.74505157293097" calcext:value-type="float">
            <text:p>2.7450515729</text:p>
          </table:table-cell>
          <table:table-cell table:formula="of:=[.F16]/[.G16]" office:value-type="float" office:value="32631.0746054184" calcext:value-type="float">
            <text:p>32631.0746054184</text:p>
          </table:table-cell>
        </table:table-row>
        <table:table-row table:style-name="ro1">
          <table:table-cell office:value-type="float" office:value="-0.85000014" calcext:value-type="float">
            <text:p>-0.85000014</text:p>
          </table:table-cell>
          <table:table-cell office:value-type="float" office:value="-1.0159853" calcext:value-type="float">
            <text:p>-1.0159853</text:p>
          </table:table-cell>
          <table:table-cell office:value-type="float" office:value="-1.01281" calcext:value-type="float">
            <text:p>-1.01E+000</text:p>
          </table:table-cell>
          <table:table-cell table:formula="of:=ASIN([.A17])" office:value-type="float" office:value="-1.01598555957912" calcext:value-type="float">
            <text:p>-1.0159855596</text:p>
          </table:table-cell>
          <table:table-cell table:formula="of:=ABS([.B17]-[.D17])" office:value-type="float" office:value="0.000000259579120864828" calcext:value-type="float">
            <text:p>2.59579120864828E-007</text:p>
          </table:table-cell>
          <table:table-cell table:formula="of:=ABS([.C17]-[.D17])" office:value-type="float" office:value="0.00317555957912097" calcext:value-type="float">
            <text:p>0.0031755596</text:p>
          </table:table-cell>
          <table:table-cell office:value-type="float" office:value="0.00000011920929" calcext:value-type="float">
            <text:p>1.19E-007</text:p>
          </table:table-cell>
          <table:table-cell table:formula="of:=[.E17]/[.G17]" office:value-type="float" office:value="2.17750748171412" calcext:value-type="float">
            <text:p>2.1775074817</text:p>
          </table:table-cell>
          <table:table-cell table:formula="of:=[.F17]/[.G17]" office:value-type="float" office:value="26638.5243895083" calcext:value-type="float">
            <text:p>26638.5243895083</text:p>
          </table:table-cell>
        </table:table-row>
        <table:table-row table:style-name="ro1">
          <table:table-cell office:value-type="float" office:value="-0.84000015" calcext:value-type="float">
            <text:p>-0.84000015</text:p>
          </table:table-cell>
          <table:table-cell office:value-type="float" office:value="-0.99728316" calcext:value-type="float">
            <text:p>-0.99728316</text:p>
          </table:table-cell>
          <table:table-cell office:value-type="float" office:value="-0.994744" calcext:value-type="float">
            <text:p>-9.95E-001</text:p>
          </table:table-cell>
          <table:table-cell table:formula="of:=ASIN([.A18])" office:value-type="float" office:value="-0.997283498825527" calcext:value-type="float">
            <text:p>-0.9972834988</text:p>
          </table:table-cell>
          <table:table-cell table:formula="of:=ABS([.B18]-[.D18])" office:value-type="float" office:value="0.000000338825526857711" calcext:value-type="float">
            <text:p>3.38825526857711E-007</text:p>
          </table:table-cell>
          <table:table-cell table:formula="of:=ABS([.C18]-[.D18])" office:value-type="float" office:value="0.00253949882552684" calcext:value-type="float">
            <text:p>0.0025394988</text:p>
          </table:table-cell>
          <table:table-cell office:value-type="float" office:value="0.000000059604645" calcext:value-type="float">
            <text:p>5.96E-008</text:p>
          </table:table-cell>
          <table:table-cell table:formula="of:=[.E18]/[.G18]" office:value-type="float" office:value="5.68454902898442" calcext:value-type="float">
            <text:p>5.684549029</text:p>
          </table:table-cell>
          <table:table-cell table:formula="of:=[.F18]/[.G18]" office:value-type="float" office:value="42605.7201670582" calcext:value-type="float">
            <text:p>42605.7201670582</text:p>
          </table:table-cell>
        </table:table-row>
        <table:table-row table:style-name="ro1">
          <table:table-cell office:value-type="float" office:value="-0.83000016" calcext:value-type="float">
            <text:p>-0.83000016</text:p>
          </table:table-cell>
          <table:table-cell office:value-type="float" office:value="-0.97910774" calcext:value-type="float">
            <text:p>-0.97910774</text:p>
          </table:table-cell>
          <table:table-cell office:value-type="float" office:value="-0.97709" calcext:value-type="float">
            <text:p>-9.77E-001</text:p>
          </table:table-cell>
          <table:table-cell table:formula="of:=ASIN([.A19])" office:value-type="float" office:value="-0.979107971228403" calcext:value-type="float">
            <text:p>-0.9791079712</text:p>
          </table:table-cell>
          <table:table-cell table:formula="of:=ABS([.B19]-[.D19])" office:value-type="float" office:value="0.000000231228402647332" calcext:value-type="float">
            <text:p>2.31228402647332E-007</text:p>
          </table:table-cell>
          <table:table-cell table:formula="of:=ABS([.C19]-[.D19])" office:value-type="float" office:value="0.00201797122840264" calcext:value-type="float">
            <text:p>0.0020179712</text:p>
          </table:table-cell>
          <table:table-cell office:value-type="float" office:value="0.000000059604645" calcext:value-type="float">
            <text:p>5.96E-008</text:p>
          </table:table-cell>
          <table:table-cell table:formula="of:=[.E19]/[.G19]" office:value-type="float" office:value="3.87936884193056" calcext:value-type="float">
            <text:p>3.8793688419</text:p>
          </table:table-cell>
          <table:table-cell table:formula="of:=[.F19]/[.G19]" office:value-type="float" office:value="33855.9390531164" calcext:value-type="float">
            <text:p>33855.9390531164</text:p>
          </table:table-cell>
        </table:table-row>
        <table:table-row table:style-name="ro1">
          <table:table-cell office:value-type="float" office:value="-0.8200002" calcext:value-type="float">
            <text:p>-0.8200002</text:p>
          </table:table-cell>
          <table:table-cell office:value-type="float" office:value="-0.96141106" calcext:value-type="float">
            <text:p>-0.96141106</text:p>
          </table:table-cell>
          <table:table-cell office:value-type="float" office:value="-0.959749" calcext:value-type="float">
            <text:p>-9.60E-001</text:p>
          </table:table-cell>
          <table:table-cell table:formula="of:=ASIN([.A20])" office:value-type="float" office:value="-0.961411368192468" calcext:value-type="float">
            <text:p>-0.9614113682</text:p>
          </table:table-cell>
          <table:table-cell table:formula="of:=ABS([.B20]-[.D20])" office:value-type="float" office:value="0.000000308192467879387" calcext:value-type="float">
            <text:p>3.08192467879387E-007</text:p>
          </table:table-cell>
          <table:table-cell table:formula="of:=ABS([.C20]-[.D20])" office:value-type="float" office:value="0.00166236819246779" calcext:value-type="float">
            <text:p>0.0016623682</text:p>
          </table:table-cell>
          <table:table-cell office:value-type="float" office:value="0.000000059604645" calcext:value-type="float">
            <text:p>5.96E-008</text:p>
          </table:table-cell>
          <table:table-cell table:formula="of:=[.E20]/[.G20]" office:value-type="float" office:value="5.17061158370102" calcext:value-type="float">
            <text:p>5.1706115837</text:p>
          </table:table-cell>
          <table:table-cell table:formula="of:=[.F20]/[.G20]" office:value-type="float" office:value="27889.9101314636" calcext:value-type="float">
            <text:p>27889.9101314636</text:p>
          </table:table-cell>
        </table:table-row>
        <table:table-row table:style-name="ro1">
          <table:table-cell office:value-type="float" office:value="-0.8100002" calcext:value-type="float">
            <text:p>-0.8100002</text:p>
          </table:table-cell>
          <table:table-cell office:value-type="float" office:value="-0.94415194" calcext:value-type="float">
            <text:p>-0.94415194</text:p>
          </table:table-cell>
          <table:table-cell office:value-type="float" office:value="-0.942835" calcext:value-type="float">
            <text:p>-9.43E-001</text:p>
          </table:table-cell>
          <table:table-cell table:formula="of:=ASIN([.A21])" office:value-type="float" office:value="-0.94415245620098" calcext:value-type="float">
            <text:p>-0.9441524562</text:p>
          </table:table-cell>
          <table:table-cell table:formula="of:=ABS([.B21]-[.D21])" office:value-type="float" office:value="0.000000516200980293924" calcext:value-type="float">
            <text:p>5.16200980293924E-007</text:p>
          </table:table-cell>
          <table:table-cell table:formula="of:=ABS([.C21]-[.D21])" office:value-type="float" office:value="0.00131745620098023" calcext:value-type="float">
            <text:p>0.0013174562</text:p>
          </table:table-cell>
          <table:table-cell office:value-type="float" office:value="0.000000059604645" calcext:value-type="float">
            <text:p>5.96E-008</text:p>
          </table:table-cell>
          <table:table-cell table:formula="of:=[.E21]/[.G21]" office:value-type="float" office:value="8.66041531316769" calcext:value-type="float">
            <text:p>8.6604153132</text:p>
          </table:table-cell>
          <table:table-cell table:formula="of:=[.F21]/[.G21]" office:value-type="float" office:value="22103.2471710926" calcext:value-type="float">
            <text:p>22103.2471710926</text:p>
          </table:table-cell>
        </table:table-row>
        <table:table-row table:style-name="ro1">
          <table:table-cell office:value-type="float" office:value="-0.8000002" calcext:value-type="float">
            <text:p>-0.8000002</text:p>
          </table:table-cell>
          <table:table-cell office:value-type="float" office:value="-0.92729527" calcext:value-type="float">
            <text:p>-0.92729527</text:p>
          </table:table-cell>
          <table:table-cell office:value-type="float" office:value="-0.926257" calcext:value-type="float">
            <text:p>-9.26E-001</text:p>
          </table:table-cell>
          <table:table-cell table:formula="of:=ASIN([.A22])" office:value-type="float" office:value="-0.927295551335019" calcext:value-type="float">
            <text:p>-0.9272955513</text:p>
          </table:table-cell>
          <table:table-cell table:formula="of:=ABS([.B22]-[.D22])" office:value-type="float" office:value="0.000000281335019503004" calcext:value-type="float">
            <text:p>2.81335019503004E-007</text:p>
          </table:table-cell>
          <table:table-cell table:formula="of:=ABS([.C22]-[.D22])" office:value-type="float" office:value="0.0010385513350194" calcext:value-type="float">
            <text:p>0.0010385513</text:p>
          </table:table-cell>
          <table:table-cell office:value-type="float" office:value="0.000000059604645" calcext:value-type="float">
            <text:p>5.96E-008</text:p>
          </table:table-cell>
          <table:table-cell table:formula="of:=[.E22]/[.G22]" office:value-type="float" office:value="4.72001837277957" calcext:value-type="float">
            <text:p>4.7200183728</text:p>
          </table:table-cell>
          <table:table-cell table:formula="of:=[.F22]/[.G22]" office:value-type="float" office:value="17424.0000090496" calcext:value-type="float">
            <text:p>17424.0000090496</text:p>
          </table:table-cell>
        </table:table-row>
        <table:table-row table:style-name="ro1">
          <table:table-cell office:value-type="float" office:value="-0.7900002" calcext:value-type="float">
            <text:p>-0.7900002</text:p>
          </table:table-cell>
          <table:table-cell office:value-type="float" office:value="-0.91080904" calcext:value-type="float">
            <text:p>-0.91080904</text:p>
          </table:table-cell>
          <table:table-cell office:value-type="float" office:value="-0.909935" calcext:value-type="float">
            <text:p>-9.10E-001</text:p>
          </table:table-cell>
          <table:table-cell table:formula="of:=ASIN([.A23])" office:value-type="float" office:value="-0.910809323614885" calcext:value-type="float">
            <text:p>-0.9108093236</text:p>
          </table:table-cell>
          <table:table-cell table:formula="of:=ABS([.B23]-[.D23])" office:value-type="float" office:value="0.00000028361488457751" calcext:value-type="float">
            <text:p>2.8361488457751E-007</text:p>
          </table:table-cell>
          <table:table-cell table:formula="of:=ABS([.C23]-[.D23])" office:value-type="float" office:value="0.000874323614884709" calcext:value-type="float">
            <text:p>0.0008743236</text:p>
          </table:table-cell>
          <table:table-cell office:value-type="float" office:value="0.000000059604645" calcext:value-type="float">
            <text:p>5.96E-008</text:p>
          </table:table-cell>
          <table:table-cell table:formula="of:=[.E23]/[.G23]" office:value-type="float" office:value="4.75826816144128" calcext:value-type="float">
            <text:p>4.7582681614</text:p>
          </table:table-cell>
          <table:table-cell table:formula="of:=[.F23]/[.G23]" office:value-type="float" office:value="14668.7160855452" calcext:value-type="float">
            <text:p>14668.7160855452</text:p>
          </table:table-cell>
        </table:table-row>
        <table:table-row table:style-name="ro1">
          <table:table-cell office:value-type="float" office:value="-0.7800002" calcext:value-type="float">
            <text:p>-0.7800002</text:p>
          </table:table-cell>
          <table:table-cell office:value-type="float" office:value="-0.8946658" calcext:value-type="float">
            <text:p>-0.8946658</text:p>
          </table:table-cell>
          <table:table-cell office:value-type="float" office:value="-0.893983" calcext:value-type="float">
            <text:p>-8.94E-001</text:p>
          </table:table-cell>
          <table:table-cell table:formula="of:=ASIN([.A24])" office:value-type="float" office:value="-0.894666136835685" calcext:value-type="float">
            <text:p>-0.8946661368</text:p>
          </table:table-cell>
          <table:table-cell table:formula="of:=ABS([.B24]-[.D24])" office:value-type="float" office:value="0.000000336835684788817" calcext:value-type="float">
            <text:p>3.36835684788817E-007</text:p>
          </table:table-cell>
          <table:table-cell table:formula="of:=ABS([.C24]-[.D24])" office:value-type="float" office:value="0.000683136835684661" calcext:value-type="float">
            <text:p>0.0006831368</text:p>
          </table:table-cell>
          <table:table-cell office:value-type="float" office:value="0.000000059604645" calcext:value-type="float">
            <text:p>5.96E-008</text:p>
          </table:table-cell>
          <table:table-cell table:formula="of:=[.E24]/[.G24]" office:value-type="float" office:value="5.65116501891449" calcext:value-type="float">
            <text:p>5.6511650189</text:p>
          </table:table-cell>
          <table:table-cell table:formula="of:=[.F24]/[.G24]" office:value-type="float" office:value="11461.1342066488" calcext:value-type="float">
            <text:p>11461.1342066488</text:p>
          </table:table-cell>
        </table:table-row>
        <table:table-row table:style-name="ro1">
          <table:table-cell office:value-type="float" office:value="-0.7700002" calcext:value-type="float">
            <text:p>-0.7700002</text:p>
          </table:table-cell>
          <table:table-cell office:value-type="float" office:value="-0.87884116" calcext:value-type="float">
            <text:p>-0.87884116</text:p>
          </table:table-cell>
          <table:table-cell office:value-type="float" office:value="-0.878315" calcext:value-type="float">
            <text:p>-8.78E-001</text:p>
          </table:table-cell>
          <table:table-cell table:formula="of:=ASIN([.A25])" office:value-type="float" office:value="-0.878841465126701" calcext:value-type="float">
            <text:p>-0.8788414651</text:p>
          </table:table-cell>
          <table:table-cell table:formula="of:=ABS([.B25]-[.D25])" office:value-type="float" office:value="0.000000305126701016789" calcext:value-type="float">
            <text:p>3.05126701016789E-007</text:p>
          </table:table-cell>
          <table:table-cell table:formula="of:=ABS([.C25]-[.D25])" office:value-type="float" office:value="0.00052646512670107" calcext:value-type="float">
            <text:p>0.0005264651</text:p>
          </table:table-cell>
          <table:table-cell office:value-type="float" office:value="0.000000059604645" calcext:value-type="float">
            <text:p>5.96E-008</text:p>
          </table:table-cell>
          <table:table-cell table:formula="of:=[.E25]/[.G25]" office:value-type="float" office:value="5.1191765510354" calcext:value-type="float">
            <text:p>5.119176551</text:p>
          </table:table-cell>
          <table:table-cell table:formula="of:=[.F25]/[.G25]" office:value-type="float" office:value="8832.61911384709" calcext:value-type="float">
            <text:p>8832.6191138471</text:p>
          </table:table-cell>
        </table:table-row>
        <table:table-row table:style-name="ro1">
          <table:table-cell office:value-type="float" office:value="-0.7600002" calcext:value-type="float">
            <text:p>-0.7600002</text:p>
          </table:table-cell>
          <table:table-cell office:value-type="float" office:value="-0.8633133" calcext:value-type="float">
            <text:p>-0.8633133</text:p>
          </table:table-cell>
          <table:table-cell office:value-type="float" office:value="-0.862853" calcext:value-type="float">
            <text:p>-8.63E-001</text:p>
          </table:table-cell>
          <table:table-cell table:formula="of:=ASIN([.A26])" office:value-type="float" office:value="-0.863313422744337" calcext:value-type="float">
            <text:p>-0.8633134227</text:p>
          </table:table-cell>
          <table:table-cell table:formula="of:=ABS([.B26]-[.D26])" office:value-type="float" office:value="0.000000122744336583658" calcext:value-type="float">
            <text:p>1.22744336583658E-007</text:p>
          </table:table-cell>
          <table:table-cell table:formula="of:=ABS([.C26]-[.D26])" office:value-type="float" office:value="0.000460422744336553" calcext:value-type="float">
            <text:p>0.0004604227</text:p>
          </table:table-cell>
          <table:table-cell office:value-type="float" office:value="0.000000059604645" calcext:value-type="float">
            <text:p>5.96E-008</text:p>
          </table:table-cell>
          <table:table-cell table:formula="of:=[.E26]/[.G26]" office:value-type="float" office:value="2.0593082398806" calcext:value-type="float">
            <text:p>2.0593082399</text:p>
          </table:table-cell>
          <table:table-cell table:formula="of:=[.F26]/[.G26]" office:value-type="float" office:value="7724.61180393831" calcext:value-type="float">
            <text:p>7724.6118039383</text:p>
          </table:table-cell>
        </table:table-row>
        <table:table-row table:style-name="ro1">
          <table:table-cell office:value-type="float" office:value="-0.75000024" calcext:value-type="float">
            <text:p>-0.75000024</text:p>
          </table:table-cell>
          <table:table-cell office:value-type="float" office:value="-0.84806186" calcext:value-type="float">
            <text:p>-0.84806186</text:p>
          </table:table-cell>
          <table:table-cell office:value-type="float" office:value="-0.847712" calcext:value-type="float">
            <text:p>-8.48E-001</text:p>
          </table:table-cell>
          <table:table-cell table:formula="of:=ASIN([.A27])" office:value-type="float" office:value="-0.84806244182745" calcext:value-type="float">
            <text:p>-0.8480624418</text:p>
          </table:table-cell>
          <table:table-cell table:formula="of:=ABS([.B27]-[.D27])" office:value-type="float" office:value="0.000000581827449663841" calcext:value-type="float">
            <text:p>5.81827449663841E-007</text:p>
          </table:table-cell>
          <table:table-cell table:formula="of:=ABS([.C27]-[.D27])" office:value-type="float" office:value="0.000350441827449699" calcext:value-type="float">
            <text:p>0.0003504418</text:p>
          </table:table-cell>
          <table:table-cell office:value-type="float" office:value="0.000000059604645" calcext:value-type="float">
            <text:p>5.96E-008</text:p>
          </table:table-cell>
          <table:table-cell table:formula="of:=[.E27]/[.G27]" office:value-type="float" office:value="9.76144476095514" calcext:value-type="float">
            <text:p>9.761444761</text:p>
          </table:table-cell>
          <table:table-cell table:formula="of:=[.F27]/[.G27]" office:value-type="float" office:value="5879.43821240273" calcext:value-type="float">
            <text:p>5879.4382124027</text:p>
          </table:table-cell>
        </table:table-row>
        <table:table-row table:style-name="ro1">
          <table:table-cell office:value-type="float" office:value="-0.74000025" calcext:value-type="float">
            <text:p>-0.74000025</text:p>
          </table:table-cell>
          <table:table-cell office:value-type="float" office:value="-0.83307046" calcext:value-type="float">
            <text:p>-0.83307046</text:p>
          </table:table-cell>
          <table:table-cell office:value-type="float" office:value="-0.832809" calcext:value-type="float">
            <text:p>-8.33E-001</text:p>
          </table:table-cell>
          <table:table-cell table:formula="of:=ASIN([.A28])" office:value-type="float" office:value="-0.83307073002987" calcext:value-type="float">
            <text:p>-0.83307073</text:p>
          </table:table-cell>
          <table:table-cell table:formula="of:=ABS([.B28]-[.D28])" office:value-type="float" office:value="0.000000270029869686716" calcext:value-type="float">
            <text:p>0.00000027</text:p>
          </table:table-cell>
          <table:table-cell table:formula="of:=ABS([.C28]-[.D28])" office:value-type="float" office:value="0.000261730029869733" calcext:value-type="float">
            <text:p>0.00026173</text:p>
          </table:table-cell>
          <table:table-cell office:value-type="float" office:value="0.000000059604645" calcext:value-type="float">
            <text:p>5.96E-008</text:p>
          </table:table-cell>
          <table:table-cell table:formula="of:=[.E28]/[.G28]" office:value-type="float" office:value="4.53034943311409" calcext:value-type="float">
            <text:p>4.5303494331</text:p>
          </table:table-cell>
          <table:table-cell table:formula="of:=[.F28]/[.G28]" office:value-type="float" office:value="4391.1012282639" calcext:value-type="float">
            <text:p>4391.1012282639</text:p>
          </table:table-cell>
        </table:table-row>
        <table:table-row table:style-name="ro1">
          <table:table-cell office:value-type="float" office:value="-0.73000026" calcext:value-type="float">
            <text:p>-0.73000026</text:p>
          </table:table-cell>
          <table:table-cell office:value-type="float" office:value="-0.8183223" calcext:value-type="float">
            <text:p>-0.8183223</text:p>
          </table:table-cell>
          <table:table-cell office:value-type="float" office:value="-0.818076" calcext:value-type="float">
            <text:p>-8.18E-001</text:p>
          </table:table-cell>
          <table:table-cell table:formula="of:=ASIN([.A29])" office:value-type="float" office:value="-0.818322331056081" calcext:value-type="float">
            <text:p>-0.8183223311</text:p>
          </table:table-cell>
          <table:table-cell table:formula="of:=ABS([.B29]-[.D29])" office:value-type="float" office:value="0.0000000310560810401483" calcext:value-type="float">
            <text:p>3.10560810401483E-008</text:p>
          </table:table-cell>
          <table:table-cell table:formula="of:=ABS([.C29]-[.D29])" office:value-type="float" office:value="0.000246331056080962" calcext:value-type="float">
            <text:p>0.0002463311</text:p>
          </table:table-cell>
          <table:table-cell office:value-type="float" office:value="0.000000059604645" calcext:value-type="float">
            <text:p>5.96E-008</text:p>
          </table:table-cell>
          <table:table-cell table:formula="of:=[.E29]/[.G29]" office:value-type="float" office:value="0.521034577760648" calcext:value-type="float">
            <text:p>0.5210345778</text:p>
          </table:table-cell>
          <table:table-cell table:formula="of:=[.F29]/[.G29]" office:value-type="float" office:value="4132.74931980489" calcext:value-type="float">
            <text:p>4132.7493198049</text:p>
          </table:table-cell>
        </table:table-row>
        <table:table-row table:style-name="ro1">
          <table:table-cell office:value-type="float" office:value="-0.72000027" calcext:value-type="float">
            <text:p>-0.72000027</text:p>
          </table:table-cell>
          <table:table-cell office:value-type="float" office:value="-0.80380285" calcext:value-type="float">
            <text:p>-0.80380285</text:p>
          </table:table-cell>
          <table:table-cell office:value-type="float" office:value="-0.803625" calcext:value-type="float">
            <text:p>-8.04E-001</text:p>
          </table:table-cell>
          <table:table-cell table:formula="of:=ASIN([.A30])" office:value-type="float" office:value="-0.80380270799664" calcext:value-type="float">
            <text:p>-0.803802708</text:p>
          </table:table-cell>
          <table:table-cell table:formula="of:=ABS([.B30]-[.D30])" office:value-type="float" office:value="0.000000142003359515641" calcext:value-type="float">
            <text:p>0.000000142</text:p>
          </table:table-cell>
          <table:table-cell table:formula="of:=ABS([.C30]-[.D30])" office:value-type="float" office:value="0.000177707996640408" calcext:value-type="float">
            <text:p>0.000177708</text:p>
          </table:table-cell>
          <table:table-cell office:value-type="float" office:value="0.000000059604645" calcext:value-type="float">
            <text:p>5.96E-008</text:p>
          </table:table-cell>
          <table:table-cell table:formula="of:=[.E30]/[.G30]" office:value-type="float" office:value="2.38242102634184" calcext:value-type="float">
            <text:p>2.3824210263</text:p>
          </table:table-cell>
          <table:table-cell table:formula="of:=[.F30]/[.G30]" office:value-type="float" office:value="2981.44543332836" calcext:value-type="float">
            <text:p>2981.4454333284</text:p>
          </table:table-cell>
        </table:table-row>
        <table:table-row table:style-name="ro1">
          <table:table-cell office:value-type="float" office:value="-0.7100003" calcext:value-type="float">
            <text:p>-0.7100003</text:p>
          </table:table-cell>
          <table:table-cell office:value-type="float" office:value="-0.7894987" calcext:value-type="float">
            <text:p>-0.7894987</text:p>
          </table:table-cell>
          <table:table-cell office:value-type="float" office:value="-0.789377" calcext:value-type="float">
            <text:p>-7.89E-001</text:p>
          </table:table-cell>
          <table:table-cell table:formula="of:=ASIN([.A31])" office:value-type="float" office:value="-0.789498635360586" calcext:value-type="float">
            <text:p>-0.7894986354</text:p>
          </table:table-cell>
          <table:table-cell table:formula="of:=ABS([.B31]-[.D31])" office:value-type="float" office:value="0.0000000646394138215101" calcext:value-type="float">
            <text:p>6.46394138215101E-008</text:p>
          </table:table-cell>
          <table:table-cell table:formula="of:=ABS([.C31]-[.D31])" office:value-type="float" office:value="0.000121635360586181" calcext:value-type="float">
            <text:p>0.0001216354</text:p>
          </table:table-cell>
          <table:table-cell office:value-type="float" office:value="0.000000059604645" calcext:value-type="float">
            <text:p>5.96E-008</text:p>
          </table:table-cell>
          <table:table-cell table:formula="of:=[.E31]/[.G31]" office:value-type="float" office:value="1.08446940371023" calcext:value-type="float">
            <text:p>1.0844694037</text:p>
          </table:table-cell>
          <table:table-cell table:formula="of:=[.F31]/[.G31]" office:value-type="float" office:value="2040.70271010222" calcext:value-type="float">
            <text:p>2040.7027101022</text:p>
          </table:table-cell>
        </table:table-row>
        <table:table-row table:style-name="ro1">
          <table:table-cell office:value-type="float" office:value="-0.7000003" calcext:value-type="float">
            <text:p>-0.7000003</text:p>
          </table:table-cell>
          <table:table-cell office:value-type="float" office:value="-0.775398" calcext:value-type="float">
            <text:p>-0.775398</text:p>
          </table:table-cell>
          <table:table-cell office:value-type="float" office:value="-0.775263" calcext:value-type="float">
            <text:p>-7.75E-001</text:p>
          </table:table-cell>
          <table:table-cell table:formula="of:=ASIN([.A32])" office:value-type="float" office:value="-0.775397916694865" calcext:value-type="float">
            <text:p>-0.7753979167</text:p>
          </table:table-cell>
          <table:table-cell table:formula="of:=ABS([.B32]-[.D32])" office:value-type="float" office:value="0.000000083305135123446" calcext:value-type="float">
            <text:p>8.3305135123446E-008</text:p>
          </table:table-cell>
          <table:table-cell table:formula="of:=ABS([.C32]-[.D32])" office:value-type="float" office:value="0.000134916694864762" calcext:value-type="float">
            <text:p>0.0001349167</text:p>
          </table:table-cell>
          <table:table-cell office:value-type="float" office:value="0.000000059604645" calcext:value-type="float">
            <text:p>5.96E-008</text:p>
          </table:table-cell>
          <table:table-cell table:formula="of:=[.E32]/[.G32]" office:value-type="float" office:value="1.39762824060853" calcext:value-type="float">
            <text:p>1.3976282406</text:p>
          </table:table-cell>
          <table:table-cell table:formula="of:=[.F32]/[.G32]" office:value-type="float" office:value="2263.52652322251" calcext:value-type="float">
            <text:p>2263.5265232225</text:p>
          </table:table-cell>
        </table:table-row>
        <table:table-row table:style-name="ro1">
          <table:table-cell office:value-type="float" office:value="-0.6900003" calcext:value-type="float">
            <text:p>-0.6900003</text:p>
          </table:table-cell>
          <table:table-cell office:value-type="float" office:value="-0.7614895" calcext:value-type="float">
            <text:p>-0.7614895</text:p>
          </table:table-cell>
          <table:table-cell office:value-type="float" office:value="-0.7614" calcext:value-type="float">
            <text:p>-7.61E-001</text:p>
          </table:table-cell>
          <table:table-cell table:formula="of:=ASIN([.A33])" office:value-type="float" office:value="-0.761489467221489" calcext:value-type="float">
            <text:p>-0.7614894672</text:p>
          </table:table-cell>
          <table:table-cell table:formula="of:=ABS([.B33]-[.D33])" office:value-type="float" office:value="0.0000000327785109055512" calcext:value-type="float">
            <text:p>3.27785109055512E-008</text:p>
          </table:table-cell>
          <table:table-cell table:formula="of:=ABS([.C33]-[.D33])" office:value-type="float" office:value="0.000089467221488948" calcext:value-type="float">
            <text:p>8.946722148894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3]/[.G33]" office:value-type="float" office:value="0.549932155548467" calcext:value-type="float">
            <text:p>0.5499321555</text:p>
          </table:table-cell>
          <table:table-cell table:formula="of:=[.F33]/[.G33]" office:value-type="float" office:value="1501.01089418363" calcext:value-type="float">
            <text:p>1501.0108941836</text:p>
          </table:table-cell>
        </table:table-row>
        <table:table-row table:style-name="ro1">
          <table:table-cell office:value-type="float" office:value="-0.6800003" calcext:value-type="float">
            <text:p>-0.6800003</text:p>
          </table:table-cell>
          <table:table-cell office:value-type="float" office:value="-0.7477631" calcext:value-type="float">
            <text:p>-0.7477631</text:p>
          </table:table-cell>
          <table:table-cell office:value-type="float" office:value="-0.747708" calcext:value-type="float">
            <text:p>-7.48E-001</text:p>
          </table:table-cell>
          <table:table-cell table:formula="of:=ASIN([.A34])" office:value-type="float" office:value="-0.747763043818542" calcext:value-type="float">
            <text:p>-0.7477630438</text:p>
          </table:table-cell>
          <table:table-cell table:formula="of:=ABS([.B34]-[.D34])" office:value-type="float" office:value="0.0000000561814575972264" calcext:value-type="float">
            <text:p>5.61814575972264E-008</text:p>
          </table:table-cell>
          <table:table-cell table:formula="of:=ABS([.C34]-[.D34])" office:value-type="float" office:value="0.0000550438185423774" calcext:value-type="float">
            <text:p>5.50438185423774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4]/[.G34]" office:value-type="float" office:value="0.942568445751608" calcext:value-type="float">
            <text:p>0.9425684458</text:p>
          </table:table-cell>
          <table:table-cell table:formula="of:=[.F34]/[.G34]" office:value-type="float" office:value="923.482029670295" calcext:value-type="float">
            <text:p>923.4820296703</text:p>
          </table:table-cell>
        </table:table-row>
        <table:table-row table:style-name="ro1">
          <table:table-cell office:value-type="float" office:value="-0.6700003" calcext:value-type="float">
            <text:p>-0.6700003</text:p>
          </table:table-cell>
          <table:table-cell office:value-type="float" office:value="-0.7342092" calcext:value-type="float">
            <text:p>-0.7342092</text:p>
          </table:table-cell>
          <table:table-cell office:value-type="float" office:value="-0.734129" calcext:value-type="float">
            <text:p>-7.34E-001</text:p>
          </table:table-cell>
          <table:table-cell table:formula="of:=ASIN([.A35])" office:value-type="float" office:value="-0.734209191569436" calcext:value-type="float">
            <text:p>-0.7342091916</text:p>
          </table:table-cell>
          <table:table-cell table:formula="of:=ABS([.B35]-[.D35])" office:value-type="float" office:value="0.00000000843056402466402" calcext:value-type="float">
            <text:p>8.43056402466402E-009</text:p>
          </table:table-cell>
          <table:table-cell table:formula="of:=ABS([.C35]-[.D35])" office:value-type="float" office:value="0.0000801915694359501" calcext:value-type="float">
            <text:p>8.0191569435950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5]/[.G35]" office:value-type="float" office:value="0.141441393110621" calcext:value-type="float">
            <text:p>0.1414413931</text:p>
          </table:table-cell>
          <table:table-cell table:formula="of:=[.F35]/[.G35]" office:value-type="float" office:value="1345.39127673607" calcext:value-type="float">
            <text:p>1345.3912767361</text:p>
          </table:table-cell>
        </table:table-row>
        <table:table-row table:style-name="ro1">
          <table:table-cell office:value-type="float" office:value="-0.6600003" calcext:value-type="float">
            <text:p>-0.6600003</text:p>
          </table:table-cell>
          <table:table-cell office:value-type="float" office:value="-0.7208193" calcext:value-type="float">
            <text:p>-0.7208193</text:p>
          </table:table-cell>
          <table:table-cell office:value-type="float" office:value="-0.720773" calcext:value-type="float">
            <text:p>-7.21E-001</text:p>
          </table:table-cell>
          <table:table-cell table:formula="of:=ASIN([.A36])" office:value-type="float" office:value="-0.720819160196311" calcext:value-type="float">
            <text:p>-0.7208191602</text:p>
          </table:table-cell>
          <table:table-cell table:formula="of:=ABS([.B36]-[.D36])" office:value-type="float" office:value="0.000000139803689291895" calcext:value-type="float">
            <text:p>1.39803689291895E-007</text:p>
          </table:table-cell>
          <table:table-cell table:formula="of:=ABS([.C36]-[.D36])" office:value-type="float" office:value="0.0000461601963106517" calcext:value-type="float">
            <text:p>4.6160196310651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6]/[.G36]" office:value-type="float" office:value="2.34551668400836" calcext:value-type="float">
            <text:p>2.345516684</text:p>
          </table:table-cell>
          <table:table-cell table:formula="of:=[.F36]/[.G36]" office:value-type="float" office:value="774.439581187871" calcext:value-type="float">
            <text:p>774.4395811879</text:p>
          </table:table-cell>
        </table:table-row>
        <table:table-row table:style-name="ro1">
          <table:table-cell office:value-type="float" office:value="-0.65000033" calcext:value-type="float">
            <text:p>-0.65000033</text:p>
          </table:table-cell>
          <table:table-cell office:value-type="float" office:value="-0.7075848" calcext:value-type="float">
            <text:p>-0.7075848</text:p>
          </table:table-cell>
          <table:table-cell office:value-type="float" office:value="-0.707565" calcext:value-type="float">
            <text:p>-7.08E-001</text:p>
          </table:table-cell>
          <table:table-cell table:formula="of:=ASIN([.A37])" office:value-type="float" office:value="-0.707584870973555" calcext:value-type="float">
            <text:p>-0.707584871</text:p>
          </table:table-cell>
          <table:table-cell table:formula="of:=ABS([.B37]-[.D37])" office:value-type="float" office:value="0.000000070973554922027" calcext:value-type="float">
            <text:p>0.000000071</text:p>
          </table:table-cell>
          <table:table-cell table:formula="of:=ABS([.C37]-[.D37])" office:value-type="float" office:value="0.0000198709735548253" calcext:value-type="float">
            <text:p>0.000019871</text:p>
          </table:table-cell>
          <table:table-cell office:value-type="float" office:value="0.000000059604645" calcext:value-type="float">
            <text:p>5.96E-008</text:p>
          </table:table-cell>
          <table:table-cell table:formula="of:=[.E37]/[.G37]" office:value-type="float" office:value="1.19073865672763" calcext:value-type="float">
            <text:p>1.1907386567</text:p>
          </table:table-cell>
          <table:table-cell table:formula="of:=[.F37]/[.G37]" office:value-type="float" office:value="333.37961420331" calcext:value-type="float">
            <text:p>333.3796142033</text:p>
          </table:table-cell>
        </table:table-row>
        <table:table-row table:style-name="ro1">
          <table:table-cell office:value-type="float" office:value="-0.64000034" calcext:value-type="float">
            <text:p>-0.64000034</text:p>
          </table:table-cell>
          <table:table-cell office:value-type="float" office:value="-0.69449896" calcext:value-type="float">
            <text:p>-0.69449896</text:p>
          </table:table-cell>
          <table:table-cell office:value-type="float" office:value="-0.694445" calcext:value-type="float">
            <text:p>-6.94E-001</text:p>
          </table:table-cell>
          <table:table-cell table:formula="of:=ASIN([.A38])" office:value-type="float" office:value="-0.694498708118963" calcext:value-type="float">
            <text:p>-0.6944987081</text:p>
          </table:table-cell>
          <table:table-cell table:formula="of:=ABS([.B38]-[.D38])" office:value-type="float" office:value="0.000000251881037027779" calcext:value-type="float">
            <text:p>2.51881037027779E-007</text:p>
          </table:table-cell>
          <table:table-cell table:formula="of:=ABS([.C38]-[.D38])" office:value-type="float" office:value="0.0000537081189629918" calcext:value-type="float">
            <text:p>5.3708118962991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8]/[.G38]" office:value-type="float" office:value="4.22586254859465" calcext:value-type="float">
            <text:p>4.2258625486</text:p>
          </table:table-cell>
          <table:table-cell table:formula="of:=[.F38]/[.G38]" office:value-type="float" office:value="901.072709400279" calcext:value-type="float">
            <text:p>901.0727094003</text:p>
          </table:table-cell>
        </table:table-row>
        <table:table-row table:style-name="ro1">
          <table:table-cell office:value-type="float" office:value="-0.63000035" calcext:value-type="float">
            <text:p>-0.63000035</text:p>
          </table:table-cell>
          <table:table-cell office:value-type="float" office:value="-0.6815537" calcext:value-type="float">
            <text:p>-0.6815537</text:p>
          </table:table-cell>
          <table:table-cell office:value-type="float" office:value="-0.681526" calcext:value-type="float">
            <text:p>-6.82E-001</text:p>
          </table:table-cell>
          <table:table-cell table:formula="of:=ASIN([.A39])" office:value-type="float" office:value="-0.681553662248486" calcext:value-type="float">
            <text:p>-0.6815536622</text:p>
          </table:table-cell>
          <table:table-cell table:formula="of:=ABS([.B39]-[.D39])" office:value-type="float" office:value="0.0000000377515139149409" calcext:value-type="float">
            <text:p>3.77515139149409E-008</text:p>
          </table:table-cell>
          <table:table-cell table:formula="of:=ABS([.C39]-[.D39])" office:value-type="float" office:value="0.0000276622484859379" calcext:value-type="float">
            <text:p>2.7662248485937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9]/[.G39]" office:value-type="float" office:value="0.633365300891246" calcext:value-type="float">
            <text:p>0.6333653009</text:p>
          </table:table-cell>
          <table:table-cell table:formula="of:=[.F39]/[.G39]" office:value-type="float" office:value="464.095516145393" calcext:value-type="float">
            <text:p>464.0955161454</text:p>
          </table:table-cell>
        </table:table-row>
        <table:table-row table:style-name="ro1">
          <table:table-cell office:value-type="float" office:value="-0.62000036" calcext:value-type="float">
            <text:p>-0.62000036</text:p>
          </table:table-cell>
          <table:table-cell office:value-type="float" office:value="-0.66874313" calcext:value-type="float">
            <text:p>-0.66874313</text:p>
          </table:table-cell>
          <table:table-cell office:value-type="float" office:value="-0.66874" calcext:value-type="float">
            <text:p>-6.69E-001</text:p>
          </table:table-cell>
          <table:table-cell table:formula="of:=ASIN([.A40])" office:value-type="float" office:value="-0.668743162033923" calcext:value-type="float">
            <text:p>-0.668743162</text:p>
          </table:table-cell>
          <table:table-cell table:formula="of:=ABS([.B40]-[.D40])" office:value-type="float" office:value="0.0000000320339227366517" calcext:value-type="float">
            <text:p>0.000000032</text:p>
          </table:table-cell>
          <table:table-cell table:formula="of:=ABS([.C40]-[.D40])" office:value-type="float" office:value="0.00000316203392258796" calcext:value-type="float">
            <text:p>0.000003162</text:p>
          </table:table-cell>
          <table:table-cell office:value-type="float" office:value="0.000000059604645" calcext:value-type="float">
            <text:p>5.96E-008</text:p>
          </table:table-cell>
          <table:table-cell table:formula="of:=[.E40]/[.G40]" office:value-type="float" office:value="0.537440039054871" calcext:value-type="float">
            <text:p>0.5374400391</text:p>
          </table:table-cell>
          <table:table-cell table:formula="of:=[.F40]/[.G40]" office:value-type="float" office:value="53.0501259186756" calcext:value-type="float">
            <text:p>53.0501259187</text:p>
          </table:table-cell>
        </table:table-row>
        <table:table-row table:style-name="ro1">
          <table:table-cell office:value-type="float" office:value="-0.6100004" calcext:value-type="float">
            <text:p>-0.6100004</text:p>
          </table:table-cell>
          <table:table-cell office:value-type="float" office:value="-0.65606093" calcext:value-type="float">
            <text:p>-0.65606093</text:p>
          </table:table-cell>
          <table:table-cell office:value-type="float" office:value="-0.65608" calcext:value-type="float">
            <text:p>-6.56E-001</text:p>
          </table:table-cell>
          <table:table-cell table:formula="of:=ASIN([.A41])" office:value-type="float" office:value="-0.656061095719678" calcext:value-type="float">
            <text:p>-0.6560610957</text:p>
          </table:table-cell>
          <table:table-cell table:formula="of:=ABS([.B41]-[.D41])" office:value-type="float" office:value="0.000000165719678091314" calcext:value-type="float">
            <text:p>1.65719678091314E-007</text:p>
          </table:table-cell>
          <table:table-cell table:formula="of:=ABS([.C41]-[.D41])" office:value-type="float" office:value="0.0000189042803220296" calcext:value-type="float">
            <text:p>1.89042803220296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1]/[.G41]" office:value-type="float" office:value="2.78031482431133" calcext:value-type="float">
            <text:p>2.7803148243</text:p>
          </table:table-cell>
          <table:table-cell table:formula="of:=[.F41]/[.G41]" office:value-type="float" office:value="317.161193092076" calcext:value-type="float">
            <text:p>317.1611930921</text:p>
          </table:table-cell>
        </table:table-row>
        <table:table-row table:style-name="ro1">
          <table:table-cell office:value-type="float" office:value="-0.6000004" calcext:value-type="float">
            <text:p>-0.6000004</text:p>
          </table:table-cell>
          <table:table-cell office:value-type="float" office:value="-0.64350164" calcext:value-type="float">
            <text:p>-0.64350164</text:p>
          </table:table-cell>
          <table:table-cell office:value-type="float" office:value="-0.643481" calcext:value-type="float">
            <text:p>-6.43E-001</text:p>
          </table:table-cell>
          <table:table-cell table:formula="of:=ASIN([.A42])" office:value-type="float" office:value="-0.643501608793378" calcext:value-type="float">
            <text:p>-0.6435016088</text:p>
          </table:table-cell>
          <table:table-cell table:formula="of:=ABS([.B42]-[.D42])" office:value-type="float" office:value="0.0000000312066218421947" calcext:value-type="float">
            <text:p>3.12066218421947E-008</text:p>
          </table:table-cell>
          <table:table-cell table:formula="of:=ABS([.C42]-[.D42])" office:value-type="float" office:value="0.000020608793378174" calcext:value-type="float">
            <text:p>2.0608793378174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2]/[.G42]" office:value-type="float" office:value="0.523560233303876" calcext:value-type="float">
            <text:p>0.5235602333</text:p>
          </table:table-cell>
          <table:table-cell table:formula="of:=[.F42]/[.G42]" office:value-type="float" office:value="345.758176702068" calcext:value-type="float">
            <text:p>345.7581767021</text:p>
          </table:table-cell>
        </table:table-row>
        <table:table-row table:style-name="ro1">
          <table:table-cell office:value-type="float" office:value="-0.5900004" calcext:value-type="float">
            <text:p>-0.5900004</text:p>
          </table:table-cell>
          <table:table-cell office:value-type="float" office:value="-0.6310594" calcext:value-type="float">
            <text:p>-0.6310594</text:p>
          </table:table-cell>
          <table:table-cell office:value-type="float" office:value="-0.631063" calcext:value-type="float">
            <text:p>-6.31E-001</text:p>
          </table:table-cell>
          <table:table-cell table:formula="of:=ASIN([.A43])" office:value-type="float" office:value="-0.631059336193509" calcext:value-type="float">
            <text:p>-0.6310593362</text:p>
          </table:table-cell>
          <table:table-cell table:formula="of:=ABS([.B43]-[.D43])" office:value-type="float" office:value="0.0000000638064908686786" calcext:value-type="float">
            <text:p>6.38064908686786E-008</text:p>
          </table:table-cell>
          <table:table-cell table:formula="of:=ABS([.C43]-[.D43])" office:value-type="float" office:value="0.0000036638064909722" calcext:value-type="float">
            <text:p>3.663806490972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3]/[.G43]" office:value-type="float" office:value="1.07049527547188" calcext:value-type="float">
            <text:p>1.0704952755</text:p>
          </table:table-cell>
          <table:table-cell table:formula="of:=[.F43]/[.G43]" office:value-type="float" office:value="61.4684726496098" calcext:value-type="float">
            <text:p>61.4684726496</text:p>
          </table:table-cell>
        </table:table-row>
        <table:table-row table:style-name="ro1">
          <table:table-cell office:value-type="float" office:value="-0.5800004" calcext:value-type="float">
            <text:p>-0.5800004</text:p>
          </table:table-cell>
          <table:table-cell office:value-type="float" office:value="-0.6187292" calcext:value-type="float">
            <text:p>-0.6187292</text:p>
          </table:table-cell>
          <table:table-cell office:value-type="float" office:value="-0.618752" calcext:value-type="float">
            <text:p>-6.19E-001</text:p>
          </table:table-cell>
          <table:table-cell table:formula="of:=ASIN([.A44])" office:value-type="float" office:value="-0.618729181700953" calcext:value-type="float">
            <text:p>-0.6187291817</text:p>
          </table:table-cell>
          <table:table-cell table:formula="of:=ABS([.B44]-[.D44])" office:value-type="float" office:value="0.0000000182990469443922" calcext:value-type="float">
            <text:p>1.82990469443922E-008</text:p>
          </table:table-cell>
          <table:table-cell table:formula="of:=ABS([.C44]-[.D44])" office:value-type="float" office:value="0.0000228182990470449" calcext:value-type="float">
            <text:p>2.2818299047044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4]/[.G44]" office:value-type="float" office:value="0.307007062023307" calcext:value-type="float">
            <text:p>0.307007062</text:p>
          </table:table-cell>
          <table:table-cell table:formula="of:=[.F44]/[.G44]" office:value-type="float" office:value="382.82753042225" calcext:value-type="float">
            <text:p>382.8275304223</text:p>
          </table:table-cell>
        </table:table-row>
        <table:table-row table:style-name="ro1">
          <table:table-cell office:value-type="float" office:value="-0.5700004" calcext:value-type="float">
            <text:p>-0.5700004</text:p>
          </table:table-cell>
          <table:table-cell office:value-type="float" office:value="-0.6065064" calcext:value-type="float">
            <text:p>-0.6065064</text:p>
          </table:table-cell>
          <table:table-cell office:value-type="float" office:value="-0.606488" calcext:value-type="float">
            <text:p>-6.06E-001</text:p>
          </table:table-cell>
          <table:table-cell table:formula="of:=ASIN([.A45])" office:value-type="float" office:value="-0.606506342041605" calcext:value-type="float">
            <text:p>-0.606506342</text:p>
          </table:table-cell>
          <table:table-cell table:formula="of:=ABS([.B45]-[.D45])" office:value-type="float" office:value="0.0000000579583954163354" calcext:value-type="float">
            <text:p>0.000000058</text:p>
          </table:table-cell>
          <table:table-cell table:formula="of:=ABS([.C45]-[.D45])" office:value-type="float" office:value="0.0000183420416045577" calcext:value-type="float">
            <text:p>0.000018342</text:p>
          </table:table-cell>
          <table:table-cell office:value-type="float" office:value="0.000000059604645" calcext:value-type="float">
            <text:p>5.96E-008</text:p>
          </table:table-cell>
          <table:table-cell table:formula="of:=[.E45]/[.G45]" office:value-type="float" office:value="0.972380515249028" calcext:value-type="float">
            <text:p>0.9723805152</text:p>
          </table:table-cell>
          <table:table-cell table:formula="of:=[.F45]/[.G45]" office:value-type="float" office:value="307.728392721031" calcext:value-type="float">
            <text:p>307.728392721</text:p>
          </table:table-cell>
        </table:table-row>
        <table:table-row table:style-name="ro1">
          <table:table-cell office:value-type="float" office:value="-0.5600004" calcext:value-type="float">
            <text:p>-0.5600004</text:p>
          </table:table-cell>
          <table:table-cell office:value-type="float" office:value="-0.5943864" calcext:value-type="float">
            <text:p>-0.5943864</text:p>
          </table:table-cell>
          <table:table-cell office:value-type="float" office:value="-0.594391" calcext:value-type="float">
            <text:p>-5.94E-001</text:p>
          </table:table-cell>
          <table:table-cell table:formula="of:=ASIN([.A46])" office:value-type="float" office:value="-0.594386282805691" calcext:value-type="float">
            <text:p>-0.5943862828</text:p>
          </table:table-cell>
          <table:table-cell table:formula="of:=ABS([.B46]-[.D46])" office:value-type="float" office:value="0.000000117194309479096" calcext:value-type="float">
            <text:p>1.17194309479096E-007</text:p>
          </table:table-cell>
          <table:table-cell table:formula="of:=ABS([.C46]-[.D46])" office:value-type="float" office:value="0.00000471719430950035" calcext:value-type="float">
            <text:p>4.71719430950035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6]/[.G46]" office:value-type="float" office:value="1.96619423669239" calcext:value-type="float">
            <text:p>1.9661942367</text:p>
          </table:table-cell>
          <table:table-cell table:formula="of:=[.F46]/[.G46]" office:value-type="float" office:value="79.1413875462282" calcext:value-type="float">
            <text:p>79.1413875462</text:p>
          </table:table-cell>
        </table:table-row>
        <table:table-row table:style-name="ro1">
          <table:table-cell office:value-type="float" office:value="-0.5500004" calcext:value-type="float">
            <text:p>-0.5500004</text:p>
          </table:table-cell>
          <table:table-cell office:value-type="float" office:value="-0.58236474" calcext:value-type="float">
            <text:p>-0.58236474</text:p>
          </table:table-cell>
          <table:table-cell office:value-type="float" office:value="-0.582389" calcext:value-type="float">
            <text:p>-5.82E-001</text:p>
          </table:table-cell>
          <table:table-cell table:formula="of:=ASIN([.A47])" office:value-type="float" office:value="-0.582364716816291" calcext:value-type="float">
            <text:p>-0.5823647168</text:p>
          </table:table-cell>
          <table:table-cell table:formula="of:=ABS([.B47]-[.D47])" office:value-type="float" office:value="0.0000000231837090636233" calcext:value-type="float">
            <text:p>2.31837090636233E-008</text:p>
          </table:table-cell>
          <table:table-cell table:formula="of:=ABS([.C47]-[.D47])" office:value-type="float" office:value="0.0000242831837090618" calcext:value-type="float">
            <text:p>2.4283183709061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7]/[.G47]" office:value-type="float" office:value="0.388958093175848" calcext:value-type="float">
            <text:p>0.3889580932</text:p>
          </table:table-cell>
          <table:table-cell table:formula="of:=[.F47]/[.G47]" office:value-type="float" office:value="407.404216719382" calcext:value-type="float">
            <text:p>407.4042167194</text:p>
          </table:table-cell>
        </table:table-row>
        <table:table-row table:style-name="ro1">
          <table:table-cell office:value-type="float" office:value="-0.54000044" calcext:value-type="float">
            <text:p>-0.54000044</text:p>
          </table:table-cell>
          <table:table-cell office:value-type="float" office:value="-0.5704376" calcext:value-type="float">
            <text:p>-0.5704376</text:p>
          </table:table-cell>
          <table:table-cell office:value-type="float" office:value="-0.570421" calcext:value-type="float">
            <text:p>-5.70E-001</text:p>
          </table:table-cell>
          <table:table-cell table:formula="of:=ASIN([.A48])" office:value-type="float" office:value="-0.570437632173312" calcext:value-type="float">
            <text:p>-0.5704376322</text:p>
          </table:table-cell>
          <table:table-cell table:formula="of:=ABS([.B48]-[.D48])" office:value-type="float" office:value="0.0000000321733117925049" calcext:value-type="float">
            <text:p>3.21733117925049E-008</text:p>
          </table:table-cell>
          <table:table-cell table:formula="of:=ABS([.C48]-[.D48])" office:value-type="float" office:value="0.0000166321733118258" calcext:value-type="float">
            <text:p>1.6632173311825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8]/[.G48]" office:value-type="float" office:value="0.539778599344144" calcext:value-type="float">
            <text:p>0.5397785993</text:p>
          </table:table-cell>
          <table:table-cell table:formula="of:=[.F48]/[.G48]" office:value-type="float" office:value="279.041563150418" calcext:value-type="float">
            <text:p>279.0415631504</text:p>
          </table:table-cell>
        </table:table-row>
        <table:table-row table:style-name="ro1">
          <table:table-cell office:value-type="float" office:value="-0.53000045" calcext:value-type="float">
            <text:p>-0.53000045</text:p>
          </table:table-cell>
          <table:table-cell office:value-type="float" office:value="-0.5586011" calcext:value-type="float">
            <text:p>-0.5586011</text:p>
          </table:table-cell>
          <table:table-cell office:value-type="float" office:value="-0.558603" calcext:value-type="float">
            <text:p>-5.59E-001</text:p>
          </table:table-cell>
          <table:table-cell table:formula="of:=ASIN([.A49])" office:value-type="float" office:value="-0.558601096004742" calcext:value-type="float">
            <text:p>-0.558601096</text:p>
          </table:table-cell>
          <table:table-cell table:formula="of:=ABS([.B49]-[.D49])" office:value-type="float" office:value="0.0000000039952580133118" calcext:value-type="float">
            <text:p>0.000000004</text:p>
          </table:table-cell>
          <table:table-cell table:formula="of:=ABS([.C49]-[.D49])" office:value-type="float" office:value="0.00000190399525812346" calcext:value-type="float">
            <text:p>0.000001904</text:p>
          </table:table-cell>
          <table:table-cell office:value-type="float" office:value="0.000000059604645" calcext:value-type="float">
            <text:p>5.96E-008</text:p>
          </table:table-cell>
          <table:table-cell table:formula="of:=[.E49]/[.G49]" office:value-type="float" office:value="0.067029306412475" calcext:value-type="float">
            <text:p>0.0670293064</text:p>
          </table:table-cell>
          <table:table-cell table:formula="of:=[.F49]/[.G49]" office:value-type="float" office:value="31.9437395881388" calcext:value-type="float">
            <text:p>31.9437395881</text:p>
          </table:table-cell>
        </table:table-row>
        <table:table-row table:style-name="ro1">
          <table:table-cell office:value-type="float" office:value="-0.52000046" calcext:value-type="float">
            <text:p>-0.52000046</text:p>
          </table:table-cell>
          <table:table-cell office:value-type="float" office:value="-0.54685146" calcext:value-type="float">
            <text:p>-0.54685146</text:p>
          </table:table-cell>
          <table:table-cell office:value-type="float" office:value="-0.546874" calcext:value-type="float">
            <text:p>-5.47E-001</text:p>
          </table:table-cell>
          <table:table-cell table:formula="of:=ASIN([.A50])" office:value-type="float" office:value="-0.546851489232874" calcext:value-type="float">
            <text:p>-0.5468514892</text:p>
          </table:table-cell>
          <table:table-cell table:formula="of:=ABS([.B50]-[.D50])" office:value-type="float" office:value="0.0000000292328740103542" calcext:value-type="float">
            <text:p>2.92328740103542E-008</text:p>
          </table:table-cell>
          <table:table-cell table:formula="of:=ABS([.C50]-[.D50])" office:value-type="float" office:value="0.000022510767126005" calcext:value-type="float">
            <text:p>2.2510767126005E-005</text:p>
          </table:table-cell>
          <table:table-cell office:value-type="float" office:value="0.000000059604645" calcext:value-type="float">
            <text:p>5.96E-008</text:p>
          </table:table-cell>
          <table:table-cell table:formula="of:=[.E50]/[.G50]" office:value-type="float" office:value="0.490446239724341" calcext:value-type="float">
            <text:p>0.4904462397</text:p>
          </table:table-cell>
          <table:table-cell table:formula="of:=[.F50]/[.G50]" office:value-type="float" office:value="377.668000975511" calcext:value-type="float">
            <text:p>377.6680009755</text:p>
          </table:table-cell>
        </table:table-row>
        <table:table-row table:style-name="ro1">
          <table:table-cell office:value-type="float" office:value="-0.51000047" calcext:value-type="float">
            <text:p>-0.51000047</text:p>
          </table:table-cell>
          <table:table-cell office:value-type="float" office:value="-0.53518534" calcext:value-type="float">
            <text:p>-0.53518534</text:p>
          </table:table-cell>
          <table:table-cell office:value-type="float" office:value="-0.535166" calcext:value-type="float">
            <text:p>-5.35E-001</text:p>
          </table:table-cell>
          <table:table-cell table:formula="of:=ASIN([.A51])" office:value-type="float" office:value="-0.535185336676511" calcext:value-type="float">
            <text:p>-0.5351853367</text:p>
          </table:table-cell>
          <table:table-cell table:formula="of:=ABS([.B51]-[.D51])" office:value-type="float" office:value="0.00000000332348937259752" calcext:value-type="float">
            <text:p>3.32348937259752E-009</text:p>
          </table:table-cell>
          <table:table-cell table:formula="of:=ABS([.C51]-[.D51])" office:value-type="float" office:value="0.0000193366765106617" calcext:value-type="float">
            <text:p>1.9336676510661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51]/[.G51]" office:value-type="float" office:value="0.0557588988676557" calcext:value-type="float">
            <text:p>0.0557588989</text:p>
          </table:table-cell>
          <table:table-cell table:formula="of:=[.F51]/[.G51]" office:value-type="float" office:value="324.415597318996" calcext:value-type="float">
            <text:p>324.415597319</text:p>
          </table:table-cell>
        </table:table-row>
        <table:table-row table:style-name="ro1">
          <table:table-cell office:value-type="float" office:value="-0.5000005" calcext:value-type="float">
            <text:p>-0.5000005</text:p>
          </table:table-cell>
          <table:table-cell office:value-type="float" office:value="-0.5235994" calcext:value-type="float">
            <text:p>-0.5235994</text:p>
          </table:table-cell>
          <table:table-cell office:value-type="float" office:value="-0.523601" calcext:value-type="float">
            <text:p>-5.24E-001</text:p>
          </table:table-cell>
          <table:table-cell table:formula="of:=ASIN([.A52])" office:value-type="float" office:value="-0.523599352948664" calcext:value-type="float">
            <text:p>-0.5235993529</text:p>
          </table:table-cell>
          <table:table-cell table:formula="of:=ABS([.B52]-[.D52])" office:value-type="float" office:value="0.0000000470513357164748" calcext:value-type="float">
            <text:p>4.70513357164748E-008</text:p>
          </table:table-cell>
          <table:table-cell table:formula="of:=ABS([.C52]-[.D52])" office:value-type="float" office:value="0.00000164705133587351" calcext:value-type="float">
            <text:p>1.64705133587351E-006</text:p>
          </table:table-cell>
          <table:table-cell office:value-type="float" office:value="0.000000059604645" calcext:value-type="float">
            <text:p>5.96E-008</text:p>
          </table:table-cell>
          <table:table-cell table:formula="of:=[.E52]/[.G52]" office:value-type="float" office:value="0.789390419429137" calcext:value-type="float">
            <text:p>0.7893904194</text:p>
          </table:table-cell>
          <table:table-cell table:formula="of:=[.F52]/[.G52]" office:value-type="float" office:value="27.6329359209086" calcext:value-type="float">
            <text:p>27.6329359209</text:p>
          </table:table-cell>
        </table:table-row>
        <table:table-row table:style-name="ro1">
          <table:table-cell office:value-type="float" office:value="-0.4900005" calcext:value-type="float">
            <text:p>-0.4900005</text:p>
          </table:table-cell>
          <table:table-cell office:value-type="float" office:value="-0.5120902" calcext:value-type="float">
            <text:p>-0.5120902</text:p>
          </table:table-cell>
          <table:table-cell office:value-type="float" office:value="-0.512081" calcext:value-type="float">
            <text:p>-5.12E-001</text:p>
          </table:table-cell>
          <table:table-cell table:formula="of:=ASIN([.A53])" office:value-type="float" office:value="-0.512090326511312" calcext:value-type="float">
            <text:p>-0.5120903265</text:p>
          </table:table-cell>
          <table:table-cell table:formula="of:=ABS([.B53]-[.D53])" office:value-type="float" office:value="0.000000126511311537847" calcext:value-type="float">
            <text:p>1.26511311537847E-007</text:p>
          </table:table-cell>
          <table:table-cell table:formula="of:=ABS([.C53]-[.D53])" office:value-type="float" office:value="0.00000932651131146933" calcext:value-type="float">
            <text:p>9.3265113114693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53]/[.G53]" office:value-type="float" office:value="2.12250759211546" calcext:value-type="float">
            <text:p>2.1225075921</text:p>
          </table:table-cell>
          <table:table-cell table:formula="of:=[.F53]/[.G53]" office:value-type="float" office:value="156.472894209324" calcext:value-type="float">
            <text:p>156.4728942093</text:p>
          </table:table-cell>
        </table:table-row>
        <table:table-row table:style-name="ro1">
          <table:table-cell office:value-type="float" office:value="-0.4800005" calcext:value-type="float">
            <text:p>-0.4800005</text:p>
          </table:table-cell>
          <table:table-cell office:value-type="float" office:value="-0.5006553" calcext:value-type="float">
            <text:p>-0.5006553</text:p>
          </table:table-cell>
          <table:table-cell office:value-type="float" office:value="-0.500665" calcext:value-type="float">
            <text:p>-5.01E-001</text:p>
          </table:table-cell>
          <table:table-cell table:formula="of:=ASIN([.A54])" office:value-type="float" office:value="-0.500655282355618" calcext:value-type="float">
            <text:p>-0.5006552824</text:p>
          </table:table-cell>
          <table:table-cell table:formula="of:=ABS([.B54]-[.D54])" office:value-type="float" office:value="0.000000017644382288573" calcext:value-type="float">
            <text:p>1.7644382288573E-008</text:p>
          </table:table-cell>
          <table:table-cell table:formula="of:=ABS([.C54]-[.D54])" office:value-type="float" office:value="0.00000971764438228995" calcext:value-type="float">
            <text:p>9.71764438228995E-006</text:p>
          </table:table-cell>
          <table:table-cell office:value-type="float" office:value="0.000000059604645" calcext:value-type="float">
            <text:p>5.96E-008</text:p>
          </table:table-cell>
          <table:table-cell table:formula="of:=[.E54]/[.G54]" office:value-type="float" office:value="0.296023611726452" calcext:value-type="float">
            <text:p>0.2960236117</text:p>
          </table:table-cell>
          <table:table-cell table:formula="of:=[.F54]/[.G54]" office:value-type="float" office:value="163.035018198497" calcext:value-type="float">
            <text:p>163.0350181985</text:p>
          </table:table-cell>
        </table:table-row>
        <table:table-row table:style-name="ro1">
          <table:table-cell office:value-type="float" office:value="-0.4700005" calcext:value-type="float">
            <text:p>-0.4700005</text:p>
          </table:table-cell>
          <table:table-cell office:value-type="float" office:value="-0.4892914" calcext:value-type="float">
            <text:p>-0.4892914</text:p>
          </table:table-cell>
          <table:table-cell office:value-type="float" office:value="-0.48929" calcext:value-type="float">
            <text:p>-4.89E-001</text:p>
          </table:table-cell>
          <table:table-cell table:formula="of:=ASIN([.A55])" office:value-type="float" office:value="-0.489291344479619" calcext:value-type="float">
            <text:p>-0.4892913445</text:p>
          </table:table-cell>
          <table:table-cell table:formula="of:=ABS([.B55]-[.D55])" office:value-type="float" office:value="0.0000000555203804597504" calcext:value-type="float">
            <text:p>5.55203804597504E-008</text:p>
          </table:table-cell>
          <table:table-cell table:formula="of:=ABS([.C55]-[.D55])" office:value-type="float" office:value="0.000001344479619525" calcext:value-type="float">
            <text:p>1.34447961952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55]/[.G55]" office:value-type="float" office:value="1.86295485498581" calcext:value-type="float">
            <text:p>1.862954855</text:p>
          </table:table-cell>
          <table:table-cell table:formula="of:=[.F55]/[.G55]" office:value-type="float" office:value="45.1132505556109" calcext:value-type="float">
            <text:p>45.1132505556</text:p>
          </table:table-cell>
        </table:table-row>
        <table:table-row table:style-name="ro1">
          <table:table-cell office:value-type="float" office:value="-0.46000051" calcext:value-type="float">
            <text:p>-0.46000051</text:p>
          </table:table-cell>
          <table:table-cell office:value-type="float" office:value="-0.47799578" calcext:value-type="float">
            <text:p>-0.47799578</text:p>
          </table:table-cell>
          <table:table-cell office:value-type="float" office:value="-0.477984" calcext:value-type="float">
            <text:p>-4.78E-001</text:p>
          </table:table-cell>
          <table:table-cell table:formula="of:=ASIN([.A56])" office:value-type="float" office:value="-0.47799577289581" calcext:value-type="float">
            <text:p>-0.4779957729</text:p>
          </table:table-cell>
          <table:table-cell table:formula="of:=ABS([.B56]-[.D56])" office:value-type="float" office:value="0.00000000710419051364042" calcext:value-type="float">
            <text:p>7.10419051364042E-009</text:p>
          </table:table-cell>
          <table:table-cell table:formula="of:=ABS([.C56]-[.D56])" office:value-type="float" office:value="0.0000117728958095031" calcext:value-type="float">
            <text:p>1.17728958095031E-005</text:p>
          </table:table-cell>
          <table:table-cell office:value-type="float" office:value="0.000000029802322" calcext:value-type="float">
            <text:p>2.98E-008</text:p>
          </table:table-cell>
          <table:table-cell table:formula="of:=[.E56]/[.G56]" office:value-type="float" office:value="0.238377080606015" calcext:value-type="float">
            <text:p>0.2383770806</text:p>
          </table:table-cell>
          <table:table-cell table:formula="of:=[.F56]/[.G56]" office:value-type="float" office:value="395.032837021999" calcext:value-type="float">
            <text:p>395.032837022</text:p>
          </table:table-cell>
        </table:table-row>
        <table:table-row table:style-name="ro1">
          <table:table-cell office:value-type="float" office:value="-0.45000052" calcext:value-type="float">
            <text:p>-0.45000052</text:p>
          </table:table-cell>
          <table:table-cell office:value-type="float" office:value="-0.4667659" calcext:value-type="float">
            <text:p>-0.4667659</text:p>
          </table:table-cell>
          <table:table-cell office:value-type="float" office:value="-0.466773" calcext:value-type="float">
            <text:p>-4.67E-001</text:p>
          </table:table-cell>
          <table:table-cell table:formula="of:=ASIN([.A57])" office:value-type="float" office:value="-0.466765921335593" calcext:value-type="float">
            <text:p>-0.4667659213</text:p>
          </table:table-cell>
          <table:table-cell table:formula="of:=ABS([.B57]-[.D57])" office:value-type="float" office:value="0.0000000213355932365822" calcext:value-type="float">
            <text:p>2.13355932365822E-008</text:p>
          </table:table-cell>
          <table:table-cell table:formula="of:=ABS([.C57]-[.D57])" office:value-type="float" office:value="0.00000707866440680105" calcext:value-type="float">
            <text:p>7.0786644068010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57]/[.G57]" office:value-type="float" office:value="0.715903721749674" calcext:value-type="float">
            <text:p>0.7159037217</text:p>
          </table:table-cell>
          <table:table-cell table:formula="of:=[.F57]/[.G57]" office:value-type="float" office:value="237.520566578707" calcext:value-type="float">
            <text:p>237.5205665787</text:p>
          </table:table-cell>
        </table:table-row>
        <table:table-row table:style-name="ro1">
          <table:table-cell office:value-type="float" office:value="-0.44000053" calcext:value-type="float">
            <text:p>-0.44000053</text:p>
          </table:table-cell>
          <table:table-cell office:value-type="float" office:value="-0.4555993" calcext:value-type="float">
            <text:p>-0.4555993</text:p>
          </table:table-cell>
          <table:table-cell office:value-type="float" office:value="-0.455595" calcext:value-type="float">
            <text:p>-4.56E-001</text:p>
          </table:table-cell>
          <table:table-cell table:formula="of:=ASIN([.A58])" office:value-type="float" office:value="-0.455599263597818" calcext:value-type="float">
            <text:p>-0.4555992636</text:p>
          </table:table-cell>
          <table:table-cell table:formula="of:=ABS([.B58]-[.D58])" office:value-type="float" office:value="0.0000000364021820464799" calcext:value-type="float">
            <text:p>3.64021820464799E-008</text:p>
          </table:table-cell>
          <table:table-cell table:formula="of:=ABS([.C58]-[.D58])" office:value-type="float" office:value="0.00000426359781791064" calcext:value-type="float">
            <text:p>4.26359781791064E-006</text:p>
          </table:table-cell>
          <table:table-cell office:value-type="float" office:value="0.000000029802322" calcext:value-type="float">
            <text:p>2.98E-008</text:p>
          </table:table-cell>
          <table:table-cell table:formula="of:=[.E58]/[.G58]" office:value-type="float" office:value="1.22145455802001" calcext:value-type="float">
            <text:p>1.221454558</text:p>
          </table:table-cell>
          <table:table-cell table:formula="of:=[.F58]/[.G58]" office:value-type="float" office:value="143.062604917517" calcext:value-type="float">
            <text:p>143.0626049175</text:p>
          </table:table-cell>
        </table:table-row>
        <table:table-row table:style-name="ro1">
          <table:table-cell office:value-type="float" office:value="-0.43000054" calcext:value-type="float">
            <text:p>-0.43000054</text:p>
          </table:table-cell>
          <table:table-cell office:value-type="float" office:value="-0.44449338" calcext:value-type="float">
            <text:p>-0.44449338</text:p>
          </table:table-cell>
          <table:table-cell office:value-type="float" office:value="-0.444479" calcext:value-type="float">
            <text:p>-4.44E-001</text:p>
          </table:table-cell>
          <table:table-cell table:formula="of:=ASIN([.A59])" office:value-type="float" office:value="-0.444493375055889" calcext:value-type="float">
            <text:p>-0.4444933751</text:p>
          </table:table-cell>
          <table:table-cell table:formula="of:=ABS([.B59]-[.D59])" office:value-type="float" office:value="0.00000000494411145357532" calcext:value-type="float">
            <text:p>4.94411145357532E-009</text:p>
          </table:table-cell>
          <table:table-cell table:formula="of:=ABS([.C59]-[.D59])" office:value-type="float" office:value="0.0000143750558884714" calcext:value-type="float">
            <text:p>1.43750558884714E-005</text:p>
          </table:table-cell>
          <table:table-cell office:value-type="float" office:value="0.000000029802322" calcext:value-type="float">
            <text:p>2.98E-008</text:p>
          </table:table-cell>
          <table:table-cell table:formula="of:=[.E59]/[.G59]" office:value-type="float" office:value="0.165896853727549" calcext:value-type="float">
            <text:p>0.1658968537</text:p>
          </table:table-cell>
          <table:table-cell table:formula="of:=[.F59]/[.G59]" office:value-type="float" office:value="482.346841580714" calcext:value-type="float">
            <text:p>482.3468415807</text:p>
          </table:table-cell>
        </table:table-row>
        <table:table-row table:style-name="ro1">
          <table:table-cell office:value-type="float" office:value="-0.42000055" calcext:value-type="float">
            <text:p>-0.42000055</text:p>
          </table:table-cell>
          <table:table-cell office:value-type="float" office:value="-0.43344593" calcext:value-type="float">
            <text:p>-0.43344593</text:p>
          </table:table-cell>
          <table:table-cell office:value-type="float" office:value="-0.433451" calcext:value-type="float">
            <text:p>-4.33E-001</text:p>
          </table:table-cell>
          <table:table-cell table:formula="of:=ASIN([.A60])" office:value-type="float" office:value="-0.43344592611448" calcext:value-type="float">
            <text:p>-0.4334459261</text:p>
          </table:table-cell>
          <table:table-cell table:formula="of:=ABS([.B60]-[.D60])" office:value-type="float" office:value="0.00000000388552029439992" calcext:value-type="float">
            <text:p>3.88552029439992E-009</text:p>
          </table:table-cell>
          <table:table-cell table:formula="of:=ABS([.C60]-[.D60])" office:value-type="float" office:value="0.00000507388552029031" calcext:value-type="float">
            <text:p>5.07388552029031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0]/[.G60]" office:value-type="float" office:value="0.130376428199116" calcext:value-type="float">
            <text:p>0.1303764282</text:p>
          </table:table-cell>
          <table:table-cell table:formula="of:=[.F60]/[.G60]" office:value-type="float" office:value="170.251348881148" calcext:value-type="float">
            <text:p>170.2513488811</text:p>
          </table:table-cell>
        </table:table-row>
        <table:table-row table:style-name="ro1">
          <table:table-cell office:value-type="float" office:value="-0.41000056" calcext:value-type="float">
            <text:p>-0.41000056</text:p>
          </table:table-cell>
          <table:table-cell office:value-type="float" office:value="-0.42245468" calcext:value-type="float">
            <text:p>-0.42245468</text:p>
          </table:table-cell>
          <table:table-cell office:value-type="float" office:value="-0.422449" calcext:value-type="float">
            <text:p>-4.22E-001</text:p>
          </table:table-cell>
          <table:table-cell table:formula="of:=ASIN([.A61])" office:value-type="float" office:value="-0.422454676164353" calcext:value-type="float">
            <text:p>-0.4224546762</text:p>
          </table:table-cell>
          <table:table-cell table:formula="of:=ABS([.B61]-[.D61])" office:value-type="float" office:value="0.00000000383564724426577" calcext:value-type="float">
            <text:p>3.83564724426577E-009</text:p>
          </table:table-cell>
          <table:table-cell table:formula="of:=ABS([.C61]-[.D61])" office:value-type="float" office:value="0.00000567616435270812" calcext:value-type="float">
            <text:p>5.67616435270812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1]/[.G61]" office:value-type="float" office:value="0.128702966307987" calcext:value-type="float">
            <text:p>0.1287029663</text:p>
          </table:table-cell>
          <table:table-cell table:formula="of:=[.F61]/[.G61]" office:value-type="float" office:value="190.460473271449" calcext:value-type="float">
            <text:p>190.4604732715</text:p>
          </table:table-cell>
        </table:table-row>
        <table:table-row table:style-name="ro1">
          <table:table-cell office:value-type="float" office:value="-0.40000057" calcext:value-type="float">
            <text:p>-0.40000057</text:p>
          </table:table-cell>
          <table:table-cell office:value-type="float" office:value="-0.41151747" calcext:value-type="float">
            <text:p>-0.41151747</text:p>
          </table:table-cell>
          <table:table-cell office:value-type="float" office:value="-0.41153" calcext:value-type="float">
            <text:p>-4.12E-001</text:p>
          </table:table-cell>
          <table:table-cell table:formula="of:=ASIN([.A62])" office:value-type="float" office:value="-0.41151746798856" calcext:value-type="float">
            <text:p>-0.411517468</text:p>
          </table:table-cell>
          <table:table-cell table:formula="of:=ABS([.B62]-[.D62])" office:value-type="float" office:value="0.00000000201144040312684" calcext:value-type="float">
            <text:p>0.000000002</text:p>
          </table:table-cell>
          <table:table-cell table:formula="of:=ABS([.C62]-[.D62])" office:value-type="float" office:value="0.0000125320114404692" calcext:value-type="float">
            <text:p>0.000012532</text:p>
          </table:table-cell>
          <table:table-cell office:value-type="float" office:value="0.000000029802322" calcext:value-type="float">
            <text:p>2.98E-008</text:p>
          </table:table-cell>
          <table:table-cell table:formula="of:=[.E62]/[.G62]" office:value-type="float" office:value="0.0674927411067782" calcext:value-type="float">
            <text:p>0.0674927411</text:p>
          </table:table-cell>
          <table:table-cell table:formula="of:=[.F62]/[.G62]" office:value-type="float" office:value="420.504531172746" calcext:value-type="float">
            <text:p>420.5045311727</text:p>
          </table:table-cell>
        </table:table-row>
        <table:table-row table:style-name="ro1">
          <table:table-cell office:value-type="float" office:value="-0.39000058" calcext:value-type="float">
            <text:p>-0.39000058</text:p>
          </table:table-cell>
          <table:table-cell office:value-type="float" office:value="-0.4006322" calcext:value-type="float">
            <text:p>-0.4006322</text:p>
          </table:table-cell>
          <table:table-cell office:value-type="float" office:value="-0.400633" calcext:value-type="float">
            <text:p>-4.01E-001</text:p>
          </table:table-cell>
          <table:table-cell table:formula="of:=ASIN([.A63])" office:value-type="float" office:value="-0.400632222578348" calcext:value-type="float">
            <text:p>-0.4006322226</text:p>
          </table:table-cell>
          <table:table-cell table:formula="of:=ABS([.B63]-[.D63])" office:value-type="float" office:value="0.0000000225783479690378" calcext:value-type="float">
            <text:p>2.25783479690378E-008</text:p>
          </table:table-cell>
          <table:table-cell table:formula="of:=ABS([.C63]-[.D63])" office:value-type="float" office:value="0.000000777421652053967" calcext:value-type="float">
            <text:p>7.77421652053967E-007</text:p>
          </table:table-cell>
          <table:table-cell office:value-type="float" office:value="0.000000029802322" calcext:value-type="float">
            <text:p>2.98E-008</text:p>
          </table:table-cell>
          <table:table-cell table:formula="of:=[.E63]/[.G63]" office:value-type="float" office:value="0.757603651455004" calcext:value-type="float">
            <text:p>0.7576036515</text:p>
          </table:table-cell>
          <table:table-cell table:formula="of:=[.F63]/[.G63]" office:value-type="float" office:value="26.0859422985218" calcext:value-type="float">
            <text:p>26.0859422985</text:p>
          </table:table-cell>
        </table:table-row>
        <table:table-row table:style-name="ro1">
          <table:table-cell office:value-type="float" office:value="-0.3800006" calcext:value-type="float">
            <text:p>-0.3800006</text:p>
          </table:table-cell>
          <table:table-cell office:value-type="float" office:value="-0.38979694" calcext:value-type="float">
            <text:p>-0.38979694</text:p>
          </table:table-cell>
          <table:table-cell office:value-type="float" office:value="-0.389787" calcext:value-type="float">
            <text:p>-3.90E-001</text:p>
          </table:table-cell>
          <table:table-cell table:formula="of:=ASIN([.A64])" office:value-type="float" office:value="-0.389796945132472" calcext:value-type="float">
            <text:p>-0.3897969451</text:p>
          </table:table-cell>
          <table:table-cell table:formula="of:=ABS([.B64]-[.D64])" office:value-type="float" office:value="0.00000000513247205846668" calcext:value-type="float">
            <text:p>5.13247205846668E-009</text:p>
          </table:table-cell>
          <table:table-cell table:formula="of:=ABS([.C64]-[.D64])" office:value-type="float" office:value="0.00000994513247198903" calcext:value-type="float">
            <text:p>9.9451324719890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4]/[.G64]" office:value-type="float" office:value="0.172217186918076" calcext:value-type="float">
            <text:p>0.1722171869</text:p>
          </table:table-cell>
          <table:table-cell table:formula="of:=[.F64]/[.G64]" office:value-type="float" office:value="333.703275603459" calcext:value-type="float">
            <text:p>333.7032756035</text:p>
          </table:table-cell>
        </table:table-row>
        <table:table-row table:style-name="ro1">
          <table:table-cell office:value-type="float" office:value="-0.3700006" calcext:value-type="float">
            <text:p>-0.3700006</text:p>
          </table:table-cell>
          <table:table-cell office:value-type="float" office:value="-0.37900966" calcext:value-type="float">
            <text:p>-0.37900966</text:p>
          </table:table-cell>
          <table:table-cell office:value-type="float" office:value="-0.379019" calcext:value-type="float">
            <text:p>-3.79E-001</text:p>
          </table:table-cell>
          <table:table-cell table:formula="of:=ASIN([.A65])" office:value-type="float" office:value="-0.379009666529718" calcext:value-type="float">
            <text:p>-0.3790096665</text:p>
          </table:table-cell>
          <table:table-cell table:formula="of:=ABS([.B65]-[.D65])" office:value-type="float" office:value="0.00000000652971754444565" calcext:value-type="float">
            <text:p>6.52971754444565E-009</text:p>
          </table:table-cell>
          <table:table-cell table:formula="of:=ABS([.C65]-[.D65])" office:value-type="float" office:value="0.00000933347028242437" calcext:value-type="float">
            <text:p>9.33347028242437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5]/[.G65]" office:value-type="float" office:value="0.21910096617457" calcext:value-type="float">
            <text:p>0.2191009662</text:p>
          </table:table-cell>
          <table:table-cell table:formula="of:=[.F65]/[.G65]" office:value-type="float" office:value="313.179297989746" calcext:value-type="float">
            <text:p>313.1792979897</text:p>
          </table:table-cell>
        </table:table-row>
        <table:table-row table:style-name="ro1">
          <table:table-cell office:value-type="float" office:value="-0.3600006" calcext:value-type="float">
            <text:p>-0.3600006</text:p>
          </table:table-cell>
          <table:table-cell office:value-type="float" office:value="-0.36826858" calcext:value-type="float">
            <text:p>-0.36826858</text:p>
          </table:table-cell>
          <table:table-cell office:value-type="float" office:value="-0.368267" calcext:value-type="float">
            <text:p>-3.68E-001</text:p>
          </table:table-cell>
          <table:table-cell table:formula="of:=ASIN([.A66])" office:value-type="float" office:value="-0.368268536556414" calcext:value-type="float">
            <text:p>-0.3682685366</text:p>
          </table:table-cell>
          <table:table-cell table:formula="of:=ABS([.B66]-[.D66])" office:value-type="float" office:value="0.0000000434435859508753" calcext:value-type="float">
            <text:p>4.34435859508753E-008</text:p>
          </table:table-cell>
          <table:table-cell table:formula="of:=ABS([.C66]-[.D66])" office:value-type="float" office:value="0.00000153655641405015" calcext:value-type="float">
            <text:p>1.5365564140501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6]/[.G66]" office:value-type="float" office:value="1.45772486958819" calcext:value-type="float">
            <text:p>1.4577248696</text:p>
          </table:table-cell>
          <table:table-cell table:formula="of:=[.F66]/[.G66]" office:value-type="float" office:value="51.5582783801259" calcext:value-type="float">
            <text:p>51.5582783801</text:p>
          </table:table-cell>
        </table:table-row>
        <table:table-row table:style-name="ro1">
          <table:table-cell office:value-type="float" office:value="-0.35000062" calcext:value-type="float">
            <text:p>-0.35000062</text:p>
          </table:table-cell>
          <table:table-cell office:value-type="float" office:value="-0.35757175" calcext:value-type="float">
            <text:p>-0.35757175</text:p>
          </table:table-cell>
          <table:table-cell office:value-type="float" office:value="-0.357559" calcext:value-type="float">
            <text:p>-3.58E-001</text:p>
          </table:table-cell>
          <table:table-cell table:formula="of:=ASIN([.A67])" office:value-type="float" office:value="-0.357571765508628" calcext:value-type="float">
            <text:p>-0.3575717655</text:p>
          </table:table-cell>
          <table:table-cell table:formula="of:=ABS([.B67]-[.D67])" office:value-type="float" office:value="0.0000000155086278263994" calcext:value-type="float">
            <text:p>1.55086278263994E-008</text:p>
          </table:table-cell>
          <table:table-cell table:formula="of:=ABS([.C67]-[.D67])" office:value-type="float" office:value="0.0000127655086278322" calcext:value-type="float">
            <text:p>1.27655086278322E-005</text:p>
          </table:table-cell>
          <table:table-cell office:value-type="float" office:value="0.000000029802322" calcext:value-type="float">
            <text:p>2.98E-008</text:p>
          </table:table-cell>
          <table:table-cell table:formula="of:=[.E67]/[.G67]" office:value-type="float" office:value="0.520383204583837" calcext:value-type="float">
            <text:p>0.5203832046</text:p>
          </table:table-cell>
          <table:table-cell table:formula="of:=[.F67]/[.G67]" office:value-type="float" office:value="428.339396770232" calcext:value-type="float">
            <text:p>428.3393967702</text:p>
          </table:table-cell>
        </table:table-row>
        <table:table-row table:style-name="ro1">
          <table:table-cell office:value-type="float" office:value="-0.34000063" calcext:value-type="float">
            <text:p>-0.34000063</text:p>
          </table:table-cell>
          <table:table-cell office:value-type="float" office:value="-0.34691754" calcext:value-type="float">
            <text:p>-0.34691754</text:p>
          </table:table-cell>
          <table:table-cell office:value-type="float" office:value="-0.346924" calcext:value-type="float">
            <text:p>-3.47E-001</text:p>
          </table:table-cell>
          <table:table-cell table:formula="of:=ASIN([.A68])" office:value-type="float" office:value="-0.346917567436814" calcext:value-type="float">
            <text:p>-0.3469175674</text:p>
          </table:table-cell>
          <table:table-cell table:formula="of:=ABS([.B68]-[.D68])" office:value-type="float" office:value="0.0000000274368136543579" calcext:value-type="float">
            <text:p>2.74368136543579E-008</text:p>
          </table:table-cell>
          <table:table-cell table:formula="of:=ABS([.C68]-[.D68])" office:value-type="float" office:value="0.00000643256318633156" calcext:value-type="float">
            <text:p>6.43256318633156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8]/[.G68]" office:value-type="float" office:value="0.920626710038161" calcext:value-type="float">
            <text:p>0.92062671</text:p>
          </table:table-cell>
          <table:table-cell table:formula="of:=[.F68]/[.G68]" office:value-type="float" office:value="215.841006829319" calcext:value-type="float">
            <text:p>215.8410068293</text:p>
          </table:table-cell>
        </table:table-row>
        <table:table-row table:style-name="ro1">
          <table:table-cell office:value-type="float" office:value="-0.33000064" calcext:value-type="float">
            <text:p>-0.33000064</text:p>
          </table:table-cell>
          <table:table-cell office:value-type="float" office:value="-0.33630428" calcext:value-type="float">
            <text:p>-0.33630428</text:p>
          </table:table-cell>
          <table:table-cell office:value-type="float" office:value="-0.336301" calcext:value-type="float">
            <text:p>-3.36E-001</text:p>
          </table:table-cell>
          <table:table-cell table:formula="of:=ASIN([.A69])" office:value-type="float" office:value="-0.336304253133857" calcext:value-type="float">
            <text:p>-0.3363042531</text:p>
          </table:table-cell>
          <table:table-cell table:formula="of:=ABS([.B69]-[.D69])" office:value-type="float" office:value="0.000000026866143032489" calcext:value-type="float">
            <text:p>2.6866143032489E-008</text:p>
          </table:table-cell>
          <table:table-cell table:formula="of:=ABS([.C69]-[.D69])" office:value-type="float" office:value="0.00000325313385696191" calcext:value-type="float">
            <text:p>3.25313385696191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9]/[.G69]" office:value-type="float" office:value="0.901478181213162" calcext:value-type="float">
            <text:p>0.9014781812</text:p>
          </table:table-cell>
          <table:table-cell table:formula="of:=[.F69]/[.G69]" office:value-type="float" office:value="109.157060210339" calcext:value-type="float">
            <text:p>109.1570602103</text:p>
          </table:table-cell>
        </table:table-row>
        <table:table-row table:style-name="ro1">
          <table:table-cell office:value-type="float" office:value="-0.32000065" calcext:value-type="float">
            <text:p>-0.32000065</text:p>
          </table:table-cell>
          <table:table-cell office:value-type="float" office:value="-0.32573014" calcext:value-type="float">
            <text:p>-0.32573014</text:p>
          </table:table-cell>
          <table:table-cell office:value-type="float" office:value="-0.325715" calcext:value-type="float">
            <text:p>-3.26E-001</text:p>
          </table:table-cell>
          <table:table-cell table:formula="of:=ASIN([.A70])" office:value-type="float" office:value="-0.325730173370247" calcext:value-type="float">
            <text:p>-0.3257301734</text:p>
          </table:table-cell>
          <table:table-cell table:formula="of:=ABS([.B70]-[.D70])" office:value-type="float" office:value="0.0000000333702473986897" calcext:value-type="float">
            <text:p>3.33702473986897E-008</text:p>
          </table:table-cell>
          <table:table-cell table:formula="of:=ABS([.C70]-[.D70])" office:value-type="float" office:value="0.0000151733702473678" calcext:value-type="float">
            <text:p>1.51733702473678E-005</text:p>
          </table:table-cell>
          <table:table-cell office:value-type="float" office:value="0.000000029802322" calcext:value-type="float">
            <text:p>2.98E-008</text:p>
          </table:table-cell>
          <table:table-cell table:formula="of:=[.E70]/[.G70]" office:value-type="float" office:value="1.11971971172883" calcext:value-type="float">
            <text:p>1.1197197117</text:p>
          </table:table-cell>
          <table:table-cell table:formula="of:=[.F70]/[.G70]" office:value-type="float" office:value="509.133826799394" calcext:value-type="float">
            <text:p>509.1338267994</text:p>
          </table:table-cell>
        </table:table-row>
        <table:table-row table:style-name="ro1">
          <table:table-cell office:value-type="float" office:value="-0.31000066" calcext:value-type="float">
            <text:p>-0.31000066</text:p>
          </table:table-cell>
          <table:table-cell office:value-type="float" office:value="-0.3151937" calcext:value-type="float">
            <text:p>-0.3151937</text:p>
          </table:table-cell>
          <table:table-cell office:value-type="float" office:value="-0.315198" calcext:value-type="float">
            <text:p>-3.15E-001</text:p>
          </table:table-cell>
          <table:table-cell table:formula="of:=ASIN([.A71])" office:value-type="float" office:value="-0.315193726639417" calcext:value-type="float">
            <text:p>-0.3151937266</text:p>
          </table:table-cell>
          <table:table-cell table:formula="of:=ABS([.B71]-[.D71])" office:value-type="float" office:value="0.0000000266394171721807" calcext:value-type="float">
            <text:p>2.66394171721807E-008</text:p>
          </table:table-cell>
          <table:table-cell table:formula="of:=ABS([.C71]-[.D71])" office:value-type="float" office:value="0.00000427336058289596" calcext:value-type="float">
            <text:p>4.27336058289596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1]/[.G71]" office:value-type="float" office:value="0.893870523651837" calcext:value-type="float">
            <text:p>0.8938705237</text:p>
          </table:table-cell>
          <table:table-cell table:formula="of:=[.F71]/[.G71]" office:value-type="float" office:value="143.390188955611" calcext:value-type="float">
            <text:p>143.3901889556</text:p>
          </table:table-cell>
        </table:table-row>
        <table:table-row table:style-name="ro1">
          <table:table-cell office:value-type="float" office:value="-0.30000067" calcext:value-type="float">
            <text:p>-0.30000067</text:p>
          </table:table-cell>
          <table:table-cell office:value-type="float" office:value="-0.3046934" calcext:value-type="float">
            <text:p>-0.3046934</text:p>
          </table:table-cell>
          <table:table-cell office:value-type="float" office:value="-0.304687" calcext:value-type="float">
            <text:p>-3.05E-001</text:p>
          </table:table-cell>
          <table:table-cell table:formula="of:=ASIN([.A72])" office:value-type="float" office:value="-0.304693356366316" calcext:value-type="float">
            <text:p>-0.3046933564</text:p>
          </table:table-cell>
          <table:table-cell table:formula="of:=ABS([.B72]-[.D72])" office:value-type="float" office:value="0.0000000436336842768448" calcext:value-type="float">
            <text:p>4.36336842768448E-008</text:p>
          </table:table-cell>
          <table:table-cell table:formula="of:=ABS([.C72]-[.D72])" office:value-type="float" office:value="0.00000635636631568515" calcext:value-type="float">
            <text:p>6.3563663156851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2]/[.G72]" office:value-type="float" office:value="1.46410351102323" calcext:value-type="float">
            <text:p>1.464103511</text:p>
          </table:table-cell>
          <table:table-cell table:formula="of:=[.F72]/[.G72]" office:value-type="float" office:value="213.284264081341" calcext:value-type="float">
            <text:p>213.2842640813</text:p>
          </table:table-cell>
        </table:table-row>
        <table:table-row table:style-name="ro1">
          <table:table-cell office:value-type="float" office:value="-0.29000068" calcext:value-type="float">
            <text:p>-0.29000068</text:p>
          </table:table-cell>
          <table:table-cell office:value-type="float" office:value="-0.2942275" calcext:value-type="float">
            <text:p>-0.2942275</text:p>
          </table:table-cell>
          <table:table-cell office:value-type="float" office:value="-0.294241" calcext:value-type="float">
            <text:p>-2.94E-001</text:p>
          </table:table-cell>
          <table:table-cell table:formula="of:=ASIN([.A73])" office:value-type="float" office:value="-0.29422754828309" calcext:value-type="float">
            <text:p>-0.2942275483</text:p>
          </table:table-cell>
          <table:table-cell table:formula="of:=ABS([.B73]-[.D73])" office:value-type="float" office:value="0.0000000482830898596021" calcext:value-type="float">
            <text:p>4.82830898596021E-008</text:p>
          </table:table-cell>
          <table:table-cell table:formula="of:=ABS([.C73]-[.D73])" office:value-type="float" office:value="0.0000134517169101955" calcext:value-type="float">
            <text:p>1.34517169101955E-005</text:p>
          </table:table-cell>
          <table:table-cell office:value-type="float" office:value="0.000000029802322" calcext:value-type="float">
            <text:p>2.98E-008</text:p>
          </table:table-cell>
          <table:table-cell table:formula="of:=[.E73]/[.G73]" office:value-type="float" office:value="1.62011167651977" calcext:value-type="float">
            <text:p>1.6201116765</text:p>
          </table:table-cell>
          <table:table-cell table:formula="of:=[.F73]/[.G73]" office:value-type="float" office:value="451.364726218163" calcext:value-type="float">
            <text:p>451.3647262182</text:p>
          </table:table-cell>
        </table:table-row>
        <table:table-row table:style-name="ro1">
          <table:table-cell office:value-type="float" office:value="-0.2800007" calcext:value-type="float">
            <text:p>-0.2800007</text:p>
          </table:table-cell>
          <table:table-cell office:value-type="float" office:value="-0.2837948" calcext:value-type="float">
            <text:p>-0.2837948</text:p>
          </table:table-cell>
          <table:table-cell office:value-type="float" office:value="-0.283797" calcext:value-type="float">
            <text:p>-2.84E-001</text:p>
          </table:table-cell>
          <table:table-cell table:formula="of:=ASIN([.A74])" office:value-type="float" office:value="-0.283794838375072" calcext:value-type="float">
            <text:p>-0.2837948384</text:p>
          </table:table-cell>
          <table:table-cell table:formula="of:=ABS([.B74]-[.D74])" office:value-type="float" office:value="0.0000000383750720089893" calcext:value-type="float">
            <text:p>3.83750720089893E-008</text:p>
          </table:table-cell>
          <table:table-cell table:formula="of:=ABS([.C74]-[.D74])" office:value-type="float" office:value="0.00000216162492799876" calcext:value-type="float">
            <text:p>2.16162492799876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4]/[.G74]" office:value-type="float" office:value="1.28765376097169" calcext:value-type="float">
            <text:p>1.287653761</text:p>
          </table:table-cell>
          <table:table-cell table:formula="of:=[.F74]/[.G74]" office:value-type="float" office:value="72.5320975996019" calcext:value-type="float">
            <text:p>72.5320975996</text:p>
          </table:table-cell>
        </table:table-row>
        <table:table-row table:style-name="ro1">
          <table:table-cell office:value-type="float" office:value="-0.2700007" calcext:value-type="float">
            <text:p>-0.2700007</text:p>
          </table:table-cell>
          <table:table-cell office:value-type="float" office:value="-0.27339375" calcext:value-type="float">
            <text:p>-0.27339375</text:p>
          </table:table-cell>
          <table:table-cell office:value-type="float" office:value="-0.273385" calcext:value-type="float">
            <text:p>-2.73E-001</text:p>
          </table:table-cell>
          <table:table-cell table:formula="of:=ASIN([.A75])" office:value-type="float" office:value="-0.273393758468114" calcext:value-type="float">
            <text:p>-0.2733937585</text:p>
          </table:table-cell>
          <table:table-cell table:formula="of:=ABS([.B75]-[.D75])" office:value-type="float" office:value="0.00000000846811415433635" calcext:value-type="float">
            <text:p>8.46811415433635E-009</text:p>
          </table:table-cell>
          <table:table-cell table:formula="of:=ABS([.C75]-[.D75])" office:value-type="float" office:value="0.00000875846811410064" calcext:value-type="float">
            <text:p>8.75846811410064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5]/[.G75]" office:value-type="float" office:value="0.2841427642563" calcext:value-type="float">
            <text:p>0.2841427643</text:p>
          </table:table-cell>
          <table:table-cell table:formula="of:=[.F75]/[.G75]" office:value-type="float" office:value="293.885426581883" calcext:value-type="float">
            <text:p>293.8854265819</text:p>
          </table:table-cell>
        </table:table-row>
        <table:table-row table:style-name="ro1">
          <table:table-cell office:value-type="float" office:value="-0.2600007" calcext:value-type="float">
            <text:p>-0.2600007</text:p>
          </table:table-cell>
          <table:table-cell office:value-type="float" office:value="-0.26302293" calcext:value-type="float">
            <text:p>-0.26302293</text:p>
          </table:table-cell>
          <table:table-cell office:value-type="float" office:value="-0.263034" calcext:value-type="float">
            <text:p>-2.63E-001</text:p>
          </table:table-cell>
          <table:table-cell table:formula="of:=ASIN([.A76])" office:value-type="float" office:value="-0.263022927839933" calcext:value-type="float">
            <text:p>-0.2630229278</text:p>
          </table:table-cell>
          <table:table-cell table:formula="of:=ABS([.B76]-[.D76])" office:value-type="float" office:value="0.00000000216006668107838" calcext:value-type="float">
            <text:p>2.16006668107838E-009</text:p>
          </table:table-cell>
          <table:table-cell table:formula="of:=ABS([.C76]-[.D76])" office:value-type="float" office:value="0.000011072160066683" calcext:value-type="float">
            <text:p>1.1072160066683E-005</text:p>
          </table:table-cell>
          <table:table-cell office:value-type="float" office:value="0.000000029802322" calcext:value-type="float">
            <text:p>2.98E-008</text:p>
          </table:table-cell>
          <table:table-cell table:formula="of:=[.E76]/[.G76]" office:value-type="float" office:value="0.0724798115085924" calcext:value-type="float">
            <text:p>0.0724798115</text:p>
          </table:table-cell>
          <table:table-cell table:formula="of:=[.F76]/[.G76]" office:value-type="float" office:value="371.520046883695" calcext:value-type="float">
            <text:p>371.5200468837</text:p>
          </table:table-cell>
        </table:table-row>
        <table:table-row table:style-name="ro1">
          <table:table-cell office:value-type="float" office:value="-0.25000072" calcext:value-type="float">
            <text:p>-0.25000072</text:p>
          </table:table-cell>
          <table:table-cell office:value-type="float" office:value="-0.252681" calcext:value-type="float">
            <text:p>-0.252681</text:p>
          </table:table-cell>
          <table:table-cell office:value-type="float" office:value="-0.252681" calcext:value-type="float">
            <text:p>-2.53E-001</text:p>
          </table:table-cell>
          <table:table-cell table:formula="of:=ASIN([.A77])" office:value-type="float" office:value="-0.252680998754953" calcext:value-type="float">
            <text:p>-0.2526809988</text:p>
          </table:table-cell>
          <table:table-cell table:formula="of:=ABS([.B77]-[.D77])" office:value-type="float" office:value="0.00000000124504745402376" calcext:value-type="float">
            <text:p>1.24504745402376E-009</text:p>
          </table:table-cell>
          <table:table-cell table:formula="of:=ABS([.C77]-[.D77])" office:value-type="float" office:value="0.00000000124504750953491" calcext:value-type="float">
            <text:p>1.24504750953491E-009</text:p>
          </table:table-cell>
          <table:table-cell office:value-type="float" office:value="0.000000029802322" calcext:value-type="float">
            <text:p>2.98E-008</text:p>
          </table:table-cell>
          <table:table-cell table:formula="of:=[.E77]/[.G77]" office:value-type="float" office:value="0.0417768606762843" calcext:value-type="float">
            <text:p>0.0417768607</text:p>
          </table:table-cell>
          <table:table-cell table:formula="of:=[.F77]/[.G77]" office:value-type="float" office:value="0.0417768625389295" calcext:value-type="float">
            <text:p>0.0417768625</text:p>
          </table:table-cell>
        </table:table-row>
        <table:table-row table:style-name="ro1">
          <table:table-cell office:value-type="float" office:value="-0.24000071" calcext:value-type="float">
            <text:p>-0.24000071</text:p>
          </table:table-cell>
          <table:table-cell office:value-type="float" office:value="-0.24236658" calcext:value-type="float">
            <text:p>-0.24236658</text:p>
          </table:table-cell>
          <table:table-cell office:value-type="float" office:value="-0.242371" calcext:value-type="float">
            <text:p>-2.42E-001</text:p>
          </table:table-cell>
          <table:table-cell table:formula="of:=ASIN([.A78])" office:value-type="float" office:value="-0.242366582415038" calcext:value-type="float">
            <text:p>-0.2423665824</text:p>
          </table:table-cell>
          <table:table-cell table:formula="of:=ABS([.B78]-[.D78])" office:value-type="float" office:value="0.00000000241503791964526" calcext:value-type="float">
            <text:p>2.41503791964526E-009</text:p>
          </table:table-cell>
          <table:table-cell table:formula="of:=ABS([.C78]-[.D78])" office:value-type="float" office:value="0.00000441758496208533" calcext:value-type="float">
            <text:p>4.41758496208533E-006</text:p>
          </table:table-cell>
          <table:table-cell office:value-type="float" office:value="0.000000014901161" calcext:value-type="float">
            <text:p>1.49E-008</text:p>
          </table:table-cell>
          <table:table-cell table:formula="of:=[.E78]/[.G78]" office:value-type="float" office:value="0.162070453412674" calcext:value-type="float">
            <text:p>0.1620704534</text:p>
          </table:table-cell>
          <table:table-cell table:formula="of:=[.F78]/[.G78]" office:value-type="float" office:value="296.459112285635" calcext:value-type="float">
            <text:p>296.4591122856</text:p>
          </table:table-cell>
        </table:table-row>
        <table:table-row table:style-name="ro1">
          <table:table-cell office:value-type="float" office:value="-0.2300007" calcext:value-type="float">
            <text:p>-0.2300007</text:p>
          </table:table-cell>
          <table:table-cell office:value-type="float" office:value="-0.2320784" calcext:value-type="float">
            <text:p>-0.2320784</text:p>
          </table:table-cell>
          <table:table-cell office:value-type="float" office:value="-0.232072" calcext:value-type="float">
            <text:p>-2.32E-001</text:p>
          </table:table-cell>
          <table:table-cell table:formula="of:=ASIN([.A79])" office:value-type="float" office:value="-0.232078402146314" calcext:value-type="float">
            <text:p>-0.2320784021</text:p>
          </table:table-cell>
          <table:table-cell table:formula="of:=ABS([.B79]-[.D79])" office:value-type="float" office:value="0.00000000214631373784968" calcext:value-type="float">
            <text:p>2.14631373784968E-009</text:p>
          </table:table-cell>
          <table:table-cell table:formula="of:=ABS([.C79]-[.D79])" office:value-type="float" office:value="0.00000640214631369984" calcext:value-type="float">
            <text:p>6.40214631369984E-006</text:p>
          </table:table-cell>
          <table:table-cell office:value-type="float" office:value="0.000000014901161" calcext:value-type="float">
            <text:p>1.49E-008</text:p>
          </table:table-cell>
          <table:table-cell table:formula="of:=[.E79]/[.G79]" office:value-type="float" office:value="0.144036678608444" calcext:value-type="float">
            <text:p>0.1440366786</text:p>
          </table:table-cell>
          <table:table-cell table:formula="of:=[.F79]/[.G79]" office:value-type="float" office:value="429.640771863336" calcext:value-type="float">
            <text:p>429.6407718633</text:p>
          </table:table-cell>
        </table:table-row>
        <table:table-row table:style-name="ro1">
          <table:table-cell office:value-type="float" office:value="-0.2200007" calcext:value-type="float">
            <text:p>-0.2200007</text:p>
          </table:table-cell>
          <table:table-cell office:value-type="float" office:value="-0.22181518" calcext:value-type="float">
            <text:p>-0.22181518</text:p>
          </table:table-cell>
          <table:table-cell office:value-type="float" office:value="-0.221813" calcext:value-type="float">
            <text:p>-2.22E-001</text:p>
          </table:table-cell>
          <table:table-cell table:formula="of:=ASIN([.A80])" office:value-type="float" office:value="-0.221815188077675" calcext:value-type="float">
            <text:p>-0.2218151881</text:p>
          </table:table-cell>
          <table:table-cell table:formula="of:=ABS([.B80]-[.D80])" office:value-type="float" office:value="0.00000000807767455701658" calcext:value-type="float">
            <text:p>8.07767455701658E-009</text:p>
          </table:table-cell>
          <table:table-cell table:formula="of:=ABS([.C80]-[.D80])" office:value-type="float" office:value="0.00000218807767454754" calcext:value-type="float">
            <text:p>2.18807767454754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0]/[.G80]" office:value-type="float" office:value="0.542083570334995" calcext:value-type="float">
            <text:p>0.5420835703</text:p>
          </table:table-cell>
          <table:table-cell table:formula="of:=[.F80]/[.G80]" office:value-type="float" office:value="146.839408992866" calcext:value-type="float">
            <text:p>146.8394089929</text:p>
          </table:table-cell>
        </table:table-row>
        <table:table-row table:style-name="ro1">
          <table:table-cell office:value-type="float" office:value="-0.2100007" calcext:value-type="float">
            <text:p>-0.2100007</text:p>
          </table:table-cell>
          <table:table-cell office:value-type="float" office:value="-0.21157567" calcext:value-type="float">
            <text:p>-0.21157567</text:p>
          </table:table-cell>
          <table:table-cell office:value-type="float" office:value="-0.211577" calcext:value-type="float">
            <text:p>-2.12E-001</text:p>
          </table:table-cell>
          <table:table-cell table:formula="of:=ASIN([.A81])" office:value-type="float" office:value="-0.211575675723178" calcext:value-type="float">
            <text:p>-0.2115756757</text:p>
          </table:table-cell>
          <table:table-cell table:formula="of:=ABS([.B81]-[.D81])" office:value-type="float" office:value="0.00000000572317851443849" calcext:value-type="float">
            <text:p>5.72317851443849E-009</text:p>
          </table:table-cell>
          <table:table-cell table:formula="of:=ABS([.C81]-[.D81])" office:value-type="float" office:value="0.00000132427682150715" calcext:value-type="float">
            <text:p>1.32427682150715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1]/[.G81]" office:value-type="float" office:value="0.384076013569579" calcext:value-type="float">
            <text:p>0.3840760136</text:p>
          </table:table-cell>
          <table:table-cell table:formula="of:=[.F81]/[.G81]" office:value-type="float" office:value="88.8707142689857" calcext:value-type="float">
            <text:p>88.870714269</text:p>
          </table:table-cell>
        </table:table-row>
        <table:table-row table:style-name="ro1">
          <table:table-cell office:value-type="float" office:value="-0.20000069" calcext:value-type="float">
            <text:p>-0.20000069</text:p>
          </table:table-cell>
          <table:table-cell office:value-type="float" office:value="-0.20135863" calcext:value-type="float">
            <text:p>-0.20135863</text:p>
          </table:table-cell>
          <table:table-cell office:value-type="float" office:value="-0.201365" calcext:value-type="float">
            <text:p>-2.01E-001</text:p>
          </table:table-cell>
          <table:table-cell table:formula="of:=ASIN([.A82])" office:value-type="float" office:value="-0.201358625018682" calcext:value-type="float">
            <text:p>-0.201358625</text:p>
          </table:table-cell>
          <table:table-cell table:formula="of:=ABS([.B82]-[.D82])" office:value-type="float" office:value="0.00000000498131755288789" calcext:value-type="float">
            <text:p>0.000000005</text:p>
          </table:table-cell>
          <table:table-cell table:formula="of:=ABS([.C82]-[.D82])" office:value-type="float" office:value="0.00000637498131755843" calcext:value-type="float">
            <text:p>0.000006375</text:p>
          </table:table-cell>
          <table:table-cell office:value-type="float" office:value="0.000000014901161" calcext:value-type="float">
            <text:p>1.49E-008</text:p>
          </table:table-cell>
          <table:table-cell table:formula="of:=[.E82]/[.G82]" office:value-type="float" office:value="0.334290566546317" calcext:value-type="float">
            <text:p>0.3342905665</text:p>
          </table:table-cell>
          <table:table-cell table:formula="of:=[.F82]/[.G82]" office:value-type="float" office:value="427.817759808006" calcext:value-type="float">
            <text:p>427.817759808</text:p>
          </table:table-cell>
        </table:table-row>
        <table:table-row table:style-name="ro1">
          <table:table-cell office:value-type="float" office:value="-0.19000068" calcext:value-type="float">
            <text:p>-0.19000068</text:p>
          </table:table-cell>
          <table:table-cell office:value-type="float" office:value="-0.19116284" calcext:value-type="float">
            <text:p>-0.19116284</text:p>
          </table:table-cell>
          <table:table-cell office:value-type="float" office:value="-0.191158" calcext:value-type="float">
            <text:p>-1.91E-001</text:p>
          </table:table-cell>
          <table:table-cell table:formula="of:=ASIN([.A83])" office:value-type="float" office:value="-0.191162839147748" calcext:value-type="float">
            <text:p>-0.1911628391</text:p>
          </table:table-cell>
          <table:table-cell table:formula="of:=ABS([.B83]-[.D83])" office:value-type="float" office:value="0.000000000852251769156709" calcext:value-type="float">
            <text:p>8.52251769156709E-010</text:p>
          </table:table-cell>
          <table:table-cell table:formula="of:=ABS([.C83]-[.D83])" office:value-type="float" office:value="0.00000483914774820904" calcext:value-type="float">
            <text:p>4.83914774820904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3]/[.G83]" office:value-type="float" office:value="0.0571936488141232" calcext:value-type="float">
            <text:p>0.0571936488</text:p>
          </table:table-cell>
          <table:table-cell table:formula="of:=[.F83]/[.G83]" office:value-type="float" office:value="324.749712335102" calcext:value-type="float">
            <text:p>324.7497123351</text:p>
          </table:table-cell>
        </table:table-row>
        <table:table-row table:style-name="ro1">
          <table:table-cell office:value-type="float" office:value="-0.18000068" calcext:value-type="float">
            <text:p>-0.18000068</text:p>
          </table:table-cell>
          <table:table-cell office:value-type="float" office:value="-0.18098715" calcext:value-type="float">
            <text:p>-0.18098715</text:p>
          </table:table-cell>
          <table:table-cell office:value-type="float" office:value="-0.180986" calcext:value-type="float">
            <text:p>-1.81E-001</text:p>
          </table:table-cell>
          <table:table-cell table:formula="of:=ASIN([.A84])" office:value-type="float" office:value="-0.180987142537719" calcext:value-type="float">
            <text:p>-0.1809871425</text:p>
          </table:table-cell>
          <table:table-cell table:formula="of:=ABS([.B84]-[.D84])" office:value-type="float" office:value="0.00000000746228112635805" calcext:value-type="float">
            <text:p>7.46228112635805E-009</text:p>
          </table:table-cell>
          <table:table-cell table:formula="of:=ABS([.C84]-[.D84])" office:value-type="float" office:value="0.00000114253771887896" calcext:value-type="float">
            <text:p>1.1425377188789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4]/[.G84]" office:value-type="float" office:value="0.500785215753192" calcext:value-type="float">
            <text:p>0.5007852158</text:p>
          </table:table-cell>
          <table:table-cell table:formula="of:=[.F84]/[.G84]" office:value-type="float" office:value="76.6744093885675" calcext:value-type="float">
            <text:p>76.6744093886</text:p>
          </table:table-cell>
        </table:table-row>
        <table:table-row table:style-name="ro1">
          <table:table-cell office:value-type="float" office:value="-0.17000067" calcext:value-type="float">
            <text:p>-0.17000067</text:p>
          </table:table-cell>
          <table:table-cell office:value-type="float" office:value="-0.17083034" calcext:value-type="float">
            <text:p>-0.17083034</text:p>
          </table:table-cell>
          <table:table-cell office:value-type="float" office:value="-0.170834" calcext:value-type="float">
            <text:p>-1.71E-001</text:p>
          </table:table-cell>
          <table:table-cell table:formula="of:=ASIN([.A85])" office:value-type="float" office:value="-0.170830349025676" calcext:value-type="float">
            <text:p>-0.170830349</text:p>
          </table:table-cell>
          <table:table-cell table:formula="of:=ABS([.B85]-[.D85])" office:value-type="float" office:value="0.0000000090256759011087" calcext:value-type="float">
            <text:p>0.000000009</text:p>
          </table:table-cell>
          <table:table-cell table:formula="of:=ABS([.C85]-[.D85])" office:value-type="float" office:value="0.00000365097432414307" calcext:value-type="float">
            <text:p>0.000003651</text:p>
          </table:table-cell>
          <table:table-cell office:value-type="float" office:value="0.000000014901161" calcext:value-type="float">
            <text:p>1.49E-008</text:p>
          </table:table-cell>
          <table:table-cell table:formula="of:=[.E85]/[.G85]" office:value-type="float" office:value="0.605702864435107" calcext:value-type="float">
            <text:p>0.6057028644</text:p>
          </table:table-cell>
          <table:table-cell table:formula="of:=[.F85]/[.G85]" office:value-type="float" office:value="245.012742573755" calcext:value-type="float">
            <text:p>245.0127425738</text:p>
          </table:table-cell>
        </table:table-row>
        <table:table-row table:style-name="ro1">
          <table:table-cell office:value-type="float" office:value="-0.16000067" calcext:value-type="float">
            <text:p>-0.16000067</text:p>
          </table:table-cell>
          <table:table-cell office:value-type="float" office:value="-0.16069134" calcext:value-type="float">
            <text:p>-0.16069134</text:p>
          </table:table-cell>
          <table:table-cell office:value-type="float" office:value="-0.160684" calcext:value-type="float">
            <text:p>-1.61E-001</text:p>
          </table:table-cell>
          <table:table-cell table:formula="of:=ASIN([.A86])" office:value-type="float" office:value="-0.1606913316962" calcext:value-type="float">
            <text:p>-0.1606913317</text:p>
          </table:table-cell>
          <table:table-cell table:formula="of:=ABS([.B86]-[.D86])" office:value-type="float" office:value="0.00000000830379959237959" calcext:value-type="float">
            <text:p>8.30379959237959E-009</text:p>
          </table:table-cell>
          <table:table-cell table:formula="of:=ABS([.C86]-[.D86])" office:value-type="float" office:value="0.00000733169620040219" calcext:value-type="float">
            <text:p>7.33169620040219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6]/[.G86]" office:value-type="float" office:value="0.557258564777576" calcext:value-type="float">
            <text:p>0.5572585648</text:p>
          </table:table-cell>
          <table:table-cell table:formula="of:=[.F86]/[.G86]" office:value-type="float" office:value="492.021809602768" calcext:value-type="float">
            <text:p>492.0218096028</text:p>
          </table:table-cell>
        </table:table-row>
        <table:table-row table:style-name="ro1">
          <table:table-cell office:value-type="float" office:value="-0.15000066" calcext:value-type="float">
            <text:p>-0.15000066</text:p>
          </table:table-cell>
          <table:table-cell office:value-type="float" office:value="-0.15056895" calcext:value-type="float">
            <text:p>-0.15056895</text:p>
          </table:table-cell>
          <table:table-cell office:value-type="float" office:value="-0.150566" calcext:value-type="float">
            <text:p>-1.51E-001</text:p>
          </table:table-cell>
          <table:table-cell table:formula="of:=ASIN([.A87])" office:value-type="float" office:value="-0.150568940329413" calcext:value-type="float">
            <text:p>-0.1505689403</text:p>
          </table:table-cell>
          <table:table-cell table:formula="of:=ABS([.B87]-[.D87])" office:value-type="float" office:value="0.00000000967058677581179" calcext:value-type="float">
            <text:p>9.67058677581179E-009</text:p>
          </table:table-cell>
          <table:table-cell table:formula="of:=ABS([.C87]-[.D87])" office:value-type="float" office:value="0.00000294032941322575" calcext:value-type="float">
            <text:p>2.94032941322575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7]/[.G87]" office:value-type="float" office:value="0.648982101180692" calcext:value-type="float">
            <text:p>0.6489821012</text:p>
          </table:table-cell>
          <table:table-cell table:formula="of:=[.F87]/[.G87]" office:value-type="float" office:value="197.32216927431" calcext:value-type="float">
            <text:p>197.3221692743</text:p>
          </table:table-cell>
        </table:table-row>
        <table:table-row table:style-name="ro1">
          <table:table-cell office:value-type="float" office:value="-0.14000066" calcext:value-type="float">
            <text:p>-0.14000066</text:p>
          </table:table-cell>
          <table:table-cell office:value-type="float" office:value="-0.14046207" calcext:value-type="float">
            <text:p>-0.14046207</text:p>
          </table:table-cell>
          <table:table-cell office:value-type="float" office:value="-0.140463" calcext:value-type="float">
            <text:p>-1.40E-001</text:p>
          </table:table-cell>
          <table:table-cell table:formula="of:=ASIN([.A88])" office:value-type="float" office:value="-0.140462081274547" calcext:value-type="float">
            <text:p>-0.1404620813</text:p>
          </table:table-cell>
          <table:table-cell table:formula="of:=ABS([.B88]-[.D88])" office:value-type="float" office:value="0.0000000112745469071918" calcext:value-type="float">
            <text:p>1.12745469071918E-008</text:p>
          </table:table-cell>
          <table:table-cell table:formula="of:=ABS([.C88]-[.D88])" office:value-type="float" office:value="0.000000918725453102898" calcext:value-type="float">
            <text:p>9.18725453102898E-007</text:p>
          </table:table-cell>
          <table:table-cell office:value-type="float" office:value="0.000000014901161" calcext:value-type="float">
            <text:p>1.49E-008</text:p>
          </table:table-cell>
          <table:table-cell table:formula="of:=[.E88]/[.G88]" office:value-type="float" office:value="0.75662204489917" calcext:value-type="float">
            <text:p>0.7566220449</text:p>
          </table:table-cell>
          <table:table-cell table:formula="of:=[.F88]/[.G88]" office:value-type="float" office:value="61.6546222876793" calcext:value-type="float">
            <text:p>61.6546222877</text:p>
          </table:table-cell>
        </table:table-row>
        <table:table-row table:style-name="ro1">
          <table:table-cell office:value-type="float" office:value="-0.13000065" calcext:value-type="float">
            <text:p>-0.13000065</text:p>
          </table:table-cell>
          <table:table-cell office:value-type="float" office:value="-0.13036963" calcext:value-type="float">
            <text:p>-0.13036963</text:p>
          </table:table-cell>
          <table:table-cell office:value-type="float" office:value="-0.130375" calcext:value-type="float">
            <text:p>-1.30E-001</text:p>
          </table:table-cell>
          <table:table-cell table:formula="of:=ASIN([.A89])" office:value-type="float" office:value="-0.130369635266286" calcext:value-type="float">
            <text:p>-0.1303696353</text:p>
          </table:table-cell>
          <table:table-cell table:formula="of:=ABS([.B89]-[.D89])" office:value-type="float" office:value="0.0000000052662862681796" calcext:value-type="float">
            <text:p>5.2662862681796E-009</text:p>
          </table:table-cell>
          <table:table-cell table:formula="of:=ABS([.C89]-[.D89])" office:value-type="float" office:value="0.0000053647337137086" calcext:value-type="float">
            <text:p>5.364733713708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9]/[.G89]" office:value-type="float" office:value="0.353414493553865" calcext:value-type="float">
            <text:p>0.3534144936</text:p>
          </table:table-cell>
          <table:table-cell table:formula="of:=[.F89]/[.G89]" office:value-type="float" office:value="360.021189872964" calcext:value-type="float">
            <text:p>360.021189873</text:p>
          </table:table-cell>
        </table:table-row>
        <table:table-row table:style-name="ro1">
          <table:table-cell office:value-type="float" office:value="-0.12000065" calcext:value-type="float">
            <text:p>-0.12000065</text:p>
          </table:table-cell>
          <table:table-cell office:value-type="float" office:value="-0.12029055" calcext:value-type="float">
            <text:p>-0.12029055</text:p>
          </table:table-cell>
          <table:table-cell office:value-type="float" office:value="-0.120292" calcext:value-type="float">
            <text:p>-1.20E-001</text:p>
          </table:table-cell>
          <table:table-cell table:formula="of:=ASIN([.A90])" office:value-type="float" office:value="-0.120290537125972" calcext:value-type="float">
            <text:p>-0.1202905371</text:p>
          </table:table-cell>
          <table:table-cell table:formula="of:=ABS([.B90]-[.D90])" office:value-type="float" office:value="0.0000000128740277466344" calcext:value-type="float">
            <text:p>1.28740277466344E-008</text:p>
          </table:table-cell>
          <table:table-cell table:formula="of:=ABS([.C90]-[.D90])" office:value-type="float" office:value="0.00000146287402776057" calcext:value-type="float">
            <text:p>1.46287402776057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90]/[.G90]" office:value-type="float" office:value="1.72792275364881" calcext:value-type="float">
            <text:p>1.7279227536</text:p>
          </table:table-cell>
          <table:table-cell table:formula="of:=[.F90]/[.G90]" office:value-type="float" office:value="196.343628275168" calcext:value-type="float">
            <text:p>196.3436282752</text:p>
          </table:table-cell>
        </table:table-row>
        <table:table-row table:style-name="ro1">
          <table:table-cell office:value-type="float" office:value="-0.110000655" calcext:value-type="float">
            <text:p>-0.110000655</text:p>
          </table:table-cell>
          <table:table-cell office:value-type="float" office:value="-0.11022371" calcext:value-type="float">
            <text:p>-0.11022371</text:p>
          </table:table-cell>
          <table:table-cell office:value-type="float" office:value="-0.110222" calcext:value-type="float">
            <text:p>-1.10E-001</text:p>
          </table:table-cell>
          <table:table-cell table:formula="of:=ASIN([.A91])" office:value-type="float" office:value="-0.110223708986849" calcext:value-type="float">
            <text:p>-0.110223709</text:p>
          </table:table-cell>
          <table:table-cell table:formula="of:=ABS([.B91]-[.D91])" office:value-type="float" office:value="0.00000000101315088263387" calcext:value-type="float">
            <text:p>0.000000001</text:p>
          </table:table-cell>
          <table:table-cell table:formula="of:=ABS([.C91]-[.D91])" office:value-type="float" office:value="0.00000170898684911935" calcext:value-type="float">
            <text:p>0.000001709</text:p>
          </table:table-cell>
          <table:table-cell office:value-type="float" office:value="0.0000000074505806" calcext:value-type="float">
            <text:p>7.45E-009</text:p>
          </table:table-cell>
          <table:table-cell table:formula="of:=[.E91]/[.G91]" office:value-type="float" office:value="0.135982809532169" calcext:value-type="float">
            <text:p>0.1359828095</text:p>
          </table:table-cell>
          <table:table-cell table:formula="of:=[.F91]/[.G91]" office:value-type="float" office:value="229.376331975974" calcext:value-type="float">
            <text:p>229.376331976</text:p>
          </table:table-cell>
        </table:table-row>
        <table:table-row table:style-name="ro1">
          <table:table-cell office:value-type="float" office:value="-0.10000066" calcext:value-type="float">
            <text:p>-0.10000066</text:p>
          </table:table-cell>
          <table:table-cell office:value-type="float" office:value="-0.10016808" calcext:value-type="float">
            <text:p>-0.10016808</text:p>
          </table:table-cell>
          <table:table-cell office:value-type="float" office:value="-0.100171" calcext:value-type="float">
            <text:p>-1.00E-001</text:p>
          </table:table-cell>
          <table:table-cell table:formula="of:=ASIN([.A92])" office:value-type="float" office:value="-0.10016808448654" calcext:value-type="float">
            <text:p>-0.1001680845</text:p>
          </table:table-cell>
          <table:table-cell table:formula="of:=ABS([.B92]-[.D92])" office:value-type="float" office:value="0.00000000448653997286996" calcext:value-type="float">
            <text:p>4.48653997286996E-009</text:p>
          </table:table-cell>
          <table:table-cell table:formula="of:=ABS([.C92]-[.D92])" office:value-type="float" office:value="0.00000291551346003061" calcext:value-type="float">
            <text:p>2.91551346003061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92]/[.G92]" office:value-type="float" office:value="0.602173201491165" calcext:value-type="float">
            <text:p>0.6021732015</text:p>
          </table:table-cell>
          <table:table-cell table:formula="of:=[.F92]/[.G92]" office:value-type="float" office:value="391.313592397162" calcext:value-type="float">
            <text:p>391.3135923972</text:p>
          </table:table-cell>
        </table:table-row>
        <table:table-row table:style-name="ro1">
          <table:table-cell office:value-type="float" office:value="-0.09000066" calcext:value-type="float">
            <text:p>-0.09000066</text:p>
          </table:table-cell>
          <table:table-cell office:value-type="float" office:value="-0.0901226" calcext:value-type="float">
            <text:p>-0.0901226</text:p>
          </table:table-cell>
          <table:table-cell office:value-type="float" office:value="-0.090122" calcext:value-type="float">
            <text:p>-9.01E-002</text:p>
          </table:table-cell>
          <table:table-cell table:formula="of:=ASIN([.A93])" office:value-type="float" office:value="-0.090122607703964" calcext:value-type="float">
            <text:p>-0.0901226077</text:p>
          </table:table-cell>
          <table:table-cell table:formula="of:=ABS([.B93]-[.D93])" office:value-type="float" office:value="0.00000000770396396676531" calcext:value-type="float">
            <text:p>7.70396396676531E-009</text:p>
          </table:table-cell>
          <table:table-cell table:formula="of:=ABS([.C93]-[.D93])" office:value-type="float" office:value="0.000000607703963956263" calcext:value-type="float">
            <text:p>6.07703963956263E-007</text:p>
          </table:table-cell>
          <table:table-cell office:value-type="float" office:value="0.0000000074505806" calcext:value-type="float">
            <text:p>7.45E-009</text:p>
          </table:table-cell>
          <table:table-cell table:formula="of:=[.E93]/[.G93]" office:value-type="float" office:value="1.03400853978619" calcext:value-type="float">
            <text:p>1.0340085398</text:p>
          </table:table-cell>
          <table:table-cell table:formula="of:=[.F93]/[.G93]" office:value-type="float" office:value="81.5646453051274" calcext:value-type="float">
            <text:p>81.5646453051</text:p>
          </table:table-cell>
        </table:table-row>
        <table:table-row table:style-name="ro1">
          <table:table-cell office:value-type="float" office:value="-0.08000066" calcext:value-type="float">
            <text:p>-0.08000066</text:p>
          </table:table-cell>
          <table:table-cell office:value-type="float" office:value="-0.08008624" calcext:value-type="float">
            <text:p>-0.08008624</text:p>
          </table:table-cell>
          <table:table-cell office:value-type="float" office:value="-0.0800823" calcext:value-type="float">
            <text:p>-8.01E-002</text:p>
          </table:table-cell>
          <table:table-cell table:formula="of:=ASIN([.A94])" office:value-type="float" office:value="-0.0800862421558686" calcext:value-type="float">
            <text:p>-0.0800862422</text:p>
          </table:table-cell>
          <table:table-cell table:formula="of:=ABS([.B94]-[.D94])" office:value-type="float" office:value="0.00000000215586858087757" calcext:value-type="float">
            <text:p>2.15586858087757E-009</text:p>
          </table:table-cell>
          <table:table-cell table:formula="of:=ABS([.C94]-[.D94])" office:value-type="float" office:value="0.0000039421558685887" calcext:value-type="float">
            <text:p>3.9421558685887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94]/[.G94]" office:value-type="float" office:value="0.289355782672504" calcext:value-type="float">
            <text:p>0.2893557827</text:p>
          </table:table-cell>
          <table:table-cell table:formula="of:=[.F94]/[.G94]" office:value-type="float" office:value="529.107203885386" calcext:value-type="float">
            <text:p>529.1072038854</text:p>
          </table:table-cell>
        </table:table-row>
        <table:table-row table:style-name="ro1">
          <table:table-cell office:value-type="float" office:value="-0.07000066" calcext:value-type="float">
            <text:p>-0.07000066</text:p>
          </table:table-cell>
          <table:table-cell office:value-type="float" office:value="-0.070057966" calcext:value-type="float">
            <text:p>-0.070057966</text:p>
          </table:table-cell>
          <table:table-cell office:value-type="float" office:value="-0.0700583" calcext:value-type="float">
            <text:p>-7.01E-002</text:p>
          </table:table-cell>
          <table:table-cell table:formula="of:=ASIN([.A95])" office:value-type="float" office:value="-0.0700579547110325" calcext:value-type="float">
            <text:p>-0.0700579547</text:p>
          </table:table-cell>
          <table:table-cell table:formula="of:=ABS([.B95]-[.D95])" office:value-type="float" office:value="0.0000000112889675385475" calcext:value-type="float">
            <text:p>1.12889675385475E-008</text:p>
          </table:table-cell>
          <table:table-cell table:formula="of:=ABS([.C95]-[.D95])" office:value-type="float" office:value="0.000000345288967543156" calcext:value-type="float">
            <text:p>3.45288967543156E-007</text:p>
          </table:table-cell>
          <table:table-cell office:value-type="float" office:value="0.0000000074505806" calcext:value-type="float">
            <text:p>7.45E-009</text:p>
          </table:table-cell>
          <table:table-cell table:formula="of:=[.E95]/[.G95]" office:value-type="float" office:value="1.51517957386401" calcext:value-type="float">
            <text:p>1.5151795739</text:p>
          </table:table-cell>
          <table:table-cell table:formula="of:=[.F95]/[.G95]" office:value-type="float" office:value="46.3439007079738" calcext:value-type="float">
            <text:p>46.343900708</text:p>
          </table:table-cell>
        </table:table-row>
        <table:table-row table:style-name="ro1">
          <table:table-cell office:value-type="float" office:value="-0.060000665" calcext:value-type="float">
            <text:p>-0.060000665</text:p>
          </table:table-cell>
          <table:table-cell office:value-type="float" office:value="-0.060036723" calcext:value-type="float">
            <text:p>-0.060036723</text:p>
          </table:table-cell>
          <table:table-cell office:value-type="float" office:value="-0.0600375" calcext:value-type="float">
            <text:p>-6.00E-002</text:p>
          </table:table-cell>
          <table:table-cell table:formula="of:=ASIN([.A96])" office:value-type="float" office:value="-0.0600367246455334" calcext:value-type="float">
            <text:p>-0.0600367246</text:p>
          </table:table-cell>
          <table:table-cell table:formula="of:=ABS([.B96]-[.D96])" office:value-type="float" office:value="0.00000000164553338316553" calcext:value-type="float">
            <text:p>1.64553338316553E-009</text:p>
          </table:table-cell>
          <table:table-cell table:formula="of:=ABS([.C96]-[.D96])" office:value-type="float" office:value="0.000000775354466610312" calcext:value-type="float">
            <text:p>7.75354466610312E-007</text:p>
          </table:table-cell>
          <table:table-cell office:value-type="float" office:value="0.0000000037252903" calcext:value-type="float">
            <text:p>3.73E-009</text:p>
          </table:table-cell>
          <table:table-cell table:formula="of:=[.E96]/[.G96]" office:value-type="float" office:value="0.441719503890886" calcext:value-type="float">
            <text:p>0.4417195039</text:p>
          </table:table-cell>
          <table:table-cell table:formula="of:=[.F96]/[.G96]" office:value-type="float" office:value="208.132629720243" calcext:value-type="float">
            <text:p>208.1326297202</text:p>
          </table:table-cell>
        </table:table-row>
        <table:table-row table:style-name="ro1">
          <table:table-cell office:value-type="float" office:value="-0.050000668" calcext:value-type="float">
            <text:p>-0.050000668</text:p>
          </table:table-cell>
          <table:table-cell office:value-type="float" office:value="-0.050021525" calcext:value-type="float">
            <text:p>-0.050021525</text:p>
          </table:table-cell>
          <table:table-cell office:value-type="float" office:value="-0.0500228" calcext:value-type="float">
            <text:p>-5.00E-002</text:p>
          </table:table-cell>
          <table:table-cell table:formula="of:=ASIN([.A97])" office:value-type="float" office:value="-0.0500215256423501" calcext:value-type="float">
            <text:p>-0.0500215256</text:p>
          </table:table-cell>
          <table:table-cell table:formula="of:=ABS([.B97]-[.D97])" office:value-type="float" office:value="0.000000000642350103663425" calcext:value-type="float">
            <text:p>6.42350103663425E-010</text:p>
          </table:table-cell>
          <table:table-cell table:formula="of:=ABS([.C97]-[.D97])" office:value-type="float" office:value="0.00000127435764989137" calcext:value-type="float">
            <text:p>1.27435764989137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97]/[.G97]" office:value-type="float" office:value="0.172429542917347" calcext:value-type="float">
            <text:p>0.1724295429</text:p>
          </table:table-cell>
          <table:table-cell table:formula="of:=[.F97]/[.G97]" office:value-type="float" office:value="342.082776714439" calcext:value-type="float">
            <text:p>342.0827767144</text:p>
          </table:table-cell>
        </table:table-row>
        <table:table-row table:style-name="ro1">
          <table:table-cell office:value-type="float" office:value="-0.04000067" calcext:value-type="float">
            <text:p>-0.04000067</text:p>
          </table:table-cell>
          <table:table-cell office:value-type="float" office:value="-0.040011346" calcext:value-type="float">
            <text:p>-0.040011346</text:p>
          </table:table-cell>
          <table:table-cell office:value-type="float" office:value="-0.0400092" calcext:value-type="float">
            <text:p>-4.00E-002</text:p>
          </table:table-cell>
          <table:table-cell table:formula="of:=ASIN([.A98])" office:value-type="float" office:value="-0.040011344890642" calcext:value-type="float">
            <text:p>-0.0400113449</text:p>
          </table:table-cell>
          <table:table-cell table:formula="of:=ABS([.B98]-[.D98])" office:value-type="float" office:value="0.0000000011093580151722" calcext:value-type="float">
            <text:p>1.1093580151722E-009</text:p>
          </table:table-cell>
          <table:table-cell table:formula="of:=ABS([.C98]-[.D98])" office:value-type="float" office:value="0.00000214489064198631" calcext:value-type="float">
            <text:p>2.14489064198631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98]/[.G98]" office:value-type="float" office:value="0.297791024547054" calcext:value-type="float">
            <text:p>0.2977910245</text:p>
          </table:table-cell>
          <table:table-cell table:formula="of:=[.F98]/[.G98]" office:value-type="float" office:value="575.764697314007" calcext:value-type="float">
            <text:p>575.764697314</text:p>
          </table:table-cell>
        </table:table-row>
        <table:table-row table:style-name="ro1">
          <table:table-cell office:value-type="float" office:value="-0.03000067" calcext:value-type="float">
            <text:p>-0.03000067</text:p>
          </table:table-cell>
          <table:table-cell office:value-type="float" office:value="-0.030005172" calcext:value-type="float">
            <text:p>-0.030005172</text:p>
          </table:table-cell>
          <table:table-cell office:value-type="float" office:value="-0.0300054" calcext:value-type="float">
            <text:p>-3.00E-002</text:p>
          </table:table-cell>
          <table:table-cell table:formula="of:=ASIN([.A99])" office:value-type="float" office:value="-0.0300051721251873" calcext:value-type="float">
            <text:p>-0.0300051721</text:p>
          </table:table-cell>
          <table:table-cell table:formula="of:=ABS([.B99]-[.D99])" office:value-type="float" office:value="0.000000000125187343130717" calcext:value-type="float">
            <text:p>1.25187343130717E-010</text:p>
          </table:table-cell>
          <table:table-cell table:formula="of:=ABS([.C99]-[.D99])" office:value-type="float" office:value="0.000000227874812654821" calcext:value-type="float">
            <text:p>2.27874812654821E-007</text:p>
          </table:table-cell>
          <table:table-cell office:value-type="float" office:value="0.0000000018626451" calcext:value-type="float">
            <text:p>1.86E-009</text:p>
          </table:table-cell>
          <table:table-cell table:formula="of:=[.E99]/[.G99]" office:value-type="float" office:value="0.0672094448538356" calcext:value-type="float">
            <text:p>0.0672094449</text:p>
          </table:table-cell>
          <table:table-cell table:formula="of:=[.F99]/[.G99]" office:value-type="float" office:value="122.339361725334" calcext:value-type="float">
            <text:p>122.3393617253</text:p>
          </table:table-cell>
        </table:table-row>
        <table:table-row table:style-name="ro1">
          <table:table-cell office:value-type="float" office:value="-0.02000067" calcext:value-type="float">
            <text:p>-0.02000067</text:p>
          </table:table-cell>
          <table:table-cell office:value-type="float" office:value="-0.020002002" calcext:value-type="float">
            <text:p>-0.020002002</text:p>
          </table:table-cell>
          <table:table-cell office:value-type="float" office:value="-0.0200008" calcext:value-type="float">
            <text:p>-2.00E-002</text:p>
          </table:table-cell>
          <table:table-cell table:formula="of:=ASIN([.A100])" office:value-type="float" office:value="-0.0200020037074352" calcext:value-type="float">
            <text:p>-0.0200020037</text:p>
          </table:table-cell>
          <table:table-cell table:formula="of:=ABS([.B100]-[.D100])" office:value-type="float" office:value="0.00000000170743519670169" calcext:value-type="float">
            <text:p>1.70743519670169E-009</text:p>
          </table:table-cell>
          <table:table-cell table:formula="of:=ABS([.C100]-[.D100])" office:value-type="float" office:value="0.00000120370743519546" calcext:value-type="float">
            <text:p>1.20370743519546E-006</text:p>
          </table:table-cell>
          <table:table-cell office:value-type="float" office:value="0.0000000018626451" calcext:value-type="float">
            <text:p>1.86E-009</text:p>
          </table:table-cell>
          <table:table-cell table:formula="of:=[.E100]/[.G100]" office:value-type="float" office:value="0.916672315462398" calcext:value-type="float">
            <text:p>0.9166723155</text:p>
          </table:table-cell>
          <table:table-cell table:formula="of:=[.F100]/[.G100]" office:value-type="float" office:value="646.235525595005" calcext:value-type="float">
            <text:p>646.235525595</text:p>
          </table:table-cell>
        </table:table-row>
        <table:table-row table:style-name="ro1">
          <table:table-cell office:value-type="float" office:value="-0.01000067" calcext:value-type="float">
            <text:p>-0.01000067</text:p>
          </table:table-cell>
          <table:table-cell office:value-type="float" office:value="-0.010000837" calcext:value-type="float">
            <text:p>-0.010000837</text:p>
          </table:table-cell>
          <table:table-cell office:value-type="float" office:value="-0.0100001" calcext:value-type="float">
            <text:p>-1.00E-002</text:p>
          </table:table-cell>
          <table:table-cell table:formula="of:=ASIN([.A101])" office:value-type="float" office:value="-0.0100008367076719" calcext:value-type="float">
            <text:p>-0.0100008367</text:p>
          </table:table-cell>
          <table:table-cell table:formula="of:=ABS([.B101]-[.D101])" office:value-type="float" office:value="0.000000000292328130452324" calcext:value-type="float">
            <text:p>2.92328130452324E-010</text:p>
          </table:table-cell>
          <table:table-cell table:formula="of:=ABS([.C101]-[.D101])" office:value-type="float" office:value="0.000000736707671868467" calcext:value-type="float">
            <text:p>7.36707671868467E-007</text:p>
          </table:table-cell>
          <table:table-cell office:value-type="float" office:value="0.0000000009313226" calcext:value-type="float">
            <text:p>9.31E-010</text:p>
          </table:table-cell>
          <table:table-cell table:formula="of:=[.E101]/[.G101]" office:value-type="float" office:value="0.313884931443008" calcext:value-type="float">
            <text:p>0.3138849314</text:p>
          </table:table-cell>
          <table:table-cell table:formula="of:=[.F101]/[.G101]" office:value-type="float" office:value="791.033817786089" calcext:value-type="float">
            <text:p>791.0338177861</text:p>
          </table:table-cell>
        </table:table-row>
        <table:table-row table:style-name="ro1">
          <table:table-cell office:value-type="float" office:value="0.009999329" calcext:value-type="float">
            <text:p>0.009999329</text:p>
          </table:table-cell>
          <table:table-cell office:value-type="float" office:value="0.009999495" calcext:value-type="float">
            <text:p>0.009999495</text:p>
          </table:table-cell>
          <table:table-cell office:value-type="float" office:value="0.0100003" calcext:value-type="float">
            <text:p>1.00E-002</text:p>
          </table:table-cell>
          <table:table-cell table:formula="of:=ASIN([.A102])" office:value-type="float" office:value="0.00999949564061685" calcext:value-type="float">
            <text:p>0.0099994956</text:p>
          </table:table-cell>
          <table:table-cell table:formula="of:=ABS([.B102]-[.D102])" office:value-type="float" office:value="0.000000000640616849498232" calcext:value-type="float">
            <text:p>6.40616849498232E-010</text:p>
          </table:table-cell>
          <table:table-cell table:formula="of:=ABS([.C102]-[.D102])" office:value-type="float" office:value="0.000000804359383150058" calcext:value-type="float">
            <text:p>8.04359383150058E-007</text:p>
          </table:table-cell>
          <table:table-cell office:value-type="float" office:value="0.0000000009313226" calcext:value-type="float">
            <text:p>9.31E-010</text:p>
          </table:table-cell>
          <table:table-cell table:formula="of:=[.E102]/[.G102]" office:value-type="float" office:value="0.687857085716842" calcext:value-type="float">
            <text:p>0.6878570857</text:p>
          </table:table-cell>
          <table:table-cell table:formula="of:=[.F102]/[.G102]" office:value-type="float" office:value="863.674287674387" calcext:value-type="float">
            <text:p>863.6742876744</text:p>
          </table:table-cell>
        </table:table-row>
        <table:table-row table:style-name="ro1">
          <table:table-cell office:value-type="float" office:value="0.019999329" calcext:value-type="float">
            <text:p>0.019999329</text:p>
          </table:table-cell>
          <table:table-cell office:value-type="float" office:value="0.020000663" calcext:value-type="float">
            <text:p>0.020000663</text:p>
          </table:table-cell>
          <table:table-cell office:value-type="float" office:value="0.0200019" calcext:value-type="float">
            <text:p>2.00E-002</text:p>
          </table:table-cell>
          <table:table-cell table:formula="of:=ASIN([.A103])" office:value-type="float" office:value="0.0200006624391547" calcext:value-type="float">
            <text:p>0.0200006624</text:p>
          </table:table-cell>
          <table:table-cell table:formula="of:=ABS([.B103]-[.D103])" office:value-type="float" office:value="0.000000000560845279939937" calcext:value-type="float">
            <text:p>5.60845279939937E-010</text:p>
          </table:table-cell>
          <table:table-cell table:formula="of:=ABS([.C103]-[.D103])" office:value-type="float" office:value="0.00000123756084527762" calcext:value-type="float">
            <text:p>1.23756084527762E-006</text:p>
          </table:table-cell>
          <table:table-cell office:value-type="float" office:value="0.0000000018626451" calcext:value-type="float">
            <text:p>1.86E-009</text:p>
          </table:table-cell>
          <table:table-cell table:formula="of:=[.E103]/[.G103]" office:value-type="float" office:value="0.301101524890564" calcext:value-type="float">
            <text:p>0.3011015249</text:p>
          </table:table-cell>
          <table:table-cell table:formula="of:=[.F103]/[.G103]" office:value-type="float" office:value="664.410437220501" calcext:value-type="float">
            <text:p>664.4104372205</text:p>
          </table:table-cell>
        </table:table-row>
        <table:table-row table:style-name="ro1">
          <table:table-cell office:value-type="float" office:value="0.029999329" calcext:value-type="float">
            <text:p>0.029999329</text:p>
          </table:table-cell>
          <table:table-cell office:value-type="float" office:value="0.03000383" calcext:value-type="float">
            <text:p>0.03000383</text:p>
          </table:table-cell>
          <table:table-cell office:value-type="float" office:value="0.0300046" calcext:value-type="float">
            <text:p>3.00E-002</text:p>
          </table:table-cell>
          <table:table-cell table:formula="of:=ASIN([.A104])" office:value-type="float" office:value="0.0300038305213297" calcext:value-type="float">
            <text:p>0.0300038305</text:p>
          </table:table-cell>
          <table:table-cell table:formula="of:=ABS([.B104]-[.D104])" office:value-type="float" office:value="0.000000000521329729386011" calcext:value-type="float">
            <text:p>5.21329729386011E-010</text:p>
          </table:table-cell>
          <table:table-cell table:formula="of:=ABS([.C104]-[.D104])" office:value-type="float" office:value="0.000000769478670267776" calcext:value-type="float">
            <text:p>7.69478670267776E-007</text:p>
          </table:table-cell>
          <table:table-cell office:value-type="float" office:value="0.0000000018626451" calcext:value-type="float">
            <text:p>1.86E-009</text:p>
          </table:table-cell>
          <table:table-cell table:formula="of:=[.E104]/[.G104]" office:value-type="float" office:value="0.279886774665775" calcext:value-type="float">
            <text:p>0.2798867747</text:p>
          </table:table-cell>
          <table:table-cell table:formula="of:=[.F104]/[.G104]" office:value-type="float" office:value="413.110726390001" calcext:value-type="float">
            <text:p>413.11072639</text:p>
          </table:table-cell>
        </table:table-row>
        <table:table-row table:style-name="ro1">
          <table:table-cell office:value-type="float" office:value="0.03999933" calcext:value-type="float">
            <text:p>0.03999933</text:p>
          </table:table-cell>
          <table:table-cell office:value-type="float" office:value="0.040010005" calcext:value-type="float">
            <text:p>0.040010005</text:p>
          </table:table-cell>
          <table:table-cell office:value-type="float" office:value="0.0400123" calcext:value-type="float">
            <text:p>4.00E-002</text:p>
          </table:table-cell>
          <table:table-cell table:formula="of:=ASIN([.A105])" office:value-type="float" office:value="0.0400100038173539" calcext:value-type="float">
            <text:p>0.0400100038</text:p>
          </table:table-cell>
          <table:table-cell table:formula="of:=ABS([.B105]-[.D105])" office:value-type="float" office:value="0.00000000118264613380159" calcext:value-type="float">
            <text:p>1.18264613380159E-009</text:p>
          </table:table-cell>
          <table:table-cell table:formula="of:=ABS([.C105]-[.D105])" office:value-type="float" office:value="0.00000229618264612624" calcext:value-type="float">
            <text:p>2.29618264612624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105]/[.G105]" office:value-type="float" office:value="0.317464154082593" calcext:value-type="float">
            <text:p>0.3174641541</text:p>
          </table:table-cell>
          <table:table-cell table:formula="of:=[.F105]/[.G105]" office:value-type="float" office:value="616.376835417697" calcext:value-type="float">
            <text:p>616.3768354177</text:p>
          </table:table-cell>
        </table:table-row>
        <table:table-row table:style-name="ro1">
          <table:table-cell office:value-type="float" office:value="0.049999326" calcext:value-type="float">
            <text:p>0.049999326</text:p>
          </table:table-cell>
          <table:table-cell office:value-type="float" office:value="0.050020184" calcext:value-type="float">
            <text:p>0.050020184</text:p>
          </table:table-cell>
          <table:table-cell office:value-type="float" office:value="0.050022" calcext:value-type="float">
            <text:p>5.00E-002</text:p>
          </table:table-cell>
          <table:table-cell table:formula="of:=ASIN([.A106])" office:value-type="float" office:value="0.0500201819616984" calcext:value-type="float">
            <text:p>0.050020182</text:p>
          </table:table-cell>
          <table:table-cell table:formula="of:=ABS([.B106]-[.D106])" office:value-type="float" office:value="0.00000000203830156919604" calcext:value-type="float">
            <text:p>0.000000002</text:p>
          </table:table-cell>
          <table:table-cell table:formula="of:=ABS([.C106]-[.D106])" office:value-type="float" office:value="0.0000018180383015709" calcext:value-type="float">
            <text:p>0.000001818</text:p>
          </table:table-cell>
          <table:table-cell office:value-type="float" office:value="0.0000000037252903" calcext:value-type="float">
            <text:p>3.73E-009</text:p>
          </table:table-cell>
          <table:table-cell table:formula="of:=[.E106]/[.G106]" office:value-type="float" office:value="0.547152410966749" calcext:value-type="float">
            <text:p>0.547152411</text:p>
          </table:table-cell>
          <table:table-cell table:formula="of:=[.F106]/[.G106]" office:value-type="float" office:value="488.025940306156" calcext:value-type="float">
            <text:p>488.0259403062</text:p>
          </table:table-cell>
        </table:table-row>
        <table:table-row table:style-name="ro1">
          <table:table-cell office:value-type="float" office:value="0.059999324" calcext:value-type="float">
            <text:p>0.059999324</text:p>
          </table:table-cell>
          <table:table-cell office:value-type="float" office:value="0.06003538" calcext:value-type="float">
            <text:p>0.06003538</text:p>
          </table:table-cell>
          <table:table-cell office:value-type="float" office:value="0.0600367" calcext:value-type="float">
            <text:p>6.00E-002</text:p>
          </table:table-cell>
          <table:table-cell table:formula="of:=ASIN([.A107])" office:value-type="float" office:value="0.060035381225197" calcext:value-type="float">
            <text:p>0.0600353812</text:p>
          </table:table-cell>
          <table:table-cell table:formula="of:=ABS([.B107]-[.D107])" office:value-type="float" office:value="0.0000000012251969647159" calcext:value-type="float">
            <text:p>1.2251969647159E-009</text:p>
          </table:table-cell>
          <table:table-cell table:formula="of:=ABS([.C107]-[.D107])" office:value-type="float" office:value="0.00000131877480303438" calcext:value-type="float">
            <text:p>1.31877480303438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107]/[.G107]" office:value-type="float" office:value="0.32888630577754" calcext:value-type="float">
            <text:p>0.3288863058</text:p>
          </table:table-cell>
          <table:table-cell table:formula="of:=[.F107]/[.G107]" office:value-type="float" office:value="354.005915467684" calcext:value-type="float">
            <text:p>354.0059154677</text:p>
          </table:table-cell>
        </table:table-row>
        <table:table-row table:style-name="ro1">
          <table:table-cell office:value-type="float" office:value="0.06999932" calcext:value-type="float">
            <text:p>0.06999932</text:p>
          </table:table-cell>
          <table:table-cell office:value-type="float" office:value="0.07005662" calcext:value-type="float">
            <text:p>0.07005662</text:p>
          </table:table-cell>
          <table:table-cell office:value-type="float" office:value="0.0700575" calcext:value-type="float">
            <text:p>7.01E-002</text:p>
          </table:table-cell>
          <table:table-cell table:formula="of:=ASIN([.A108])" office:value-type="float" office:value="0.0700566114159189" calcext:value-type="float">
            <text:p>0.0700566114</text:p>
          </table:table-cell>
          <table:table-cell table:formula="of:=ABS([.B108]-[.D108])" office:value-type="float" office:value="0.000000008584081098717" calcext:value-type="float">
            <text:p>8.584081098717E-009</text:p>
          </table:table-cell>
          <table:table-cell table:formula="of:=ABS([.C108]-[.D108])" office:value-type="float" office:value="0.000000888584081093491" calcext:value-type="float">
            <text:p>8.88584081093491E-007</text:p>
          </table:table-cell>
          <table:table-cell office:value-type="float" office:value="0.0000000074505806" calcext:value-type="float">
            <text:p>7.45E-009</text:p>
          </table:table-cell>
          <table:table-cell table:formula="of:=[.E108]/[.G108]" office:value-type="float" office:value="1.15213586156185" calcext:value-type="float">
            <text:p>1.1521358616</text:p>
          </table:table-cell>
          <table:table-cell table:formula="of:=[.F108]/[.G108]" office:value-type="float" office:value="119.263736452095" calcext:value-type="float">
            <text:p>119.2637364521</text:p>
          </table:table-cell>
        </table:table-row>
        <table:table-row table:style-name="ro1">
          <table:table-cell office:value-type="float" office:value="0.07999932" calcext:value-type="float">
            <text:p>0.07999932</text:p>
          </table:table-cell>
          <table:table-cell office:value-type="float" office:value="0.08008489" calcext:value-type="float">
            <text:p>0.08008489</text:p>
          </table:table-cell>
          <table:table-cell office:value-type="float" office:value="0.0800891" calcext:value-type="float">
            <text:p>8.01E-002</text:p>
          </table:table-cell>
          <table:table-cell table:formula="of:=ASIN([.A109])" office:value-type="float" office:value="0.0800848978471769" calcext:value-type="float">
            <text:p>0.0800848978</text:p>
          </table:table-cell>
          <table:table-cell table:formula="of:=ABS([.B109]-[.D109])" office:value-type="float" office:value="0.00000000784717686663772" calcext:value-type="float">
            <text:p>7.84717686663772E-009</text:p>
          </table:table-cell>
          <table:table-cell table:formula="of:=ABS([.C109]-[.D109])" office:value-type="float" office:value="0.00000420215282313785" calcext:value-type="float">
            <text:p>4.20215282313785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09]/[.G109]" office:value-type="float" office:value="1.05323024981942" calcext:value-type="float">
            <text:p>1.0532302498</text:p>
          </table:table-cell>
          <table:table-cell table:formula="of:=[.F109]/[.G109]" office:value-type="float" office:value="564.003404397484" calcext:value-type="float">
            <text:p>564.0034043975</text:p>
          </table:table-cell>
        </table:table-row>
        <table:table-row table:style-name="ro1">
          <table:table-cell office:value-type="float" office:value="0.08999932" calcext:value-type="float">
            <text:p>0.08999932</text:p>
          </table:table-cell>
          <table:table-cell office:value-type="float" office:value="0.09012126" calcext:value-type="float">
            <text:p>0.09012126</text:p>
          </table:table-cell>
          <table:table-cell office:value-type="float" office:value="0.0901212" calcext:value-type="float">
            <text:p>9.01E-002</text:p>
          </table:table-cell>
          <table:table-cell table:formula="of:=ASIN([.A110])" office:value-type="float" office:value="0.090121262243772" calcext:value-type="float">
            <text:p>0.0901212622</text:p>
          </table:table-cell>
          <table:table-cell table:formula="of:=ABS([.B110]-[.D110])" office:value-type="float" office:value="0.00000000224377202928672" calcext:value-type="float">
            <text:p>2.24377202928672E-009</text:p>
          </table:table-cell>
          <table:table-cell table:formula="of:=ABS([.C110]-[.D110])" office:value-type="float" office:value="0.0000000622437720393387" calcext:value-type="float">
            <text:p>6.22437720393387E-008</text:p>
          </table:table-cell>
          <table:table-cell office:value-type="float" office:value="0.0000000074505806" calcext:value-type="float">
            <text:p>7.45E-009</text:p>
          </table:table-cell>
          <table:table-cell table:formula="of:=[.E110]/[.G110]" office:value-type="float" office:value="0.301153983796473" calcext:value-type="float">
            <text:p>0.3011539838</text:p>
          </table:table-cell>
          <table:table-cell table:formula="of:=[.F110]/[.G110]" office:value-type="float" office:value="8.35421766182071" calcext:value-type="float">
            <text:p>8.3542176618</text:p>
          </table:table-cell>
        </table:table-row>
        <table:table-row table:style-name="ro1">
          <table:table-cell office:value-type="float" office:value="0.099999316" calcext:value-type="float">
            <text:p>0.099999316</text:p>
          </table:table-cell>
          <table:table-cell office:value-type="float" office:value="0.10016673" calcext:value-type="float">
            <text:p>0.10016673</text:p>
          </table:table-cell>
          <table:table-cell office:value-type="float" office:value="0.10017" calcext:value-type="float">
            <text:p>1.00E-001</text:p>
          </table:table-cell>
          <table:table-cell table:formula="of:=ASIN([.A111])" office:value-type="float" office:value="0.100166733715718" calcext:value-type="float">
            <text:p>0.1001667337</text:p>
          </table:table-cell>
          <table:table-cell table:formula="of:=ABS([.B111]-[.D111])" office:value-type="float" office:value="0.00000000371571791391023" calcext:value-type="float">
            <text:p>3.71571791391023E-009</text:p>
          </table:table-cell>
          <table:table-cell table:formula="of:=ABS([.C111]-[.D111])" office:value-type="float" office:value="0.00000326628428209963" calcext:value-type="float">
            <text:p>3.26628428209963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11]/[.G111]" office:value-type="float" office:value="0.498715216088023" calcext:value-type="float">
            <text:p>0.4987152161</text:p>
          </table:table-cell>
          <table:table-cell table:formula="of:=[.F111]/[.G111]" office:value-type="float" office:value="438.393255164521" calcext:value-type="float">
            <text:p>438.3932551645</text:p>
          </table:table-cell>
        </table:table-row>
        <table:table-row table:style-name="ro1">
          <table:table-cell office:value-type="float" office:value="0.109999314" calcext:value-type="float">
            <text:p>0.109999314</text:p>
          </table:table-cell>
          <table:table-cell office:value-type="float" office:value="0.11022236" calcext:value-type="float">
            <text:p>0.11022236</text:p>
          </table:table-cell>
          <table:table-cell office:value-type="float" office:value="0.110221" calcext:value-type="float">
            <text:p>1.10E-001</text:p>
          </table:table-cell>
          <table:table-cell table:formula="of:=ASIN([.A112])" office:value-type="float" office:value="0.110222359799425" calcext:value-type="float">
            <text:p>0.1102223598</text:p>
          </table:table-cell>
          <table:table-cell table:formula="of:=ABS([.B112]-[.D112])" office:value-type="float" office:value="0.000000000200574834519074" calcext:value-type="float">
            <text:p>2.00574834519074E-010</text:p>
          </table:table-cell>
          <table:table-cell table:formula="of:=ABS([.C112]-[.D112])" office:value-type="float" office:value="0.00000135979942517128" calcext:value-type="float">
            <text:p>1.35979942517128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12]/[.G112]" office:value-type="float" office:value="0.0269206985720111" calcext:value-type="float">
            <text:p>0.0269206986</text:p>
          </table:table-cell>
          <table:table-cell table:formula="of:=[.F112]/[.G112]" office:value-type="float" office:value="182.509189306842" calcext:value-type="float">
            <text:p>182.5091893068</text:p>
          </table:table-cell>
        </table:table-row>
        <table:table-row table:style-name="ro1">
          <table:table-cell office:value-type="float" office:value="0.11999931" calcext:value-type="float">
            <text:p>0.11999931</text:p>
          </table:table-cell>
          <table:table-cell office:value-type="float" office:value="0.12028919" calcext:value-type="float">
            <text:p>0.12028919</text:p>
          </table:table-cell>
          <table:table-cell office:value-type="float" office:value="0.120292" calcext:value-type="float">
            <text:p>1.20E-001</text:p>
          </table:table-cell>
          <table:table-cell table:formula="of:=ASIN([.A113])" office:value-type="float" office:value="0.120289187372511" calcext:value-type="float">
            <text:p>0.1202891874</text:p>
          </table:table-cell>
          <table:table-cell table:formula="of:=ABS([.B113]-[.D113])" office:value-type="float" office:value="0.00000000262748921231459" calcext:value-type="float">
            <text:p>2.62748921231459E-009</text:p>
          </table:table-cell>
          <table:table-cell table:formula="of:=ABS([.C113]-[.D113])" office:value-type="float" office:value="0.00000281262748921818" calcext:value-type="float">
            <text:p>2.81262748921818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13]/[.G113]" office:value-type="float" office:value="0.352655632275771" calcext:value-type="float">
            <text:p>0.3526556323</text:p>
          </table:table-cell>
          <table:table-cell table:formula="of:=[.F113]/[.G113]" office:value-type="float" office:value="377.504471157345" calcext:value-type="float">
            <text:p>377.5044711573</text:p>
          </table:table-cell>
        </table:table-row>
        <table:table-row table:style-name="ro1">
          <table:table-cell office:value-type="float" office:value="0.12999931" calcext:value-type="float">
            <text:p>0.12999931</text:p>
          </table:table-cell>
          <table:table-cell office:value-type="float" office:value="0.13036829" calcext:value-type="float">
            <text:p>0.13036829</text:p>
          </table:table-cell>
          <table:table-cell office:value-type="float" office:value="0.130374" calcext:value-type="float">
            <text:p>1.30E-001</text:p>
          </table:table-cell>
          <table:table-cell table:formula="of:=ASIN([.A114])" office:value-type="float" office:value="0.130368283797719" calcext:value-type="float">
            <text:p>0.1303682838</text:p>
          </table:table-cell>
          <table:table-cell table:formula="of:=ABS([.B114]-[.D114])" office:value-type="float" office:value="0.00000000620228071679385" calcext:value-type="float">
            <text:p>6.20228071679385E-009</text:p>
          </table:table-cell>
          <table:table-cell table:formula="of:=ABS([.C114]-[.D114])" office:value-type="float" office:value="0.0000057162022807089" calcext:value-type="float">
            <text:p>5.7162022807089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4]/[.G114]" office:value-type="float" office:value="0.416228018527808" calcext:value-type="float">
            <text:p>0.4162280185</text:p>
          </table:table-cell>
          <table:table-cell table:formula="of:=[.F114]/[.G114]" office:value-type="float" office:value="383.607846442898" calcext:value-type="float">
            <text:p>383.6078464429</text:p>
          </table:table-cell>
        </table:table-row>
        <table:table-row table:style-name="ro1">
          <table:table-cell office:value-type="float" office:value="0.13999932" calcext:value-type="float">
            <text:p>0.13999932</text:p>
          </table:table-cell>
          <table:table-cell office:value-type="float" office:value="0.14046071" calcext:value-type="float">
            <text:p>0.14046071</text:p>
          </table:table-cell>
          <table:table-cell office:value-type="float" office:value="0.140462" calcext:value-type="float">
            <text:p>1.40E-001</text:p>
          </table:table-cell>
          <table:table-cell table:formula="of:=ASIN([.A115])" office:value-type="float" office:value="0.1404607279463" calcext:value-type="float">
            <text:p>0.1404607279</text:p>
          </table:table-cell>
          <table:table-cell table:formula="of:=ABS([.B115]-[.D115])" office:value-type="float" office:value="0.0000000179463003902036" calcext:value-type="float">
            <text:p>1.79463003902036E-008</text:p>
          </table:table-cell>
          <table:table-cell table:formula="of:=ABS([.C115]-[.D115])" office:value-type="float" office:value="0.00000127205369959693" calcext:value-type="float">
            <text:p>1.27205369959693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5]/[.G115]" office:value-type="float" office:value="1.20435584785666" calcext:value-type="float">
            <text:p>1.2043558479</text:p>
          </table:table-cell>
          <table:table-cell table:formula="of:=[.F115]/[.G115]" office:value-type="float" office:value="85.3660798374658" calcext:value-type="float">
            <text:p>85.3660798375</text:p>
          </table:table-cell>
        </table:table-row>
        <table:table-row table:style-name="ro1">
          <table:table-cell office:value-type="float" office:value="0.14999932" calcext:value-type="float">
            <text:p>0.14999932</text:p>
          </table:table-cell>
          <table:table-cell office:value-type="float" office:value="0.15056758" calcext:value-type="float">
            <text:p>0.15056758</text:p>
          </table:table-cell>
          <table:table-cell office:value-type="float" office:value="0.150565" calcext:value-type="float">
            <text:p>1.51E-001</text:p>
          </table:table-cell>
          <table:table-cell table:formula="of:=ASIN([.A116])" office:value-type="float" office:value="0.150567584995159" calcext:value-type="float">
            <text:p>0.150567585</text:p>
          </table:table-cell>
          <table:table-cell table:formula="of:=ABS([.B116]-[.D116])" office:value-type="float" office:value="0.00000000499515900864722" calcext:value-type="float">
            <text:p>0.000000005</text:p>
          </table:table-cell>
          <table:table-cell table:formula="of:=ABS([.C116]-[.D116])" office:value-type="float" office:value="0.00000258499515898292" calcext:value-type="float">
            <text:p>0.000002585</text:p>
          </table:table-cell>
          <table:table-cell office:value-type="float" office:value="0.000000014901161" calcext:value-type="float">
            <text:p>1.49E-008</text:p>
          </table:table-cell>
          <table:table-cell table:formula="of:=[.E116]/[.G116]" office:value-type="float" office:value="0.335219450930516" calcext:value-type="float">
            <text:p>0.3352194509</text:p>
          </table:table-cell>
          <table:table-cell table:formula="of:=[.F116]/[.G116]" office:value-type="float" office:value="173.476090821575" calcext:value-type="float">
            <text:p>173.4760908216</text:p>
          </table:table-cell>
        </table:table-row>
        <table:table-row table:style-name="ro1">
          <table:table-cell office:value-type="float" office:value="0.15999933" calcext:value-type="float">
            <text:p>0.15999933</text:p>
          </table:table-cell>
          <table:table-cell office:value-type="float" office:value="0.16068998" calcext:value-type="float">
            <text:p>0.16068998</text:p>
          </table:table-cell>
          <table:table-cell office:value-type="float" office:value="0.160683" calcext:value-type="float">
            <text:p>1.61E-001</text:p>
          </table:table-cell>
          <table:table-cell table:formula="of:=ASIN([.A117])" office:value-type="float" office:value="0.160689974207695" calcext:value-type="float">
            <text:p>0.1606899742</text:p>
          </table:table-cell>
          <table:table-cell table:formula="of:=ABS([.B117]-[.D117])" office:value-type="float" office:value="0.00000000579230455266533" calcext:value-type="float">
            <text:p>5.79230455266533E-009</text:p>
          </table:table-cell>
          <table:table-cell table:formula="of:=ABS([.C117]-[.D117])" office:value-type="float" office:value="0.00000697420769543711" calcext:value-type="float">
            <text:p>6.97420769543711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7]/[.G117]" office:value-type="float" office:value="0.388714983528151" calcext:value-type="float">
            <text:p>0.3887149835</text:p>
          </table:table-cell>
          <table:table-cell table:formula="of:=[.F117]/[.G117]" office:value-type="float" office:value="468.031161829411" calcext:value-type="float">
            <text:p>468.0311618294</text:p>
          </table:table-cell>
        </table:table-row>
        <table:table-row table:style-name="ro1">
          <table:table-cell office:value-type="float" office:value="0.16999933" calcext:value-type="float">
            <text:p>0.16999933</text:p>
          </table:table-cell>
          <table:table-cell office:value-type="float" office:value="0.17082898" calcext:value-type="float">
            <text:p>0.17082898</text:p>
          </table:table-cell>
          <table:table-cell office:value-type="float" office:value="0.170833" calcext:value-type="float">
            <text:p>1.71E-001</text:p>
          </table:table-cell>
          <table:table-cell table:formula="of:=ASIN([.A118])" office:value-type="float" office:value="0.170828989232613" calcext:value-type="float">
            <text:p>0.1708289892</text:p>
          </table:table-cell>
          <table:table-cell table:formula="of:=ABS([.B118]-[.D118])" office:value-type="float" office:value="0.00000000923261286867039" calcext:value-type="float">
            <text:p>9.23261286867039E-009</text:p>
          </table:table-cell>
          <table:table-cell table:formula="of:=ABS([.C118]-[.D118])" office:value-type="float" office:value="0.00000401076738715256" calcext:value-type="float">
            <text:p>4.0107673871525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8]/[.G118]" office:value-type="float" office:value="0.619590169428435" calcext:value-type="float">
            <text:p>0.6195901694</text:p>
          </table:table-cell>
          <table:table-cell table:formula="of:=[.F118]/[.G118]" office:value-type="float" office:value="269.158046621505" calcext:value-type="float">
            <text:p>269.1580466215</text:p>
          </table:table-cell>
        </table:table-row>
        <table:table-row table:style-name="ro1">
          <table:table-cell office:value-type="float" office:value="0.17999934" calcext:value-type="float">
            <text:p>0.17999934</text:p>
          </table:table-cell>
          <table:table-cell office:value-type="float" office:value="0.1809858" calcext:value-type="float">
            <text:p>0.1809858</text:p>
          </table:table-cell>
          <table:table-cell office:value-type="float" office:value="0.180985" calcext:value-type="float">
            <text:p>1.81E-001</text:p>
          </table:table-cell>
          <table:table-cell table:formula="of:=ASIN([.A119])" office:value-type="float" office:value="0.180985780287553" calcext:value-type="float">
            <text:p>0.1809857803</text:p>
          </table:table-cell>
          <table:table-cell table:formula="of:=ABS([.B119]-[.D119])" office:value-type="float" office:value="0.0000000197124465639575" calcext:value-type="float">
            <text:p>1.97124465639575E-008</text:p>
          </table:table-cell>
          <table:table-cell table:formula="of:=ABS([.C119]-[.D119])" office:value-type="float" office:value="0.000000780287553431291" calcext:value-type="float">
            <text:p>7.80287553431291E-007</text:p>
          </table:table-cell>
          <table:table-cell office:value-type="float" office:value="0.000000014901161" calcext:value-type="float">
            <text:p>1.49E-008</text:p>
          </table:table-cell>
          <table:table-cell table:formula="of:=[.E119]/[.G119]" office:value-type="float" office:value="1.3228799127771" calcext:value-type="float">
            <text:p>1.3228799128</text:p>
          </table:table-cell>
          <table:table-cell table:formula="of:=[.F119]/[.G119]" office:value-type="float" office:value="52.3642119853139" calcext:value-type="float">
            <text:p>52.3642119853</text:p>
          </table:table-cell>
        </table:table-row>
        <table:table-row table:style-name="ro1">
          <table:table-cell office:value-type="float" office:value="0.18999934" calcext:value-type="float">
            <text:p>0.18999934</text:p>
          </table:table-cell>
          <table:table-cell office:value-type="float" office:value="0.19116148" calcext:value-type="float">
            <text:p>0.19116148</text:p>
          </table:table-cell>
          <table:table-cell office:value-type="float" office:value="0.191157" calcext:value-type="float">
            <text:p>1.91E-001</text:p>
          </table:table-cell>
          <table:table-cell table:formula="of:=ASIN([.A120])" office:value-type="float" office:value="0.191161474285539" calcext:value-type="float">
            <text:p>0.1911614743</text:p>
          </table:table-cell>
          <table:table-cell table:formula="of:=ABS([.B120]-[.D120])" office:value-type="float" office:value="0.00000000571446112651586" calcext:value-type="float">
            <text:p>5.71446112651586E-009</text:p>
          </table:table-cell>
          <table:table-cell table:formula="of:=ABS([.C120]-[.D120])" office:value-type="float" office:value="0.00000447428553884688" calcext:value-type="float">
            <text:p>4.47428553884688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0]/[.G120]" office:value-type="float" office:value="0.383490999561434" calcext:value-type="float">
            <text:p>0.3834909996</text:p>
          </table:table-cell>
          <table:table-cell table:formula="of:=[.F120]/[.G120]" office:value-type="float" office:value="300.264223629748" calcext:value-type="float">
            <text:p>300.2642236297</text:p>
          </table:table-cell>
        </table:table-row>
        <table:table-row table:style-name="ro1">
          <table:table-cell office:value-type="float" office:value="0.19999935" calcext:value-type="float">
            <text:p>0.19999935</text:p>
          </table:table-cell>
          <table:table-cell office:value-type="float" office:value="0.20135725" calcext:value-type="float">
            <text:p>0.20135725</text:p>
          </table:table-cell>
          <table:table-cell office:value-type="float" office:value="0.201364" calcext:value-type="float">
            <text:p>2.01E-001</text:p>
          </table:table-cell>
          <table:table-cell table:formula="of:=ASIN([.A121])" office:value-type="float" office:value="0.201357257386904" calcext:value-type="float">
            <text:p>0.2013572574</text:p>
          </table:table-cell>
          <table:table-cell table:formula="of:=ABS([.B121]-[.D121])" office:value-type="float" office:value="0.00000000738690367207972" calcext:value-type="float">
            <text:p>7.38690367207972E-009</text:p>
          </table:table-cell>
          <table:table-cell table:formula="of:=ABS([.C121]-[.D121])" office:value-type="float" office:value="0.00000674261309632773" calcext:value-type="float">
            <text:p>6.74261309632773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1]/[.G121]" office:value-type="float" office:value="0.495726720359556" calcext:value-type="float">
            <text:p>0.4957267204</text:p>
          </table:table-cell>
          <table:table-cell table:formula="of:=[.F121]/[.G121]" office:value-type="float" office:value="452.48911117246" calcext:value-type="float">
            <text:p>452.4891111725</text:p>
          </table:table-cell>
        </table:table-row>
        <table:table-row table:style-name="ro1">
          <table:table-cell office:value-type="float" office:value="0.20999935" calcext:value-type="float">
            <text:p>0.20999935</text:p>
          </table:table-cell>
          <table:table-cell office:value-type="float" office:value="0.2115743" calcext:value-type="float">
            <text:p>0.2115743</text:p>
          </table:table-cell>
          <table:table-cell office:value-type="float" office:value="0.211577" calcext:value-type="float">
            <text:p>2.12E-001</text:p>
          </table:table-cell>
          <table:table-cell table:formula="of:=ASIN([.A122])" office:value-type="float" office:value="0.211574294933474" calcext:value-type="float">
            <text:p>0.2115742949</text:p>
          </table:table-cell>
          <table:table-cell table:formula="of:=ABS([.B122]-[.D122])" office:value-type="float" office:value="0.00000000506652564347121" calcext:value-type="float">
            <text:p>5.06652564347121E-009</text:p>
          </table:table-cell>
          <table:table-cell table:formula="of:=ABS([.C122]-[.D122])" office:value-type="float" office:value="0.0000027050665256656" calcext:value-type="float">
            <text:p>2.705066525665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2]/[.G122]" office:value-type="float" office:value="0.340008784783361" calcext:value-type="float">
            <text:p>0.3400087848</text:p>
          </table:table-cell>
          <table:table-cell table:formula="of:=[.F122]/[.G122]" office:value-type="float" office:value="181.533943943401" calcext:value-type="float">
            <text:p>181.5339439434</text:p>
          </table:table-cell>
        </table:table-row>
        <table:table-row table:style-name="ro1">
          <table:table-cell office:value-type="float" office:value="0.21999936" calcext:value-type="float">
            <text:p>0.21999936</text:p>
          </table:table-cell>
          <table:table-cell office:value-type="float" office:value="0.22181381" calcext:value-type="float">
            <text:p>0.22181381</text:p>
          </table:table-cell>
          <table:table-cell office:value-type="float" office:value="0.221812" calcext:value-type="float">
            <text:p>2.22E-001</text:p>
          </table:table-cell>
          <table:table-cell table:formula="of:=ASIN([.A123])" office:value-type="float" office:value="0.221813814422948" calcext:value-type="float">
            <text:p>0.2218138144</text:p>
          </table:table-cell>
          <table:table-cell table:formula="of:=ABS([.B123]-[.D123])" office:value-type="float" office:value="0.00000000442294847968761" calcext:value-type="float">
            <text:p>4.42294847968761E-009</text:p>
          </table:table-cell>
          <table:table-cell table:formula="of:=ABS([.C123]-[.D123])" office:value-type="float" office:value="0.00000181442294847067" calcext:value-type="float">
            <text:p>1.81442294847067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3]/[.G123]" office:value-type="float" office:value="0.29681905186365" calcext:value-type="float">
            <text:p>0.2968190519</text:p>
          </table:table-cell>
          <table:table-cell table:formula="of:=[.F123]/[.G123]" office:value-type="float" office:value="121.763864471411" calcext:value-type="float">
            <text:p>121.7638644714</text:p>
          </table:table-cell>
        </table:table-row>
        <table:table-row table:style-name="ro1">
          <table:table-cell office:value-type="float" office:value="0.22999936" calcext:value-type="float">
            <text:p>0.22999936</text:p>
          </table:table-cell>
          <table:table-cell office:value-type="float" office:value="0.23207702" calcext:value-type="float">
            <text:p>0.23207702</text:p>
          </table:table-cell>
          <table:table-cell office:value-type="float" office:value="0.232071" calcext:value-type="float">
            <text:p>2.32E-001</text:p>
          </table:table-cell>
          <table:table-cell table:formula="of:=ASIN([.A124])" office:value-type="float" office:value="0.2320770252321" calcext:value-type="float">
            <text:p>0.2320770252</text:p>
          </table:table-cell>
          <table:table-cell table:formula="of:=ABS([.B124]-[.D124])" office:value-type="float" office:value="0.00000000523209969793825" calcext:value-type="float">
            <text:p>5.23209969793825E-009</text:p>
          </table:table-cell>
          <table:table-cell table:formula="of:=ABS([.C124]-[.D124])" office:value-type="float" office:value="0.00000602523209966566" calcext:value-type="float">
            <text:p>6.0252320996656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4]/[.G124]" office:value-type="float" office:value="0.351120271631066" calcext:value-type="float">
            <text:p>0.3511202716</text:p>
          </table:table-cell>
          <table:table-cell table:formula="of:=[.F124]/[.G124]" office:value-type="float" office:value="404.346486804998" calcext:value-type="float">
            <text:p>404.346486805</text:p>
          </table:table-cell>
        </table:table-row>
        <table:table-row table:style-name="ro1">
          <table:table-cell office:value-type="float" office:value="0.23999937" calcext:value-type="float">
            <text:p>0.23999937</text:p>
          </table:table-cell>
          <table:table-cell office:value-type="float" office:value="0.24236521" calcext:value-type="float">
            <text:p>0.24236521</text:p>
          </table:table-cell>
          <table:table-cell office:value-type="float" office:value="0.24237" calcext:value-type="float">
            <text:p>2.42E-001</text:p>
          </table:table-cell>
          <table:table-cell table:formula="of:=ASIN([.A125])" office:value-type="float" office:value="0.242365202071571" calcext:value-type="float">
            <text:p>0.2423652021</text:p>
          </table:table-cell>
          <table:table-cell table:formula="of:=ABS([.B125]-[.D125])" office:value-type="float" office:value="0.0000000079284288856396" calcext:value-type="float">
            <text:p>7.9284288856396E-009</text:p>
          </table:table-cell>
          <table:table-cell table:formula="of:=ABS([.C125]-[.D125])" office:value-type="float" office:value="0.00000479792842891791" calcext:value-type="float">
            <text:p>4.79792842891791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5]/[.G125]" office:value-type="float" office:value="0.532067862741675" calcext:value-type="float">
            <text:p>0.5320678627</text:p>
          </table:table-cell>
          <table:table-cell table:formula="of:=[.F125]/[.G125]" office:value-type="float" office:value="321.983530606636" calcext:value-type="float">
            <text:p>321.9835306066</text:p>
          </table:table-cell>
        </table:table-row>
        <table:table-row table:style-name="ro1">
          <table:table-cell office:value-type="float" office:value="0.24999937" calcext:value-type="float">
            <text:p>0.24999937</text:p>
          </table:table-cell>
          <table:table-cell office:value-type="float" office:value="0.2526796" calcext:value-type="float">
            <text:p>0.2526796</text:p>
          </table:table-cell>
          <table:table-cell office:value-type="float" office:value="0.25268" calcext:value-type="float">
            <text:p>2.53E-001</text:p>
          </table:table-cell>
          <table:table-cell table:formula="of:=ASIN([.A126])" office:value-type="float" office:value="0.252679604480931" calcext:value-type="float">
            <text:p>0.2526796045</text:p>
          </table:table-cell>
          <table:table-cell table:formula="of:=ABS([.B126]-[.D126])" office:value-type="float" office:value="0.00000000448093112614956" calcext:value-type="float">
            <text:p>4.48093112614956E-009</text:p>
          </table:table-cell>
          <table:table-cell table:formula="of:=ABS([.C126]-[.D126])" office:value-type="float" office:value="0.000000395519068885353" calcext:value-type="float">
            <text:p>3.95519068885353E-007</text:p>
          </table:table-cell>
          <table:table-cell office:value-type="float" office:value="0.000000029802322" calcext:value-type="float">
            <text:p>2.98E-008</text:p>
          </table:table-cell>
          <table:table-cell table:formula="of:=[.E126]/[.G126]" office:value-type="float" office:value="0.150355100725023" calcext:value-type="float">
            <text:p>0.1503551007</text:p>
          </table:table-cell>
          <table:table-cell table:formula="of:=[.F126]/[.G126]" office:value-type="float" office:value="13.2714178742634" calcext:value-type="float">
            <text:p>13.2714178743</text:p>
          </table:table-cell>
        </table:table-row>
        <table:table-row table:style-name="ro1">
          <table:table-cell office:value-type="float" office:value="0.25999936" calcext:value-type="float">
            <text:p>0.25999936</text:p>
          </table:table-cell>
          <table:table-cell office:value-type="float" office:value="0.26302153" calcext:value-type="float">
            <text:p>0.26302153</text:p>
          </table:table-cell>
          <table:table-cell office:value-type="float" office:value="0.263033" calcext:value-type="float">
            <text:p>2.63E-001</text:p>
          </table:table-cell>
          <table:table-cell table:formula="of:=ASIN([.A127])" office:value-type="float" office:value="0.263021540114111" calcext:value-type="float">
            <text:p>0.2630215401</text:p>
          </table:table-cell>
          <table:table-cell table:formula="of:=ABS([.B127]-[.D127])" office:value-type="float" office:value="0.0000000101141109931646" calcext:value-type="float">
            <text:p>1.01141109931646E-008</text:p>
          </table:table-cell>
          <table:table-cell table:formula="of:=ABS([.C127]-[.D127])" office:value-type="float" office:value="0.0000114598858890203" calcext:value-type="float">
            <text:p>1.14598858890203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27]/[.G127]" office:value-type="float" office:value="0.339373253975466" calcext:value-type="float">
            <text:p>0.339373254</text:p>
          </table:table-cell>
          <table:table-cell table:formula="of:=[.F127]/[.G127]" office:value-type="float" office:value="384.5299667932" calcext:value-type="float">
            <text:p>384.5299667932</text:p>
          </table:table-cell>
        </table:table-row>
        <table:table-row table:style-name="ro1">
          <table:table-cell office:value-type="float" office:value="0.26999936" calcext:value-type="float">
            <text:p>0.26999936</text:p>
          </table:table-cell>
          <table:table-cell office:value-type="float" office:value="0.27339235" calcext:value-type="float">
            <text:p>0.27339235</text:p>
          </table:table-cell>
          <table:table-cell office:value-type="float" office:value="0.273384" calcext:value-type="float">
            <text:p>2.73E-001</text:p>
          </table:table-cell>
          <table:table-cell table:formula="of:=ASIN([.A128])" office:value-type="float" office:value="0.273392366781303" calcext:value-type="float">
            <text:p>0.2733923668</text:p>
          </table:table-cell>
          <table:table-cell table:formula="of:=ABS([.B128]-[.D128])" office:value-type="float" office:value="0.0000000167813026252794" calcext:value-type="float">
            <text:p>1.67813026252794E-008</text:p>
          </table:table-cell>
          <table:table-cell table:formula="of:=ABS([.C128]-[.D128])" office:value-type="float" office:value="0.00000836678130261559" calcext:value-type="float">
            <text:p>8.36678130261559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28]/[.G128]" office:value-type="float" office:value="0.563087085136502" calcext:value-type="float">
            <text:p>0.5630870851</text:p>
          </table:table-cell>
          <table:table-cell table:formula="of:=[.F128]/[.G128]" office:value-type="float" office:value="280.742597929637" calcext:value-type="float">
            <text:p>280.7425979296</text:p>
          </table:table-cell>
        </table:table-row>
        <table:table-row table:style-name="ro1">
          <table:table-cell office:value-type="float" office:value="0.27999935" calcext:value-type="float">
            <text:p>0.27999935</text:p>
          </table:table-cell>
          <table:table-cell office:value-type="float" office:value="0.28379342" calcext:value-type="float">
            <text:p>0.28379342</text:p>
          </table:table-cell>
          <table:table-cell office:value-type="float" office:value="0.283797" calcext:value-type="float">
            <text:p>2.84E-001</text:p>
          </table:table-cell>
          <table:table-cell table:formula="of:=ASIN([.A129])" office:value-type="float" office:value="0.283793432125061" calcext:value-type="float">
            <text:p>0.2837934321</text:p>
          </table:table-cell>
          <table:table-cell table:formula="of:=ABS([.B129]-[.D129])" office:value-type="float" office:value="0.0000000121250613438484" calcext:value-type="float">
            <text:p>1.21250613438484E-008</text:p>
          </table:table-cell>
          <table:table-cell table:formula="of:=ABS([.C129]-[.D129])" office:value-type="float" office:value="0.00000356787493865918" calcext:value-type="float">
            <text:p>3.56787493865918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29]/[.G129]" office:value-type="float" office:value="0.406849551650653" calcext:value-type="float">
            <text:p>0.4068495517</text:p>
          </table:table-cell>
          <table:table-cell table:formula="of:=[.F129]/[.G129]" office:value-type="float" office:value="119.718018571143" calcext:value-type="float">
            <text:p>119.7180185711</text:p>
          </table:table-cell>
        </table:table-row>
        <table:table-row table:style-name="ro1">
          <table:table-cell office:value-type="float" office:value="0.28999934" calcext:value-type="float">
            <text:p>0.28999934</text:p>
          </table:table-cell>
          <table:table-cell office:value-type="float" office:value="0.2942261" calcext:value-type="float">
            <text:p>0.2942261</text:p>
          </table:table-cell>
          <table:table-cell office:value-type="float" office:value="0.29424" calcext:value-type="float">
            <text:p>2.94E-001</text:p>
          </table:table-cell>
          <table:table-cell table:formula="of:=ASIN([.A130])" office:value-type="float" office:value="0.294226148113083" calcext:value-type="float">
            <text:p>0.2942261481</text:p>
          </table:table-cell>
          <table:table-cell table:formula="of:=ABS([.B130]-[.D130])" office:value-type="float" office:value="0.0000000481130834062427" calcext:value-type="float">
            <text:p>4.81130834062427E-008</text:p>
          </table:table-cell>
          <table:table-cell table:formula="of:=ABS([.C130]-[.D130])" office:value-type="float" office:value="0.0000138518869166049" calcext:value-type="float">
            <text:p>1.38518869166049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30]/[.G130]" office:value-type="float" office:value="1.61440720646675" calcext:value-type="float">
            <text:p>1.6144072065</text:p>
          </table:table-cell>
          <table:table-cell table:formula="of:=[.F130]/[.G130]" office:value-type="float" office:value="464.792203661342" calcext:value-type="float">
            <text:p>464.7922036613</text:p>
          </table:table-cell>
        </table:table-row>
        <table:table-row table:style-name="ro1">
          <table:table-cell office:value-type="float" office:value="0.29999933" calcext:value-type="float">
            <text:p>0.29999933</text:p>
          </table:table-cell>
          <table:table-cell office:value-type="float" office:value="0.30469194" calcext:value-type="float">
            <text:p>0.30469194</text:p>
          </table:table-cell>
          <table:table-cell office:value-type="float" office:value="0.304686" calcext:value-type="float">
            <text:p>3.05E-001</text:p>
          </table:table-cell>
          <table:table-cell table:formula="of:=ASIN([.A131])" office:value-type="float" office:value="0.304691951664634" calcext:value-type="float">
            <text:p>0.3046919517</text:p>
          </table:table-cell>
          <table:table-cell table:formula="of:=ABS([.B131]-[.D131])" office:value-type="float" office:value="0.000000011664634480546" calcext:value-type="float">
            <text:p>1.1664634480546E-008</text:p>
          </table:table-cell>
          <table:table-cell table:formula="of:=ABS([.C131]-[.D131])" office:value-type="float" office:value="0.00000595166463446262" calcext:value-type="float">
            <text:p>5.95166463446262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1]/[.G131]" office:value-type="float" office:value="0.39140018957402" calcext:value-type="float">
            <text:p>0.3914001896</text:p>
          </table:table-cell>
          <table:table-cell table:formula="of:=[.F131]/[.G131]" office:value-type="float" office:value="199.704728861819" calcext:value-type="float">
            <text:p>199.7047288618</text:p>
          </table:table-cell>
        </table:table-row>
        <table:table-row table:style-name="ro1">
          <table:table-cell office:value-type="float" office:value="0.30999932" calcext:value-type="float">
            <text:p>0.30999932</text:p>
          </table:table-cell>
          <table:table-cell office:value-type="float" office:value="0.31519228" calcext:value-type="float">
            <text:p>0.31519228</text:p>
          </table:table-cell>
          <table:table-cell office:value-type="float" office:value="0.315198" calcext:value-type="float">
            <text:p>3.15E-001</text:p>
          </table:table-cell>
          <table:table-cell table:formula="of:=ASIN([.A132])" office:value-type="float" office:value="0.315192317205872" calcext:value-type="float">
            <text:p>0.3151923172</text:p>
          </table:table-cell>
          <table:table-cell table:formula="of:=ABS([.B132]-[.D132])" office:value-type="float" office:value="0.0000000372058720499169" calcext:value-type="float">
            <text:p>3.72058720499169E-008</text:p>
          </table:table-cell>
          <table:table-cell table:formula="of:=ABS([.C132]-[.D132])" office:value-type="float" office:value="0.00000568279412799244" calcext:value-type="float">
            <text:p>5.68279412799244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2]/[.G132]" office:value-type="float" office:value="1.24842191994023" calcext:value-type="float">
            <text:p>1.2484219199</text:p>
          </table:table-cell>
          <table:table-cell table:formula="of:=[.F132]/[.G132]" office:value-type="float" office:value="190.682931618296" calcext:value-type="float">
            <text:p>190.6829316183</text:p>
          </table:table-cell>
        </table:table-row>
        <table:table-row table:style-name="ro1">
          <table:table-cell office:value-type="float" office:value="0.3199993" calcext:value-type="float">
            <text:p>0.3199993</text:p>
          </table:table-cell>
          <table:table-cell office:value-type="float" office:value="0.32572877" calcext:value-type="float">
            <text:p>0.32572877</text:p>
          </table:table-cell>
          <table:table-cell office:value-type="float" office:value="0.325715" calcext:value-type="float">
            <text:p>3.26E-001</text:p>
          </table:table-cell>
          <table:table-cell table:formula="of:=ASIN([.A133])" office:value-type="float" office:value="0.325728748444143" calcext:value-type="float">
            <text:p>0.3257287484</text:p>
          </table:table-cell>
          <table:table-cell table:formula="of:=ABS([.B133]-[.D133])" office:value-type="float" office:value="0.00000002155585676622" calcext:value-type="float">
            <text:p>2.155585676622E-008</text:p>
          </table:table-cell>
          <table:table-cell table:formula="of:=ABS([.C133]-[.D133])" office:value-type="float" office:value="0.0000137484441432023" calcext:value-type="float">
            <text:p>1.37484441432023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33]/[.G133]" office:value-type="float" office:value="0.723294539473131" calcext:value-type="float">
            <text:p>0.7232945395</text:p>
          </table:table-cell>
          <table:table-cell table:formula="of:=[.F133]/[.G133]" office:value-type="float" office:value="461.32124011016" calcext:value-type="float">
            <text:p>461.3212401102</text:p>
          </table:table-cell>
        </table:table-row>
        <table:table-row table:style-name="ro1">
          <table:table-cell office:value-type="float" office:value="0.3299993" calcext:value-type="float">
            <text:p>0.3299993</text:p>
          </table:table-cell>
          <table:table-cell office:value-type="float" office:value="0.33630285" calcext:value-type="float">
            <text:p>0.33630285</text:p>
          </table:table-cell>
          <table:table-cell office:value-type="float" office:value="0.3363" calcext:value-type="float">
            <text:p>3.36E-001</text:p>
          </table:table-cell>
          <table:table-cell table:formula="of:=ASIN([.A134])" office:value-type="float" office:value="0.336302833613674" calcext:value-type="float">
            <text:p>0.3363028336</text:p>
          </table:table-cell>
          <table:table-cell table:formula="of:=ABS([.B134]-[.D134])" office:value-type="float" office:value="0.0000000163863257407471" calcext:value-type="float">
            <text:p>1.63863257407471E-008</text:p>
          </table:table-cell>
          <table:table-cell table:formula="of:=ABS([.C134]-[.D134])" office:value-type="float" office:value="0.00000283361367420243" calcext:value-type="float">
            <text:p>2.8336136742024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4]/[.G134]" office:value-type="float" office:value="0.549833859950478" calcext:value-type="float">
            <text:p>0.54983386</text:p>
          </table:table-cell>
          <table:table-cell table:formula="of:=[.F134]/[.G134]" office:value-type="float" office:value="95.0802985821853" calcext:value-type="float">
            <text:p>95.0802985822</text:p>
          </table:table-cell>
        </table:table-row>
        <table:table-row table:style-name="ro1">
          <table:table-cell office:value-type="float" office:value="0.3399993" calcext:value-type="float">
            <text:p>0.3399993</text:p>
          </table:table-cell>
          <table:table-cell office:value-type="float" office:value="0.3469161" calcext:value-type="float">
            <text:p>0.3469161</text:p>
          </table:table-cell>
          <table:table-cell office:value-type="float" office:value="0.346924" calcext:value-type="float">
            <text:p>3.47E-001</text:p>
          </table:table-cell>
          <table:table-cell table:formula="of:=ASIN([.A135])" office:value-type="float" office:value="0.346916153183294" calcext:value-type="float">
            <text:p>0.3469161532</text:p>
          </table:table-cell>
          <table:table-cell table:formula="of:=ABS([.B135]-[.D135])" office:value-type="float" office:value="0.0000000531832942685107" calcext:value-type="float">
            <text:p>5.31832942685107E-008</text:p>
          </table:table-cell>
          <table:table-cell table:formula="of:=ABS([.C135]-[.D135])" office:value-type="float" office:value="0.00000784681670573661" calcext:value-type="float">
            <text:p>7.84681670573661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5]/[.G135]" office:value-type="float" office:value="1.78453525428356" calcext:value-type="float">
            <text:p>1.7845352543</text:p>
          </table:table-cell>
          <table:table-cell table:formula="of:=[.F135]/[.G135]" office:value-type="float" office:value="263.295480994287" calcext:value-type="float">
            <text:p>263.2954809943</text:p>
          </table:table-cell>
        </table:table-row>
        <table:table-row table:style-name="ro1">
          <table:table-cell office:value-type="float" office:value="0.34999928" calcext:value-type="float">
            <text:p>0.34999928</text:p>
          </table:table-cell>
          <table:table-cell office:value-type="float" office:value="0.35757032" calcext:value-type="float">
            <text:p>0.35757032</text:p>
          </table:table-cell>
          <table:table-cell office:value-type="float" office:value="0.357559" calcext:value-type="float">
            <text:p>3.58E-001</text:p>
          </table:table-cell>
          <table:table-cell table:formula="of:=ASIN([.A136])" office:value-type="float" office:value="0.357570335030482" calcext:value-type="float">
            <text:p>0.357570335</text:p>
          </table:table-cell>
          <table:table-cell table:formula="of:=ABS([.B136]-[.D136])" office:value-type="float" office:value="0.0000000150304824142467" calcext:value-type="float">
            <text:p>0.000000015</text:p>
          </table:table-cell>
          <table:table-cell table:formula="of:=ABS([.C136]-[.D136])" office:value-type="float" office:value="0.0000113350304823956" calcext:value-type="float">
            <text:p>0.000011335</text:p>
          </table:table-cell>
          <table:table-cell office:value-type="float" office:value="0.000000029802322" calcext:value-type="float">
            <text:p>2.98E-008</text:p>
          </table:table-cell>
          <table:table-cell table:formula="of:=[.E136]/[.G136]" office:value-type="float" office:value="0.504339306656933" calcext:value-type="float">
            <text:p>0.5043393067</text:p>
          </table:table-cell>
          <table:table-cell table:formula="of:=[.F136]/[.G136]" office:value-type="float" office:value="380.34051448728" calcext:value-type="float">
            <text:p>380.3405144873</text:p>
          </table:table-cell>
        </table:table-row>
        <table:table-row table:style-name="ro1">
          <table:table-cell office:value-type="float" office:value="0.35999927" calcext:value-type="float">
            <text:p>0.35999927</text:p>
          </table:table-cell>
          <table:table-cell office:value-type="float" office:value="0.3682671" calcext:value-type="float">
            <text:p>0.3682671</text:p>
          </table:table-cell>
          <table:table-cell office:value-type="float" office:value="0.368267" calcext:value-type="float">
            <text:p>3.68E-001</text:p>
          </table:table-cell>
          <table:table-cell table:formula="of:=ASIN([.A137])" office:value-type="float" office:value="0.368267110974463" calcext:value-type="float">
            <text:p>0.368267111</text:p>
          </table:table-cell>
          <table:table-cell table:formula="of:=ABS([.B137]-[.D137])" office:value-type="float" office:value="0.0000000109744633935982" calcext:value-type="float">
            <text:p>0.000000011</text:p>
          </table:table-cell>
          <table:table-cell table:formula="of:=ABS([.C137]-[.D137])" office:value-type="float" office:value="0.000000110974463340963" calcext:value-type="float">
            <text:p>0.000000111</text:p>
          </table:table-cell>
          <table:table-cell office:value-type="float" office:value="0.000000029802322" calcext:value-type="float">
            <text:p>2.98E-008</text:p>
          </table:table-cell>
          <table:table-cell table:formula="of:=[.E137]/[.G137]" office:value-type="float" office:value="0.3682418904674" calcext:value-type="float">
            <text:p>0.3682418905</text:p>
          </table:table-cell>
          <table:table-cell table:formula="of:=[.F137]/[.G137]" office:value-type="float" office:value="3.72368513235186" calcext:value-type="float">
            <text:p>3.7236851324</text:p>
          </table:table-cell>
        </table:table-row>
        <table:table-row table:style-name="ro1">
          <table:table-cell office:value-type="float" office:value="0.36999926" calcext:value-type="float">
            <text:p>0.36999926</text:p>
          </table:table-cell>
          <table:table-cell office:value-type="float" office:value="0.3790082" calcext:value-type="float">
            <text:p>0.3790082</text:p>
          </table:table-cell>
          <table:table-cell office:value-type="float" office:value="0.379018" calcext:value-type="float">
            <text:p>3.79E-001</text:p>
          </table:table-cell>
          <table:table-cell table:formula="of:=ASIN([.A138])" office:value-type="float" office:value="0.379008224167867" calcext:value-type="float">
            <text:p>0.3790082242</text:p>
          </table:table-cell>
          <table:table-cell table:formula="of:=ABS([.B138]-[.D138])" office:value-type="float" office:value="0.000000024167867263003" calcext:value-type="float">
            <text:p>2.4167867263003E-008</text:p>
          </table:table-cell>
          <table:table-cell table:formula="of:=ABS([.C138]-[.D138])" office:value-type="float" office:value="0.00000977583213285227" calcext:value-type="float">
            <text:p>9.77583213285227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8]/[.G138]" office:value-type="float" office:value="0.810939069210883" calcext:value-type="float">
            <text:p>0.8109390692</text:p>
          </table:table-cell>
          <table:table-cell table:formula="of:=[.F138]/[.G138]" office:value-type="float" office:value="328.022498812417" calcext:value-type="float">
            <text:p>328.0224988124</text:p>
          </table:table-cell>
        </table:table-row>
        <table:table-row table:style-name="ro1">
          <table:table-cell office:value-type="float" office:value="0.37999925" calcext:value-type="float">
            <text:p>0.37999925</text:p>
          </table:table-cell>
          <table:table-cell office:value-type="float" office:value="0.38979548" calcext:value-type="float">
            <text:p>0.38979548</text:p>
          </table:table-cell>
          <table:table-cell office:value-type="float" office:value="0.389786" calcext:value-type="float">
            <text:p>3.90E-001</text:p>
          </table:table-cell>
          <table:table-cell table:formula="of:=ASIN([.A139])" office:value-type="float" office:value="0.389795485651739" calcext:value-type="float">
            <text:p>0.3897954857</text:p>
          </table:table-cell>
          <table:table-cell table:formula="of:=ABS([.B139]-[.D139])" office:value-type="float" office:value="0.00000000565173924327311" calcext:value-type="float">
            <text:p>5.65173924327311E-009</text:p>
          </table:table-cell>
          <table:table-cell table:formula="of:=ABS([.C139]-[.D139])" office:value-type="float" office:value="0.00000948565173924942" calcext:value-type="float">
            <text:p>9.48565173924942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9]/[.G139]" office:value-type="float" office:value="0.189640902587158" calcext:value-type="float">
            <text:p>0.1896409026</text:p>
          </table:table-cell>
          <table:table-cell table:formula="of:=[.F139]/[.G139]" office:value-type="float" office:value="318.285660400872" calcext:value-type="float">
            <text:p>318.2856604009</text:p>
          </table:table-cell>
        </table:table-row>
        <table:table-row table:style-name="ro1">
          <table:table-cell office:value-type="float" office:value="0.38999924" calcext:value-type="float">
            <text:p>0.38999924</text:p>
          </table:table-cell>
          <table:table-cell office:value-type="float" office:value="0.40063074" calcext:value-type="float">
            <text:p>0.40063074</text:p>
          </table:table-cell>
          <table:table-cell office:value-type="float" office:value="0.400633" calcext:value-type="float">
            <text:p>4.01E-001</text:p>
          </table:table-cell>
          <table:table-cell table:formula="of:=ASIN([.A140])" office:value-type="float" office:value="0.400630767345589" calcext:value-type="float">
            <text:p>0.4006307673</text:p>
          </table:table-cell>
          <table:table-cell table:formula="of:=ABS([.B140]-[.D140])" office:value-type="float" office:value="0.0000000273455886823371" calcext:value-type="float">
            <text:p>2.73455886823371E-008</text:p>
          </table:table-cell>
          <table:table-cell table:formula="of:=ABS([.C140]-[.D140])" office:value-type="float" office:value="0.00000223265441134934" calcext:value-type="float">
            <text:p>2.23265441134934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0]/[.G140]" office:value-type="float" office:value="0.917565707877965" calcext:value-type="float">
            <text:p>0.9175657079</text:p>
          </table:table-cell>
          <table:table-cell table:formula="of:=[.F140]/[.G140]" office:value-type="float" office:value="74.9154515996889" calcext:value-type="float">
            <text:p>74.9154515997</text:p>
          </table:table-cell>
        </table:table-row>
        <table:table-row table:style-name="ro1">
          <table:table-cell office:value-type="float" office:value="0.39999923" calcext:value-type="float">
            <text:p>0.39999923</text:p>
          </table:table-cell>
          <table:table-cell office:value-type="float" office:value="0.411516" calcext:value-type="float">
            <text:p>0.411516</text:p>
          </table:table-cell>
          <table:table-cell office:value-type="float" office:value="0.411529" calcext:value-type="float">
            <text:p>4.12E-001</text:p>
          </table:table-cell>
          <table:table-cell table:formula="of:=ASIN([.A141])" office:value-type="float" office:value="0.411516005928765" calcext:value-type="float">
            <text:p>0.4115160059</text:p>
          </table:table-cell>
          <table:table-cell table:formula="of:=ABS([.B141]-[.D141])" office:value-type="float" office:value="0.00000000592876464589054" calcext:value-type="float">
            <text:p>5.92876464589054E-009</text:p>
          </table:table-cell>
          <table:table-cell table:formula="of:=ABS([.C141]-[.D141])" office:value-type="float" office:value="0.0000129940712353949" calcext:value-type="float">
            <text:p>1.29940712353949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41]/[.G141]" office:value-type="float" office:value="0.19893633274248" calcext:value-type="float">
            <text:p>0.1989363327</text:p>
          </table:table-cell>
          <table:table-cell table:formula="of:=[.F141]/[.G141]" office:value-type="float" office:value="436.008685343205" calcext:value-type="float">
            <text:p>436.0086853432</text:p>
          </table:table-cell>
        </table:table-row>
        <table:table-row table:style-name="ro1">
          <table:table-cell office:value-type="float" office:value="0.40999922" calcext:value-type="float">
            <text:p>0.40999922</text:p>
          </table:table-cell>
          <table:table-cell office:value-type="float" office:value="0.42245317" calcext:value-type="float">
            <text:p>0.42245317</text:p>
          </table:table-cell>
          <table:table-cell office:value-type="float" office:value="0.422447" calcext:value-type="float">
            <text:p>4.22E-001</text:p>
          </table:table-cell>
          <table:table-cell table:formula="of:=ASIN([.A142])" office:value-type="float" office:value="0.422453207003957" calcext:value-type="float">
            <text:p>0.422453207</text:p>
          </table:table-cell>
          <table:table-cell table:formula="of:=ABS([.B142]-[.D142])" office:value-type="float" office:value="0.0000000370039565655844" calcext:value-type="float">
            <text:p>0.000000037</text:p>
          </table:table-cell>
          <table:table-cell table:formula="of:=ABS([.C142]-[.D142])" office:value-type="float" office:value="0.00000620700395653762" calcext:value-type="float">
            <text:p>0.000006207</text:p>
          </table:table-cell>
          <table:table-cell office:value-type="float" office:value="0.000000029802322" calcext:value-type="float">
            <text:p>2.98E-008</text:p>
          </table:table-cell>
          <table:table-cell table:formula="of:=[.E142]/[.G142]" office:value-type="float" office:value="1.24164676046331" calcext:value-type="float">
            <text:p>1.2416467605</text:p>
          </table:table-cell>
          <table:table-cell table:formula="of:=[.F142]/[.G142]" office:value-type="float" office:value="208.272494892768" calcext:value-type="float">
            <text:p>208.2724948928</text:p>
          </table:table-cell>
        </table:table-row>
        <table:table-row table:style-name="ro1">
          <table:table-cell office:value-type="float" office:value="0.4199992" calcext:value-type="float">
            <text:p>0.4199992</text:p>
          </table:table-cell>
          <table:table-cell office:value-type="float" office:value="0.43344444" calcext:value-type="float">
            <text:p>0.43344444</text:p>
          </table:table-cell>
          <table:table-cell office:value-type="float" office:value="0.433448" calcext:value-type="float">
            <text:p>4.33E-001</text:p>
          </table:table-cell>
          <table:table-cell table:formula="of:=ASIN([.A143])" office:value-type="float" office:value="0.43344443855078" calcext:value-type="float">
            <text:p>0.4334444386</text:p>
          </table:table-cell>
          <table:table-cell table:formula="of:=ABS([.B143]-[.D143])" office:value-type="float" office:value="0.00000000144921968869838" calcext:value-type="float">
            <text:p>1.44921968869838E-009</text:p>
          </table:table-cell>
          <table:table-cell table:formula="of:=ABS([.C143]-[.D143])" office:value-type="float" office:value="0.00000356144921975776" calcext:value-type="float">
            <text:p>3.56144921975776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3]/[.G143]" office:value-type="float" office:value="0.0486277441300841" calcext:value-type="float">
            <text:p>0.0486277441</text:p>
          </table:table-cell>
          <table:table-cell table:formula="of:=[.F143]/[.G143]" office:value-type="float" office:value="119.502407220409" calcext:value-type="float">
            <text:p>119.5024072204</text:p>
          </table:table-cell>
        </table:table-row>
        <table:table-row table:style-name="ro1">
          <table:table-cell office:value-type="float" office:value="0.4299992" calcext:value-type="float">
            <text:p>0.4299992</text:p>
          </table:table-cell>
          <table:table-cell office:value-type="float" office:value="0.4444919" calcext:value-type="float">
            <text:p>0.4444919</text:p>
          </table:table-cell>
          <table:table-cell office:value-type="float" office:value="0.444508" calcext:value-type="float">
            <text:p>4.45E-001</text:p>
          </table:table-cell>
          <table:table-cell table:formula="of:=ASIN([.A144])" office:value-type="float" office:value="0.444491890832326" calcext:value-type="float">
            <text:p>0.4444918908</text:p>
          </table:table-cell>
          <table:table-cell table:formula="of:=ABS([.B144]-[.D144])" office:value-type="float" office:value="0.00000000916767445291455" calcext:value-type="float">
            <text:p>9.16767445291455E-009</text:p>
          </table:table-cell>
          <table:table-cell table:formula="of:=ABS([.C144]-[.D144])" office:value-type="float" office:value="0.0000161091676744718" calcext:value-type="float">
            <text:p>1.61091676744718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44]/[.G144]" office:value-type="float" office:value="0.307616113030205" calcext:value-type="float">
            <text:p>0.307616113</text:p>
          </table:table-cell>
          <table:table-cell table:formula="of:=[.F144]/[.G144]" office:value-type="float" office:value="540.533978341412" calcext:value-type="float">
            <text:p>540.5339783414</text:p>
          </table:table-cell>
        </table:table-row>
        <table:table-row table:style-name="ro1">
          <table:table-cell office:value-type="float" office:value="0.4399992" calcext:value-type="float">
            <text:p>0.4399992</text:p>
          </table:table-cell>
          <table:table-cell office:value-type="float" office:value="0.4555978" calcext:value-type="float">
            <text:p>0.4555978</text:p>
          </table:table-cell>
          <table:table-cell office:value-type="float" office:value="0.455594" calcext:value-type="float">
            <text:p>4.56E-001</text:p>
          </table:table-cell>
          <table:table-cell table:formula="of:=ASIN([.A145])" office:value-type="float" office:value="0.455597782525211" calcext:value-type="float">
            <text:p>0.4555977825</text:p>
          </table:table-cell>
          <table:table-cell table:formula="of:=ABS([.B145]-[.D145])" office:value-type="float" office:value="0.0000000174747886161342" calcext:value-type="float">
            <text:p>1.74747886161342E-008</text:p>
          </table:table-cell>
          <table:table-cell table:formula="of:=ABS([.C145]-[.D145])" office:value-type="float" office:value="0.00000378252521138211" calcext:value-type="float">
            <text:p>3.78252521138211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5]/[.G145]" office:value-type="float" office:value="0.5863566139623" calcext:value-type="float">
            <text:p>0.586356614</text:p>
          </table:table-cell>
          <table:table-cell table:formula="of:=[.F145]/[.G145]" office:value-type="float" office:value="126.920486644702" calcext:value-type="float">
            <text:p>126.9204866447</text:p>
          </table:table-cell>
        </table:table-row>
        <table:table-row table:style-name="ro1">
          <table:table-cell office:value-type="float" office:value="0.44999918" calcext:value-type="float">
            <text:p>0.44999918</text:p>
          </table:table-cell>
          <table:table-cell office:value-type="float" office:value="0.46676445" calcext:value-type="float">
            <text:p>0.46676445</text:p>
          </table:table-cell>
          <table:table-cell office:value-type="float" office:value="0.466771" calcext:value-type="float">
            <text:p>4.67E-001</text:p>
          </table:table-cell>
          <table:table-cell table:formula="of:=ASIN([.A146])" office:value-type="float" office:value="0.466764420823791" calcext:value-type="float">
            <text:p>0.4667644208</text:p>
          </table:table-cell>
          <table:table-cell table:formula="of:=ABS([.B146]-[.D146])" office:value-type="float" office:value="0.0000000291762091708669" calcext:value-type="float">
            <text:p>2.91762091708669E-008</text:p>
          </table:table-cell>
          <table:table-cell table:formula="of:=ABS([.C146]-[.D146])" office:value-type="float" office:value="0.00000657917620916493" calcext:value-type="float">
            <text:p>6.5791762091649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6]/[.G146]" office:value-type="float" office:value="0.978991139377225" calcext:value-type="float">
            <text:p>0.9789911394</text:p>
          </table:table-cell>
          <table:table-cell table:formula="of:=[.F146]/[.G146]" office:value-type="float" office:value="220.760523598293" calcext:value-type="float">
            <text:p>220.7605235983</text:p>
          </table:table-cell>
        </table:table-row>
        <table:table-row table:style-name="ro1">
          <table:table-cell office:value-type="float" office:value="0.45999917" calcext:value-type="float">
            <text:p>0.45999917</text:p>
          </table:table-cell>
          <table:table-cell office:value-type="float" office:value="0.47799426" calcext:value-type="float">
            <text:p>0.47799426</text:p>
          </table:table-cell>
          <table:table-cell office:value-type="float" office:value="0.477981" calcext:value-type="float">
            <text:p>4.78E-001</text:p>
          </table:table-cell>
          <table:table-cell table:formula="of:=ASIN([.A147])" office:value-type="float" office:value="0.477994263749139" calcext:value-type="float">
            <text:p>0.4779942637</text:p>
          </table:table-cell>
          <table:table-cell table:formula="of:=ABS([.B147]-[.D147])" office:value-type="float" office:value="0.00000000374913861067583" calcext:value-type="float">
            <text:p>3.74913861067583E-009</text:p>
          </table:table-cell>
          <table:table-cell table:formula="of:=ABS([.C147]-[.D147])" office:value-type="float" office:value="0.0000132637491385701" calcext:value-type="float">
            <text:p>1.32637491385701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47]/[.G147]" office:value-type="float" office:value="0.125800218207019" calcext:value-type="float">
            <text:p>0.1258002182</text:p>
          </table:table-cell>
          <table:table-cell table:formula="of:=[.F147]/[.G147]" office:value-type="float" office:value="445.057574324916" calcext:value-type="float">
            <text:p>445.0575743249</text:p>
          </table:table-cell>
        </table:table-row>
        <table:table-row table:style-name="ro1">
          <table:table-cell office:value-type="float" office:value="0.46999916" calcext:value-type="float">
            <text:p>0.46999916</text:p>
          </table:table-cell>
          <table:table-cell office:value-type="float" office:value="0.4892899" calcext:value-type="float">
            <text:p>0.4892899</text:p>
          </table:table-cell>
          <table:table-cell office:value-type="float" office:value="0.489287" calcext:value-type="float">
            <text:p>4.89E-001</text:p>
          </table:table-cell>
          <table:table-cell table:formula="of:=ASIN([.A148])" office:value-type="float" office:value="0.489289826352454" calcext:value-type="float">
            <text:p>0.4892898264</text:p>
          </table:table-cell>
          <table:table-cell table:formula="of:=ABS([.B148]-[.D148])" office:value-type="float" office:value="0.0000000736475460061392" calcext:value-type="float">
            <text:p>7.36475460061392E-008</text:p>
          </table:table-cell>
          <table:table-cell table:formula="of:=ABS([.C148]-[.D148])" office:value-type="float" office:value="0.00000282635245396623" calcext:value-type="float">
            <text:p>2.8263524539662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8]/[.G148]" office:value-type="float" office:value="2.47120160657747" calcext:value-type="float">
            <text:p>2.4712016066</text:p>
          </table:table-cell>
          <table:table-cell table:formula="of:=[.F148]/[.G148]" office:value-type="float" office:value="94.8366524583631" calcext:value-type="float">
            <text:p>94.8366524584</text:p>
          </table:table-cell>
        </table:table-row>
        <table:table-row table:style-name="ro1">
          <table:table-cell office:value-type="float" office:value="0.47999915" calcext:value-type="float">
            <text:p>0.47999915</text:p>
          </table:table-cell>
          <table:table-cell office:value-type="float" office:value="0.50065374" calcext:value-type="float">
            <text:p>0.50065374</text:p>
          </table:table-cell>
          <table:table-cell office:value-type="float" office:value="0.500663" calcext:value-type="float">
            <text:p>5.01E-001</text:p>
          </table:table-cell>
          <table:table-cell table:formula="of:=ASIN([.A149])" office:value-type="float" office:value="0.500653743488246" calcext:value-type="float">
            <text:p>0.5006537435</text:p>
          </table:table-cell>
          <table:table-cell table:formula="of:=ABS([.B149]-[.D149])" office:value-type="float" office:value="0.00000000348824580331808" calcext:value-type="float">
            <text:p>3.48824580331808E-009</text:p>
          </table:table-cell>
          <table:table-cell table:formula="of:=ABS([.C149]-[.D149])" office:value-type="float" office:value="0.00000925651175431863" calcext:value-type="float">
            <text:p>9.2565117543186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49]/[.G149]" office:value-type="float" office:value="0.0585230530828274" calcext:value-type="float">
            <text:p>0.0585230531</text:p>
          </table:table-cell>
          <table:table-cell table:formula="of:=[.F149]/[.G149]" office:value-type="float" office:value="155.298496523528" calcext:value-type="float">
            <text:p>155.2984965235</text:p>
          </table:table-cell>
        </table:table-row>
        <table:table-row table:style-name="ro1">
          <table:table-cell office:value-type="float" office:value="0.48999915" calcext:value-type="float">
            <text:p>0.48999915</text:p>
          </table:table-cell>
          <table:table-cell office:value-type="float" office:value="0.5120887" calcext:value-type="float">
            <text:p>0.5120887</text:p>
          </table:table-cell>
          <table:table-cell office:value-type="float" office:value="0.512078" calcext:value-type="float">
            <text:p>5.12E-001</text:p>
          </table:table-cell>
          <table:table-cell table:formula="of:=ASIN([.A150])" office:value-type="float" office:value="0.512088777853394" calcext:value-type="float">
            <text:p>0.5120887779</text:p>
          </table:table-cell>
          <table:table-cell table:formula="of:=ABS([.B150]-[.D150])" office:value-type="float" office:value="0.0000000778533939538306" calcext:value-type="float">
            <text:p>7.78533939538306E-008</text:p>
          </table:table-cell>
          <table:table-cell table:formula="of:=ABS([.C150]-[.D150])" office:value-type="float" office:value="0.0000107778533938729" calcext:value-type="float">
            <text:p>1.0777853393872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0]/[.G150]" office:value-type="float" office:value="1.30616320177447" calcext:value-type="float">
            <text:p>1.3061632018</text:p>
          </table:table-cell>
          <table:table-cell table:formula="of:=[.F150]/[.G150]" office:value-type="float" office:value="180.822373723943" calcext:value-type="float">
            <text:p>180.8223737239</text:p>
          </table:table-cell>
        </table:table-row>
        <table:table-row table:style-name="ro1">
          <table:table-cell office:value-type="float" office:value="0.49999914" calcext:value-type="float">
            <text:p>0.49999914</text:p>
          </table:table-cell>
          <table:table-cell office:value-type="float" office:value="0.5235978" calcext:value-type="float">
            <text:p>0.5235978</text:p>
          </table:table-cell>
          <table:table-cell office:value-type="float" office:value="0.523598" calcext:value-type="float">
            <text:p>5.24E-001</text:p>
          </table:table-cell>
          <table:table-cell table:formula="of:=ASIN([.A151])" office:value-type="float" office:value="0.523597782556121" calcext:value-type="float">
            <text:p>0.5235977826</text:p>
          </table:table-cell>
          <table:table-cell table:formula="of:=ABS([.B151]-[.D151])" office:value-type="float" office:value="0.0000000174438794520171" calcext:value-type="float">
            <text:p>1.74438794520171E-008</text:p>
          </table:table-cell>
          <table:table-cell table:formula="of:=ABS([.C151]-[.D151])" office:value-type="float" office:value="0.000000217443879457768" calcext:value-type="float">
            <text:p>2.1744387945776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51]/[.G151]" office:value-type="float" office:value="0.292659732341617" calcext:value-type="float">
            <text:p>0.2926597323</text:p>
          </table:table-cell>
          <table:table-cell table:formula="of:=[.F151]/[.G151]" office:value-type="float" office:value="3.64810291979372" calcext:value-type="float">
            <text:p>3.6481029198</text:p>
          </table:table-cell>
        </table:table-row>
        <table:table-row table:style-name="ro1">
          <table:table-cell office:value-type="float" office:value="0.50999916" calcext:value-type="float">
            <text:p>0.50999916</text:p>
          </table:table-cell>
          <table:table-cell office:value-type="float" office:value="0.53518385" calcext:value-type="float">
            <text:p>0.53518385</text:p>
          </table:table-cell>
          <table:table-cell office:value-type="float" office:value="0.535164" calcext:value-type="float">
            <text:p>5.35E-001</text:p>
          </table:table-cell>
          <table:table-cell table:formula="of:=ASIN([.A152])" office:value-type="float" office:value="0.535183813729732" calcext:value-type="float">
            <text:p>0.5351838137</text:p>
          </table:table-cell>
          <table:table-cell table:formula="of:=ABS([.B152]-[.D152])" office:value-type="float" office:value="0.0000000362702680112292" calcext:value-type="float">
            <text:p>3.62702680112292E-008</text:p>
          </table:table-cell>
          <table:table-cell table:formula="of:=ABS([.C152]-[.D152])" office:value-type="float" office:value="0.0000198137297320322" calcext:value-type="float">
            <text:p>1.98137297320322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2]/[.G152]" office:value-type="float" office:value="0.608514118509207" calcext:value-type="float">
            <text:p>0.6085141185</text:p>
          </table:table-cell>
          <table:table-cell table:formula="of:=[.F152]/[.G152]" office:value-type="float" office:value="332.419222227265" calcext:value-type="float">
            <text:p>332.4192222273</text:p>
          </table:table-cell>
        </table:table-row>
        <table:table-row table:style-name="ro1">
          <table:table-cell office:value-type="float" office:value="0.51999915" calcext:value-type="float">
            <text:p>0.51999915</text:p>
          </table:table-cell>
          <table:table-cell office:value-type="float" office:value="0.54684997" calcext:value-type="float">
            <text:p>0.54684997</text:p>
          </table:table-cell>
          <table:table-cell office:value-type="float" office:value="0.546871" calcext:value-type="float">
            <text:p>5.47E-001</text:p>
          </table:table-cell>
          <table:table-cell table:formula="of:=ASIN([.A153])" office:value-type="float" office:value="0.546849955573821" calcext:value-type="float">
            <text:p>0.5468499556</text:p>
          </table:table-cell>
          <table:table-cell table:formula="of:=ABS([.B153]-[.D153])" office:value-type="float" office:value="0.0000000144261793622036" calcext:value-type="float">
            <text:p>1.44261793622036E-008</text:p>
          </table:table-cell>
          <table:table-cell table:formula="of:=ABS([.C153]-[.D153])" office:value-type="float" office:value="0.0000210444261793397" calcext:value-type="float">
            <text:p>2.1044426179339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3]/[.G153]" office:value-type="float" office:value="0.242031126302381" calcext:value-type="float">
            <text:p>0.2420311263</text:p>
          </table:table-cell>
          <table:table-cell table:formula="of:=[.F153]/[.G153]" office:value-type="float" office:value="353.066882276367" calcext:value-type="float">
            <text:p>353.0668822764</text:p>
          </table:table-cell>
        </table:table-row>
        <table:table-row table:style-name="ro1">
          <table:table-cell office:value-type="float" office:value="0.52999914" calcext:value-type="float">
            <text:p>0.52999914</text:p>
          </table:table-cell>
          <table:table-cell office:value-type="float" office:value="0.55859953" calcext:value-type="float">
            <text:p>0.55859953</text:p>
          </table:table-cell>
          <table:table-cell office:value-type="float" office:value="0.558601" calcext:value-type="float">
            <text:p>5.59E-001</text:p>
          </table:table-cell>
          <table:table-cell table:formula="of:=ASIN([.A154])" office:value-type="float" office:value="0.558599551189358" calcext:value-type="float">
            <text:p>0.5585995512</text:p>
          </table:table-cell>
          <table:table-cell table:formula="of:=ABS([.B154]-[.D154])" office:value-type="float" office:value="0.0000000211893580459588" calcext:value-type="float">
            <text:p>2.11893580459588E-008</text:p>
          </table:table-cell>
          <table:table-cell table:formula="of:=ABS([.C154]-[.D154])" office:value-type="float" office:value="0.00000144881064190194" calcext:value-type="float">
            <text:p>1.44881064190194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54]/[.G154]" office:value-type="float" office:value="0.355498435498757" calcext:value-type="float">
            <text:p>0.3554984355</text:p>
          </table:table-cell>
          <table:table-cell table:formula="of:=[.F154]/[.G154]" office:value-type="float" office:value="24.307008990691" calcext:value-type="float">
            <text:p>24.3070089907</text:p>
          </table:table-cell>
        </table:table-row>
        <table:table-row table:style-name="ro1">
          <table:table-cell office:value-type="float" office:value="0.5399991" calcext:value-type="float">
            <text:p>0.5399991</text:p>
          </table:table-cell>
          <table:table-cell office:value-type="float" office:value="0.570436" calcext:value-type="float">
            <text:p>0.570436</text:p>
          </table:table-cell>
          <table:table-cell office:value-type="float" office:value="0.570419" calcext:value-type="float">
            <text:p>5.70E-001</text:p>
          </table:table-cell>
          <table:table-cell table:formula="of:=ASIN([.A155])" office:value-type="float" office:value="0.570436040091261" calcext:value-type="float">
            <text:p>0.5704360401</text:p>
          </table:table-cell>
          <table:table-cell table:formula="of:=ABS([.B155]-[.D155])" office:value-type="float" office:value="0.0000000400912615328153" calcext:value-type="float">
            <text:p>4.00912615328153E-008</text:p>
          </table:table-cell>
          <table:table-cell table:formula="of:=ABS([.C155]-[.D155])" office:value-type="float" office:value="0.0000170400912613555" calcext:value-type="float">
            <text:p>1.70400912613555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5]/[.G155]" office:value-type="float" office:value="0.672619751913887" calcext:value-type="float">
            <text:p>0.6726197519</text:p>
          </table:table-cell>
          <table:table-cell table:formula="of:=[.F155]/[.G155]" office:value-type="float" office:value="285.885290674167" calcext:value-type="float">
            <text:p>285.8852906742</text:p>
          </table:table-cell>
        </table:table-row>
        <table:table-row table:style-name="ro1">
          <table:table-cell office:value-type="float" office:value="0.5499991" calcext:value-type="float">
            <text:p>0.5499991</text:p>
          </table:table-cell>
          <table:table-cell office:value-type="float" office:value="0.5823631" calcext:value-type="float">
            <text:p>0.5823631</text:p>
          </table:table-cell>
          <table:table-cell office:value-type="float" office:value="0.582386" calcext:value-type="float">
            <text:p>5.82E-001</text:p>
          </table:table-cell>
          <table:table-cell table:formula="of:=ASIN([.A156])" office:value-type="float" office:value="0.582363160237314" calcext:value-type="float">
            <text:p>0.5823631602</text:p>
          </table:table-cell>
          <table:table-cell table:formula="of:=ABS([.B156]-[.D156])" office:value-type="float" office:value="0.0000000602373135816237" calcext:value-type="float">
            <text:p>6.02373135816237E-008</text:p>
          </table:table-cell>
          <table:table-cell table:formula="of:=ABS([.C156]-[.D156])" office:value-type="float" office:value="0.0000228397626863552" calcext:value-type="float">
            <text:p>2.28397626863552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6]/[.G156]" office:value-type="float" office:value="1.01061441741032" calcext:value-type="float">
            <text:p>1.0106144174</text:p>
          </table:table-cell>
          <table:table-cell table:formula="of:=[.F156]/[.G156]" office:value-type="float" office:value="383.187630533748" calcext:value-type="float">
            <text:p>383.1876305337</text:p>
          </table:table-cell>
        </table:table-row>
        <table:table-row table:style-name="ro1">
          <table:table-cell office:value-type="float" office:value="0.5599991" calcext:value-type="float">
            <text:p>0.5599991</text:p>
          </table:table-cell>
          <table:table-cell office:value-type="float" office:value="0.5943846" calcext:value-type="float">
            <text:p>0.5943846</text:p>
          </table:table-cell>
          <table:table-cell office:value-type="float" office:value="0.594388" calcext:value-type="float">
            <text:p>5.94E-001</text:p>
          </table:table-cell>
          <table:table-cell table:formula="of:=ASIN([.A157])" office:value-type="float" office:value="0.594384713691224" calcext:value-type="float">
            <text:p>0.5943847137</text:p>
          </table:table-cell>
          <table:table-cell table:formula="of:=ABS([.B157]-[.D157])" office:value-type="float" office:value="0.000000113691224545853" calcext:value-type="float">
            <text:p>1.13691224545853E-007</text:p>
          </table:table-cell>
          <table:table-cell table:formula="of:=ABS([.C157]-[.D157])" office:value-type="float" office:value="0.00000328630877555192" calcext:value-type="float">
            <text:p>3.2863087755519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57]/[.G157]" office:value-type="float" office:value="1.9074222243225" calcext:value-type="float">
            <text:p>1.9074222243</text:p>
          </table:table-cell>
          <table:table-cell table:formula="of:=[.F157]/[.G157]" office:value-type="float" office:value="55.1351119623633" calcext:value-type="float">
            <text:p>55.1351119624</text:p>
          </table:table-cell>
        </table:table-row>
        <table:table-row table:style-name="ro1">
          <table:table-cell office:value-type="float" office:value="0.5699991" calcext:value-type="float">
            <text:p>0.5699991</text:p>
          </table:table-cell>
          <table:table-cell office:value-type="float" office:value="0.60650486" calcext:value-type="float">
            <text:p>0.60650486</text:p>
          </table:table-cell>
          <table:table-cell office:value-type="float" office:value="0.606486" calcext:value-type="float">
            <text:p>6.06E-001</text:p>
          </table:table-cell>
          <table:table-cell table:formula="of:=ASIN([.A158])" office:value-type="float" office:value="0.606504759849523" calcext:value-type="float">
            <text:p>0.6065047598</text:p>
          </table:table-cell>
          <table:table-cell table:formula="of:=ABS([.B158]-[.D158])" office:value-type="float" office:value="0.000000100150476911587" calcext:value-type="float">
            <text:p>1.00150476911587E-007</text:p>
          </table:table-cell>
          <table:table-cell table:formula="of:=ABS([.C158]-[.D158])" office:value-type="float" office:value="0.0000187598495230423" calcext:value-type="float">
            <text:p>1.8759849523042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8]/[.G158]" office:value-type="float" office:value="1.680246177317" calcext:value-type="float">
            <text:p>1.6802461773</text:p>
          </table:table-cell>
          <table:table-cell table:formula="of:=[.F158]/[.G158]" office:value-type="float" office:value="314.738046389544" calcext:value-type="float">
            <text:p>314.7380463895</text:p>
          </table:table-cell>
        </table:table-row>
        <table:table-row table:style-name="ro1">
          <table:table-cell office:value-type="float" office:value="0.5799991" calcext:value-type="float">
            <text:p>0.5799991</text:p>
          </table:table-cell>
          <table:table-cell office:value-type="float" office:value="0.6187275" calcext:value-type="float">
            <text:p>0.6187275</text:p>
          </table:table-cell>
          <table:table-cell office:value-type="float" office:value="0.618749" calcext:value-type="float">
            <text:p>6.19E-001</text:p>
          </table:table-cell>
          <table:table-cell table:formula="of:=ASIN([.A159])" office:value-type="float" office:value="0.618727585858299" calcext:value-type="float">
            <text:p>0.6187275859</text:p>
          </table:table-cell>
          <table:table-cell table:formula="of:=ABS([.B159]-[.D159])" office:value-type="float" office:value="0.0000000858582993590318" calcext:value-type="float">
            <text:p>8.58582993590318E-008</text:p>
          </table:table-cell>
          <table:table-cell table:formula="of:=ABS([.C159]-[.D159])" office:value-type="float" office:value="0.0000214141417007596" calcext:value-type="float">
            <text:p>2.14141417007596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9]/[.G159]" office:value-type="float" office:value="1.44046322831101" calcext:value-type="float">
            <text:p>1.4404632283</text:p>
          </table:table-cell>
          <table:table-cell table:formula="of:=[.F159]/[.G159]" office:value-type="float" office:value="359.269679414408" calcext:value-type="float">
            <text:p>359.2696794144</text:p>
          </table:table-cell>
        </table:table-row>
        <table:table-row table:style-name="ro1">
          <table:table-cell office:value-type="float" office:value="0.5899991" calcext:value-type="float">
            <text:p>0.5899991</text:p>
          </table:table-cell>
          <table:table-cell office:value-type="float" office:value="0.63105774" calcext:value-type="float">
            <text:p>0.63105774</text:p>
          </table:table-cell>
          <table:table-cell office:value-type="float" office:value="0.63106" calcext:value-type="float">
            <text:p>6.31E-001</text:p>
          </table:table-cell>
          <table:table-cell table:formula="of:=ASIN([.A160])" office:value-type="float" office:value="0.63105772609383" calcext:value-type="float">
            <text:p>0.6310577261</text:p>
          </table:table-cell>
          <table:table-cell table:formula="of:=ABS([.B160]-[.D160])" office:value-type="float" office:value="0.0000000139061703263721" calcext:value-type="float">
            <text:p>1.39061703263721E-008</text:p>
          </table:table-cell>
          <table:table-cell table:formula="of:=ABS([.C160]-[.D160])" office:value-type="float" office:value="0.00000227390617035805" calcext:value-type="float">
            <text:p>2.27390617035805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60]/[.G160]" office:value-type="float" office:value="0.23330682241916" calcext:value-type="float">
            <text:p>0.2333068224</text:p>
          </table:table-cell>
          <table:table-cell table:formula="of:=[.F160]/[.G160]" office:value-type="float" office:value="38.1498148400691" calcext:value-type="float">
            <text:p>38.1498148401</text:p>
          </table:table-cell>
        </table:table-row>
        <table:table-row table:style-name="ro1">
          <table:table-cell office:value-type="float" office:value="0.59999907" calcext:value-type="float">
            <text:p>0.59999907</text:p>
          </table:table-cell>
          <table:table-cell office:value-type="float" office:value="0.64350003" calcext:value-type="float">
            <text:p>0.64350003</text:p>
          </table:table-cell>
          <table:table-cell office:value-type="float" office:value="0.643479" calcext:value-type="float">
            <text:p>6.43E-001</text:p>
          </table:table-cell>
          <table:table-cell table:formula="of:=ASIN([.A161])" office:value-type="float" office:value="0.643499946293791" calcext:value-type="float">
            <text:p>0.6434999463</text:p>
          </table:table-cell>
          <table:table-cell table:formula="of:=ABS([.B161]-[.D161])" office:value-type="float" office:value="0.0000000837062088532292" calcext:value-type="float">
            <text:p>8.37062088532292E-008</text:p>
          </table:table-cell>
          <table:table-cell table:formula="of:=ABS([.C161]-[.D161])" office:value-type="float" office:value="0.0000209462937911242" calcext:value-type="float">
            <text:p>2.09462937911242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1]/[.G161]" office:value-type="float" office:value="1.40435714117967" calcext:value-type="float">
            <text:p>1.4043571412</text:p>
          </table:table-cell>
          <table:table-cell table:formula="of:=[.F161]/[.G161]" office:value-type="float" office:value="351.420494008885" calcext:value-type="float">
            <text:p>351.4204940089</text:p>
          </table:table-cell>
        </table:table-row>
        <table:table-row table:style-name="ro1">
          <table:table-cell office:value-type="float" office:value="0.60999906" calcext:value-type="float">
            <text:p>0.60999906</text:p>
          </table:table-cell>
          <table:table-cell office:value-type="float" office:value="0.65605927" calcext:value-type="float">
            <text:p>0.65605927</text:p>
          </table:table-cell>
          <table:table-cell office:value-type="float" office:value="0.656078" calcext:value-type="float">
            <text:p>6.56E-001</text:p>
          </table:table-cell>
          <table:table-cell table:formula="of:=ASIN([.A162])" office:value-type="float" office:value="0.65605940465802" calcext:value-type="float">
            <text:p>0.6560594047</text:p>
          </table:table-cell>
          <table:table-cell table:formula="of:=ABS([.B162]-[.D162])" office:value-type="float" office:value="0.000000134658019512734" calcext:value-type="float">
            <text:p>1.34658019512734E-007</text:p>
          </table:table-cell>
          <table:table-cell table:formula="of:=ABS([.C162]-[.D162])" office:value-type="float" office:value="0.0000185953419805651" calcext:value-type="float">
            <text:p>1.8595341980565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2]/[.G162]" office:value-type="float" office:value="2.25918667098402" calcext:value-type="float">
            <text:p>2.259186671</text:p>
          </table:table-cell>
          <table:table-cell table:formula="of:=[.F162]/[.G162]" office:value-type="float" office:value="311.978067826176" calcext:value-type="float">
            <text:p>311.9780678262</text:p>
          </table:table-cell>
        </table:table-row>
        <table:table-row table:style-name="ro1">
          <table:table-cell office:value-type="float" office:value="0.61999905" calcext:value-type="float">
            <text:p>0.61999905</text:p>
          </table:table-cell>
          <table:table-cell office:value-type="float" office:value="0.6687413" calcext:value-type="float">
            <text:p>0.6687413</text:p>
          </table:table-cell>
          <table:table-cell office:value-type="float" office:value="0.668737" calcext:value-type="float">
            <text:p>6.69E-001</text:p>
          </table:table-cell>
          <table:table-cell table:formula="of:=ASIN([.A163])" office:value-type="float" office:value="0.668741492397689" calcext:value-type="float">
            <text:p>0.6687414924</text:p>
          </table:table-cell>
          <table:table-cell table:formula="of:=ABS([.B163]-[.D163])" office:value-type="float" office:value="0.000000192397688891788" calcext:value-type="float">
            <text:p>1.92397688891788E-007</text:p>
          </table:table-cell>
          <table:table-cell table:formula="of:=ABS([.C163]-[.D163])" office:value-type="float" office:value="0.0000044923976888489" calcext:value-type="float">
            <text:p>4.4923976888489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63]/[.G163]" office:value-type="float" office:value="3.22789757227457" calcext:value-type="float">
            <text:p>3.2278975723</text:p>
          </table:table-cell>
          <table:table-cell table:formula="of:=[.F163]/[.G163]" office:value-type="float" office:value="75.3699260997009" calcext:value-type="float">
            <text:p>75.3699260997</text:p>
          </table:table-cell>
        </table:table-row>
        <table:table-row table:style-name="ro1">
          <table:table-cell office:value-type="float" office:value="0.62999904" calcext:value-type="float">
            <text:p>0.62999904</text:p>
          </table:table-cell>
          <table:table-cell office:value-type="float" office:value="0.6815519" calcext:value-type="float">
            <text:p>0.6815519</text:p>
          </table:table-cell>
          <table:table-cell office:value-type="float" office:value="0.681524" calcext:value-type="float">
            <text:p>6.82E-001</text:p>
          </table:table-cell>
          <table:table-cell table:formula="of:=ASIN([.A164])" office:value-type="float" office:value="0.681551975398379" calcext:value-type="float">
            <text:p>0.6815519754</text:p>
          </table:table-cell>
          <table:table-cell table:formula="of:=ABS([.B164]-[.D164])" office:value-type="float" office:value="0.0000000753983789847368" calcext:value-type="float">
            <text:p>7.53983789847368E-008</text:p>
          </table:table-cell>
          <table:table-cell table:formula="of:=ABS([.C164]-[.D164])" office:value-type="float" office:value="0.0000279753983789543" calcext:value-type="float">
            <text:p>2.7975398378954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4]/[.G164]" office:value-type="float" office:value="1.26497488550996" calcext:value-type="float">
            <text:p>1.2649748855</text:p>
          </table:table-cell>
          <table:table-cell table:formula="of:=[.F164]/[.G164]" office:value-type="float" office:value="469.349299521109" calcext:value-type="float">
            <text:p>469.3492995211</text:p>
          </table:table-cell>
        </table:table-row>
        <table:table-row table:style-name="ro1">
          <table:table-cell office:value-type="float" office:value="0.63999903" calcext:value-type="float">
            <text:p>0.63999903</text:p>
          </table:table-cell>
          <table:table-cell office:value-type="float" office:value="0.69449705" calcext:value-type="float">
            <text:p>0.69449705</text:p>
          </table:table-cell>
          <table:table-cell office:value-type="float" office:value="0.694442" calcext:value-type="float">
            <text:p>6.94E-001</text:p>
          </table:table-cell>
          <table:table-cell table:formula="of:=ASIN([.A165])" office:value-type="float" office:value="0.694497003222644" calcext:value-type="float">
            <text:p>0.6944970032</text:p>
          </table:table-cell>
          <table:table-cell table:formula="of:=ABS([.B165]-[.D165])" office:value-type="float" office:value="0.0000000467773556556139" calcext:value-type="float">
            <text:p>4.67773556556139E-008</text:p>
          </table:table-cell>
          <table:table-cell table:formula="of:=ABS([.C165]-[.D165])" office:value-type="float" office:value="0.0000550032226444008" calcext:value-type="float">
            <text:p>5.5003222644400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5]/[.G165]" office:value-type="float" office:value="0.784793796785702" calcext:value-type="float">
            <text:p>0.7847937968</text:p>
          </table:table-cell>
          <table:table-cell table:formula="of:=[.F165]/[.G165]" office:value-type="float" office:value="922.800943523795" calcext:value-type="float">
            <text:p>922.8009435238</text:p>
          </table:table-cell>
        </table:table-row>
        <table:table-row table:style-name="ro1">
          <table:table-cell office:value-type="float" office:value="0.649999" calcext:value-type="float">
            <text:p>0.649999</text:p>
          </table:table-cell>
          <table:table-cell office:value-type="float" office:value="0.7075831" calcext:value-type="float">
            <text:p>0.7075831</text:p>
          </table:table-cell>
          <table:table-cell office:value-type="float" office:value="0.707562" calcext:value-type="float">
            <text:p>7.08E-001</text:p>
          </table:table-cell>
          <table:table-cell table:formula="of:=ASIN([.A166])" office:value-type="float" office:value="0.707583120822706" calcext:value-type="float">
            <text:p>0.7075831208</text:p>
          </table:table-cell>
          <table:table-cell table:formula="of:=ABS([.B166]-[.D166])" office:value-type="float" office:value="0.0000000208227062259425" calcext:value-type="float">
            <text:p>2.08227062259425E-008</text:p>
          </table:table-cell>
          <table:table-cell table:formula="of:=ABS([.C166]-[.D166])" office:value-type="float" office:value="0.0000211208227062221" calcext:value-type="float">
            <text:p>2.1120822706222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6]/[.G166]" office:value-type="float" office:value="0.349347038740731" calcext:value-type="float">
            <text:p>0.3493470387</text:p>
          </table:table-cell>
          <table:table-cell table:formula="of:=[.F166]/[.G166]" office:value-type="float" office:value="354.348603304693" calcext:value-type="float">
            <text:p>354.3486033047</text:p>
          </table:table-cell>
        </table:table-row>
        <table:table-row table:style-name="ro1">
          <table:table-cell office:value-type="float" office:value="0.659999" calcext:value-type="float">
            <text:p>0.659999</text:p>
          </table:table-cell>
          <table:table-cell office:value-type="float" office:value="0.7208173" calcext:value-type="float">
            <text:p>0.7208173</text:p>
          </table:table-cell>
          <table:table-cell office:value-type="float" office:value="0.72077" calcext:value-type="float">
            <text:p>7.21E-001</text:p>
          </table:table-cell>
          <table:table-cell table:formula="of:=ASIN([.A167])" office:value-type="float" office:value="0.720817429783698" calcext:value-type="float">
            <text:p>0.7208174298</text:p>
          </table:table-cell>
          <table:table-cell table:formula="of:=ABS([.B167]-[.D167])" office:value-type="float" office:value="0.00000012978369778871" calcext:value-type="float">
            <text:p>1.2978369778871E-007</text:p>
          </table:table-cell>
          <table:table-cell table:formula="of:=ABS([.C167]-[.D167])" office:value-type="float" office:value="0.0000474297836977611" calcext:value-type="float">
            <text:p>4.7429783697761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7]/[.G167]" office:value-type="float" office:value="2.17740912287474" calcext:value-type="float">
            <text:p>2.1774091229</text:p>
          </table:table-cell>
          <table:table-cell table:formula="of:=[.F167]/[.G167]" office:value-type="float" office:value="795.739722932014" calcext:value-type="float">
            <text:p>795.739722932</text:p>
          </table:table-cell>
        </table:table-row>
        <table:table-row table:style-name="ro1">
          <table:table-cell office:value-type="float" office:value="0.669999" calcext:value-type="float">
            <text:p>0.669999</text:p>
          </table:table-cell>
          <table:table-cell office:value-type="float" office:value="0.73420745" calcext:value-type="float">
            <text:p>0.73420745</text:p>
          </table:table-cell>
          <table:table-cell office:value-type="float" office:value="0.734127" calcext:value-type="float">
            <text:p>7.34E-001</text:p>
          </table:table-cell>
          <table:table-cell table:formula="of:=ASIN([.A168])" office:value-type="float" office:value="0.734207440400833" calcext:value-type="float">
            <text:p>0.7342074404</text:p>
          </table:table-cell>
          <table:table-cell table:formula="of:=ABS([.B168]-[.D168])" office:value-type="float" office:value="0.00000000959916668374916" calcext:value-type="float">
            <text:p>9.59916668374916E-009</text:p>
          </table:table-cell>
          <table:table-cell table:formula="of:=ABS([.C168]-[.D168])" office:value-type="float" office:value="0.0000804404008333259" calcext:value-type="float">
            <text:p>8.0440400833325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8]/[.G168]" office:value-type="float" office:value="0.161047292266386" calcext:value-type="float">
            <text:p>0.1610472923</text:p>
          </table:table-cell>
          <table:table-cell table:formula="of:=[.F168]/[.G168]" office:value-type="float" office:value="1349.56597482169" calcext:value-type="float">
            <text:p>1349.5659748217</text:p>
          </table:table-cell>
        </table:table-row>
        <table:table-row table:style-name="ro1">
          <table:table-cell office:value-type="float" office:value="0.679999" calcext:value-type="float">
            <text:p>0.679999</text:p>
          </table:table-cell>
          <table:table-cell office:value-type="float" office:value="0.74776125" calcext:value-type="float">
            <text:p>0.74776125</text:p>
          </table:table-cell>
          <table:table-cell office:value-type="float" office:value="0.747706" calcext:value-type="float">
            <text:p>7.48E-001</text:p>
          </table:table-cell>
          <table:table-cell table:formula="of:=ASIN([.A169])" office:value-type="float" office:value="0.747761270798969" calcext:value-type="float">
            <text:p>0.7477612708</text:p>
          </table:table-cell>
          <table:table-cell table:formula="of:=ABS([.B169]-[.D169])" office:value-type="float" office:value="0.0000000207989691025645" calcext:value-type="float">
            <text:p>2.07989691025645E-008</text:p>
          </table:table-cell>
          <table:table-cell table:formula="of:=ABS([.C169]-[.D169])" office:value-type="float" office:value="0.0000552707989691648" calcext:value-type="float">
            <text:p>5.5270798969164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9]/[.G169]" office:value-type="float" office:value="0.3489487958961" calcext:value-type="float">
            <text:p>0.3489487959</text:p>
          </table:table-cell>
          <table:table-cell table:formula="of:=[.F169]/[.G169]" office:value-type="float" office:value="927.290129303929" calcext:value-type="float">
            <text:p>927.2901293039</text:p>
          </table:table-cell>
        </table:table-row>
        <table:table-row table:style-name="ro1">
          <table:table-cell office:value-type="float" office:value="0.689999" calcext:value-type="float">
            <text:p>0.689999</text:p>
          </table:table-cell>
          <table:table-cell office:value-type="float" office:value="0.7614877" calcext:value-type="float">
            <text:p>0.7614877</text:p>
          </table:table-cell>
          <table:table-cell office:value-type="float" office:value="0.761397" calcext:value-type="float">
            <text:p>7.61E-001</text:p>
          </table:table-cell>
          <table:table-cell table:formula="of:=ASIN([.A170])" office:value-type="float" office:value="0.761487671169297" calcext:value-type="float">
            <text:p>0.7614876712</text:p>
          </table:table-cell>
          <table:table-cell table:formula="of:=ABS([.B170]-[.D170])" office:value-type="float" office:value="0.0000000288307033802226" calcext:value-type="float">
            <text:p>2.88307033802226E-008</text:p>
          </table:table-cell>
          <table:table-cell table:formula="of:=ABS([.C170]-[.D170])" office:value-type="float" office:value="0.0000906711692965079" calcext:value-type="float">
            <text:p>9.0671169296507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70]/[.G170]" office:value-type="float" office:value="0.483698936219193" calcext:value-type="float">
            <text:p>0.4836989362</text:p>
          </table:table-cell>
          <table:table-cell table:formula="of:=[.F170]/[.G170]" office:value-type="float" office:value="1521.20978652768" calcext:value-type="float">
            <text:p>1521.2097865277</text:p>
          </table:table-cell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0.7753961" calcext:value-type="float">
            <text:p>0.7753961</text:p>
          </table:table-cell>
          <table:table-cell office:value-type="float" office:value="0.77526" calcext:value-type="float">
            <text:p>7.75E-001</text:p>
          </table:table-cell>
          <table:table-cell table:formula="of:=ASIN([.A171])" office:value-type="float" office:value="0.77539609633163" calcext:value-type="float">
            <text:p>0.7753960963</text:p>
          </table:table-cell>
          <table:table-cell table:formula="of:=ABS([.B171]-[.D171])" office:value-type="float" office:value="0.0000000036683700521678" calcext:value-type="float">
            <text:p>3.6683700521678E-009</text:p>
          </table:table-cell>
          <table:table-cell table:formula="of:=ABS([.C171]-[.D171])" office:value-type="float" office:value="0.000136096331629809" calcext:value-type="float">
            <text:p>0.0001360963</text:p>
          </table:table-cell>
          <table:table-cell office:value-type="float" office:value="0.000000059604645" calcext:value-type="float">
            <text:p>5.96E-008</text:p>
          </table:table-cell>
          <table:table-cell table:formula="of:=[.E171]/[.G171]" office:value-type="float" office:value="0.0615450365012291" calcext:value-type="float">
            <text:p>0.0615450365</text:p>
          </table:table-cell>
          <table:table-cell table:formula="of:=[.F171]/[.G171]" office:value-type="float" office:value="2283.31754395667" calcext:value-type="float">
            <text:p>2283.3175439567</text:p>
          </table:table-cell>
        </table:table-row>
        <table:table-row table:style-name="ro1">
          <table:table-cell office:value-type="float" office:value="0.70999897" calcext:value-type="float">
            <text:p>0.70999897</text:p>
          </table:table-cell>
          <table:table-cell office:value-type="float" office:value="0.7894968" calcext:value-type="float">
            <text:p>0.7894968</text:p>
          </table:table-cell>
          <table:table-cell office:value-type="float" office:value="0.789374" calcext:value-type="float">
            <text:p>7.89E-001</text:p>
          </table:table-cell>
          <table:table-cell table:formula="of:=ASIN([.A172])" office:value-type="float" office:value="0.789496746698075" calcext:value-type="float">
            <text:p>0.7894967467</text:p>
          </table:table-cell>
          <table:table-cell table:formula="of:=ABS([.B172]-[.D172])" office:value-type="float" office:value="0.0000000533019246518052" calcext:value-type="float">
            <text:p>5.33019246518052E-008</text:p>
          </table:table-cell>
          <table:table-cell table:formula="of:=ABS([.C172]-[.D172])" office:value-type="float" office:value="0.000122746698075327" calcext:value-type="float">
            <text:p>0.0001227467</text:p>
          </table:table-cell>
          <table:table-cell office:value-type="float" office:value="0.000000059604645" calcext:value-type="float">
            <text:p>5.96E-008</text:p>
          </table:table-cell>
          <table:table-cell table:formula="of:=[.E172]/[.G172]" office:value-type="float" office:value="0.89425789972921" calcext:value-type="float">
            <text:p>0.8942578997</text:p>
          </table:table-cell>
          <table:table-cell table:formula="of:=[.F172]/[.G172]" office:value-type="float" office:value="2059.34785913626" calcext:value-type="float">
            <text:p>2059.3478591363</text:p>
          </table:table-cell>
        </table:table-row>
        <table:table-row table:style-name="ro1">
          <table:table-cell office:value-type="float" office:value="0.71999896" calcext:value-type="float">
            <text:p>0.71999896</text:p>
          </table:table-cell>
          <table:table-cell office:value-type="float" office:value="0.8038009" calcext:value-type="float">
            <text:p>0.8038009</text:p>
          </table:table-cell>
          <table:table-cell office:value-type="float" office:value="0.803622" calcext:value-type="float">
            <text:p>8.04E-001</text:p>
          </table:table-cell>
          <table:table-cell table:formula="of:=ASIN([.A173])" office:value-type="float" office:value="0.803800820319109" calcext:value-type="float">
            <text:p>0.8038008203</text:p>
          </table:table-cell>
          <table:table-cell table:formula="of:=ABS([.B173]-[.D173])" office:value-type="float" office:value="0.0000000796808909964142" calcext:value-type="float">
            <text:p>7.96808909964142E-008</text:p>
          </table:table-cell>
          <table:table-cell table:formula="of:=ABS([.C173]-[.D173])" office:value-type="float" office:value="0.000178820319108874" calcext:value-type="float">
            <text:p>0.0001788203</text:p>
          </table:table-cell>
          <table:table-cell office:value-type="float" office:value="0.000000059604645" calcext:value-type="float">
            <text:p>5.96E-008</text:p>
          </table:table-cell>
          <table:table-cell table:formula="of:=[.E173]/[.G173]" office:value-type="float" office:value="1.33682351428172" calcext:value-type="float">
            <text:p>1.3368235143</text:p>
          </table:table-cell>
          <table:table-cell table:formula="of:=[.F173]/[.G173]" office:value-type="float" office:value="3000.10710757315" calcext:value-type="float">
            <text:p>3000.1071075732</text:p>
          </table:table-cell>
        </table:table-row>
        <table:table-row table:style-name="ro1">
          <table:table-cell office:value-type="float" office:value="0.72999895" calcext:value-type="float">
            <text:p>0.72999895</text:p>
          </table:table-cell>
          <table:table-cell office:value-type="float" office:value="0.8183204" calcext:value-type="float">
            <text:p>0.8183204</text:p>
          </table:table-cell>
          <table:table-cell office:value-type="float" office:value="0.818074" calcext:value-type="float">
            <text:p>8.18E-001</text:p>
          </table:table-cell>
          <table:table-cell table:formula="of:=ASIN([.A174])" office:value-type="float" office:value="0.818320414303336" calcext:value-type="float">
            <text:p>0.8183204143</text:p>
          </table:table-cell>
          <table:table-cell table:formula="of:=ABS([.B174]-[.D174])" office:value-type="float" office:value="0.0000000143033358490641" calcext:value-type="float">
            <text:p>1.43033358490641E-008</text:p>
          </table:table-cell>
          <table:table-cell table:formula="of:=ABS([.C174]-[.D174])" office:value-type="float" office:value="0.000246414303335718" calcext:value-type="float">
            <text:p>0.0002464143</text:p>
          </table:table-cell>
          <table:table-cell office:value-type="float" office:value="0.000000059604645" calcext:value-type="float">
            <text:p>5.96E-008</text:p>
          </table:table-cell>
          <table:table-cell table:formula="of:=[.E174]/[.G174]" office:value-type="float" office:value="0.239970154156007" calcext:value-type="float">
            <text:p>0.2399701542</text:p>
          </table:table-cell>
          <table:table-cell table:formula="of:=[.F174]/[.G174]" office:value-type="float" office:value="4134.14597697408" calcext:value-type="float">
            <text:p>4134.1459769741</text:p>
          </table:table-cell>
        </table:table-row>
        <table:table-row table:style-name="ro1">
          <table:table-cell office:value-type="float" office:value="0.73999894" calcext:value-type="float">
            <text:p>0.73999894</text:p>
          </table:table-cell>
          <table:table-cell office:value-type="float" office:value="0.83306867" calcext:value-type="float">
            <text:p>0.83306867</text:p>
          </table:table-cell>
          <table:table-cell office:value-type="float" office:value="0.832806" calcext:value-type="float">
            <text:p>8.33E-001</text:p>
          </table:table-cell>
          <table:table-cell table:formula="of:=ASIN([.A175])" office:value-type="float" office:value="0.833068782385275" calcext:value-type="float">
            <text:p>0.8330687824</text:p>
          </table:table-cell>
          <table:table-cell table:formula="of:=ABS([.B175]-[.D175])" office:value-type="float" office:value="0.000000112385275308213" calcext:value-type="float">
            <text:p>1.12385275308213E-007</text:p>
          </table:table-cell>
          <table:table-cell table:formula="of:=ABS([.C175]-[.D175])" office:value-type="float" office:value="0.000262782385275218" calcext:value-type="float">
            <text:p>0.0002627824</text:p>
          </table:table-cell>
          <table:table-cell office:value-type="float" office:value="0.000000059604645" calcext:value-type="float">
            <text:p>5.96E-008</text:p>
          </table:table-cell>
          <table:table-cell table:formula="of:=[.E175]/[.G175]" office:value-type="float" office:value="1.88551203196015" calcext:value-type="float">
            <text:p>1.885512032</text:p>
          </table:table-cell>
          <table:table-cell table:formula="of:=[.F175]/[.G175]" office:value-type="float" office:value="4408.75682214394" calcext:value-type="float">
            <text:p>4408.7568221439</text:p>
          </table:table-cell>
        </table:table-row>
        <table:table-row table:style-name="ro1">
          <table:table-cell office:value-type="float" office:value="0.7499989" calcext:value-type="float">
            <text:p>0.7499989</text:p>
          </table:table-cell>
          <table:table-cell office:value-type="float" office:value="0.84805995" calcext:value-type="float">
            <text:p>0.84805995</text:p>
          </table:table-cell>
          <table:table-cell office:value-type="float" office:value="0.847708" calcext:value-type="float">
            <text:p>8.48E-001</text:p>
          </table:table-cell>
          <table:table-cell table:formula="of:=ASIN([.A176])" office:value-type="float" office:value="0.848060415939368" calcext:value-type="float">
            <text:p>0.8480604159</text:p>
          </table:table-cell>
          <table:table-cell table:formula="of:=ABS([.B176]-[.D176])" office:value-type="float" office:value="0.000000465939367644275" calcext:value-type="float">
            <text:p>4.65939367644275E-007</text:p>
          </table:table-cell>
          <table:table-cell table:formula="of:=ABS([.C176]-[.D176])" office:value-type="float" office:value="0.000352415939367523" calcext:value-type="float">
            <text:p>0.0003524159</text:p>
          </table:table-cell>
          <table:table-cell office:value-type="float" office:value="0.000000059604645" calcext:value-type="float">
            <text:p>5.96E-008</text:p>
          </table:table-cell>
          <table:table-cell table:formula="of:=[.E176]/[.G176]" office:value-type="float" office:value="7.81716538441383" calcext:value-type="float">
            <text:p>7.8171653844</text:p>
          </table:table-cell>
          <table:table-cell table:formula="of:=[.F176]/[.G176]" office:value-type="float" office:value="5912.55831433143" calcext:value-type="float">
            <text:p>5912.5583143314</text:p>
          </table:table-cell>
        </table:table-row>
        <table:table-row table:style-name="ro1">
          <table:table-cell office:value-type="float" office:value="0.7599989" calcext:value-type="float">
            <text:p>0.7599989</text:p>
          </table:table-cell>
          <table:table-cell office:value-type="float" office:value="0.86331123" calcext:value-type="float">
            <text:p>0.86331123</text:p>
          </table:table-cell>
          <table:table-cell office:value-type="float" office:value="0.86285" calcext:value-type="float">
            <text:p>8.63E-001</text:p>
          </table:table-cell>
          <table:table-cell table:formula="of:=ASIN([.A177])" office:value-type="float" office:value="0.863311422509227" calcext:value-type="float">
            <text:p>0.8633114225</text:p>
          </table:table-cell>
          <table:table-cell table:formula="of:=ABS([.B177]-[.D177])" office:value-type="float" office:value="0.000000192509227447957" calcext:value-type="float">
            <text:p>1.92509227447957E-007</text:p>
          </table:table-cell>
          <table:table-cell table:formula="of:=ABS([.C177]-[.D177])" office:value-type="float" office:value="0.000461422509227316" calcext:value-type="float">
            <text:p>0.0004614225</text:p>
          </table:table-cell>
          <table:table-cell office:value-type="float" office:value="0.000000059604645" calcext:value-type="float">
            <text:p>5.96E-008</text:p>
          </table:table-cell>
          <table:table-cell table:formula="of:=[.E177]/[.G177]" office:value-type="float" office:value="3.2297688787167" calcext:value-type="float">
            <text:p>3.2297688787</text:p>
          </table:table-cell>
          <table:table-cell table:formula="of:=[.F177]/[.G177]" office:value-type="float" office:value="7741.38507539666" calcext:value-type="float">
            <text:p>7741.3850753967</text:p>
          </table:table-cell>
        </table:table-row>
        <table:table-row table:style-name="ro1">
          <table:table-cell office:value-type="float" office:value="0.7699989" calcext:value-type="float">
            <text:p>0.7699989</text:p>
          </table:table-cell>
          <table:table-cell office:value-type="float" office:value="0.8788391" calcext:value-type="float">
            <text:p>0.8788391</text:p>
          </table:table-cell>
          <table:table-cell office:value-type="float" office:value="0.878312" calcext:value-type="float">
            <text:p>8.78E-001</text:p>
          </table:table-cell>
          <table:table-cell table:formula="of:=ASIN([.A178])" office:value-type="float" office:value="0.878839427651031" calcext:value-type="float">
            <text:p>0.8788394277</text:p>
          </table:table-cell>
          <table:table-cell table:formula="of:=ABS([.B178]-[.D178])" office:value-type="float" office:value="0.000000327651030862519" calcext:value-type="float">
            <text:p>3.27651030862519E-007</text:p>
          </table:table-cell>
          <table:table-cell table:formula="of:=ABS([.C178]-[.D178])" office:value-type="float" office:value="0.000527427651030754" calcext:value-type="float">
            <text:p>0.0005274277</text:p>
          </table:table-cell>
          <table:table-cell office:value-type="float" office:value="0.000000059604645" calcext:value-type="float">
            <text:p>5.96E-008</text:p>
          </table:table-cell>
          <table:table-cell table:formula="of:=[.E178]/[.G178]" office:value-type="float" office:value="5.49707209668842" calcext:value-type="float">
            <text:p>5.4970720967</text:p>
          </table:table-cell>
          <table:table-cell table:formula="of:=[.F178]/[.G178]" office:value-type="float" office:value="8848.7675923706" calcext:value-type="float">
            <text:p>8848.7675923706</text:p>
          </table:table-cell>
        </table:table-row>
        <table:table-row table:style-name="ro1">
          <table:table-cell office:value-type="float" office:value="0.7799989" calcext:value-type="float">
            <text:p>0.7799989</text:p>
          </table:table-cell>
          <table:table-cell office:value-type="float" office:value="0.89466375" calcext:value-type="float">
            <text:p>0.89466375</text:p>
          </table:table-cell>
          <table:table-cell office:value-type="float" office:value="0.89398" calcext:value-type="float">
            <text:p>8.94E-001</text:p>
          </table:table-cell>
          <table:table-cell table:formula="of:=ASIN([.A179])" office:value-type="float" office:value="0.894664059428538" calcext:value-type="float">
            <text:p>0.8946640594</text:p>
          </table:table-cell>
          <table:table-cell table:formula="of:=ABS([.B179]-[.D179])" office:value-type="float" office:value="0.000000309428537570433" calcext:value-type="float">
            <text:p>3.09428537570433E-007</text:p>
          </table:table-cell>
          <table:table-cell table:formula="of:=ABS([.C179]-[.D179])" office:value-type="float" office:value="0.000684059428537553" calcext:value-type="float">
            <text:p>0.0006840594</text:p>
          </table:table-cell>
          <table:table-cell office:value-type="float" office:value="0.000000059604645" calcext:value-type="float">
            <text:p>5.96E-008</text:p>
          </table:table-cell>
          <table:table-cell table:formula="of:=[.E179]/[.G179]" office:value-type="float" office:value="5.19134939182061" calcext:value-type="float">
            <text:p>5.1913493918</text:p>
          </table:table-cell>
          <table:table-cell table:formula="of:=[.F179]/[.G179]" office:value-type="float" office:value="11476.6127461636" calcext:value-type="float">
            <text:p>11476.6127461636</text:p>
          </table:table-cell>
        </table:table-row>
        <table:table-row table:style-name="ro1">
          <table:table-cell office:value-type="float" office:value="0.7899989" calcext:value-type="float">
            <text:p>0.7899989</text:p>
          </table:table-cell>
          <table:table-cell office:value-type="float" office:value="0.91080695" calcext:value-type="float">
            <text:p>0.91080695</text:p>
          </table:table-cell>
          <table:table-cell office:value-type="float" office:value="0.909931" calcext:value-type="float">
            <text:p>9.10E-001</text:p>
          </table:table-cell>
          <table:table-cell table:formula="of:=ASIN([.A180])" office:value-type="float" office:value="0.910807203268673" calcext:value-type="float">
            <text:p>0.9108072033</text:p>
          </table:table-cell>
          <table:table-cell table:formula="of:=ABS([.B180]-[.D180])" office:value-type="float" office:value="0.00000025326867258979" calcext:value-type="float">
            <text:p>2.5326867258979E-007</text:p>
          </table:table-cell>
          <table:table-cell table:formula="of:=ABS([.C180]-[.D180])" office:value-type="float" office:value="0.00087620326867266" calcext:value-type="float">
            <text:p>0.0008762033</text:p>
          </table:table-cell>
          <table:table-cell office:value-type="float" office:value="0.000000059604645" calcext:value-type="float">
            <text:p>5.96E-008</text:p>
          </table:table-cell>
          <table:table-cell table:formula="of:=[.E180]/[.G180]" office:value-type="float" office:value="4.24914321006006" calcext:value-type="float">
            <text:p>4.2491432101</text:p>
          </table:table-cell>
          <table:table-cell table:formula="of:=[.F180]/[.G180]" office:value-type="float" office:value="14700.251443032" calcext:value-type="float">
            <text:p>14700.251443032</text:p>
          </table:table-cell>
        </table:table-row>
        <table:table-row table:style-name="ro1">
          <table:table-cell office:value-type="float" office:value="0.7999989" calcext:value-type="float">
            <text:p>0.7999989</text:p>
          </table:table-cell>
          <table:table-cell office:value-type="float" office:value="0.92729306" calcext:value-type="float">
            <text:p>0.92729306</text:p>
          </table:table-cell>
          <table:table-cell office:value-type="float" office:value="0.926255" calcext:value-type="float">
            <text:p>9.26E-001</text:p>
          </table:table-cell>
          <table:table-cell table:formula="of:=ASIN([.A181])" office:value-type="float" office:value="0.92729338467052" calcext:value-type="float">
            <text:p>0.9272933847</text:p>
          </table:table-cell>
          <table:table-cell table:formula="of:=ABS([.B181]-[.D181])" office:value-type="float" office:value="0.000000324670519580295" calcext:value-type="float">
            <text:p>3.24670519580295E-007</text:p>
          </table:table-cell>
          <table:table-cell table:formula="of:=ABS([.C181]-[.D181])" office:value-type="float" office:value="0.00103838467051964" calcext:value-type="float">
            <text:p>0.0010383847</text:p>
          </table:table-cell>
          <table:table-cell office:value-type="float" office:value="0.000000059604645" calcext:value-type="float">
            <text:p>5.96E-008</text:p>
          </table:table-cell>
          <table:table-cell table:formula="of:=[.E181]/[.G181]" office:value-type="float" office:value="5.44706741530454" calcext:value-type="float">
            <text:p>5.4470674153</text:p>
          </table:table-cell>
          <table:table-cell table:formula="of:=[.F181]/[.G181]" office:value-type="float" office:value="17421.2038427482" calcext:value-type="float">
            <text:p>17421.2038427482</text:p>
          </table:table-cell>
        </table:table-row>
        <table:table-row table:style-name="ro1">
          <table:table-cell office:value-type="float" office:value="0.80999887" calcext:value-type="float">
            <text:p>0.80999887</text:p>
          </table:table-cell>
          <table:table-cell office:value-type="float" office:value="0.9441498" calcext:value-type="float">
            <text:p>0.9441498</text:p>
          </table:table-cell>
          <table:table-cell office:value-type="float" office:value="0.942833" calcext:value-type="float">
            <text:p>9.43E-001</text:p>
          </table:table-cell>
          <table:table-cell table:formula="of:=ASIN([.A182])" office:value-type="float" office:value="0.944150188242616" calcext:value-type="float">
            <text:p>0.9441501882</text:p>
          </table:table-cell>
          <table:table-cell table:formula="of:=ABS([.B182]-[.D182])" office:value-type="float" office:value="0.000000388242616278234" calcext:value-type="float">
            <text:p>3.88242616278234E-007</text:p>
          </table:table-cell>
          <table:table-cell table:formula="of:=ABS([.C182]-[.D182])" office:value-type="float" office:value="0.00131718824261606" calcext:value-type="float">
            <text:p>0.0013171882</text:p>
          </table:table-cell>
          <table:table-cell office:value-type="float" office:value="0.000000059604645" calcext:value-type="float">
            <text:p>5.96E-008</text:p>
          </table:table-cell>
          <table:table-cell table:formula="of:=[.E182]/[.G182]" office:value-type="float" office:value="6.5136302091596" calcext:value-type="float">
            <text:p>6.5136302092</text:p>
          </table:table-cell>
          <table:table-cell table:formula="of:=[.F182]/[.G182]" office:value-type="float" office:value="22098.7515757549" calcext:value-type="float">
            <text:p>22098.7515757549</text:p>
          </table:table-cell>
        </table:table-row>
        <table:table-row table:style-name="ro1">
          <table:table-cell office:value-type="float" office:value="0.81999886" calcext:value-type="float">
            <text:p>0.81999886</text:p>
          </table:table-cell>
          <table:table-cell office:value-type="float" office:value="0.9614087" calcext:value-type="float">
            <text:p>0.9614087</text:p>
          </table:table-cell>
          <table:table-cell office:value-type="float" office:value="0.959748" calcext:value-type="float">
            <text:p>9.60E-001</text:p>
          </table:table-cell>
          <table:table-cell table:formula="of:=ASIN([.A183])" office:value-type="float" office:value="0.961409027025753" calcext:value-type="float">
            <text:p>0.961409027</text:p>
          </table:table-cell>
          <table:table-cell table:formula="of:=ABS([.B183]-[.D183])" office:value-type="float" office:value="0.000000327025753477095" calcext:value-type="float">
            <text:p>0.000000327</text:p>
          </table:table-cell>
          <table:table-cell table:formula="of:=ABS([.C183]-[.D183])" office:value-type="float" office:value="0.00166102702575333" calcext:value-type="float">
            <text:p>0.001661027</text:p>
          </table:table-cell>
          <table:table-cell office:value-type="float" office:value="0.000000059604645" calcext:value-type="float">
            <text:p>5.96E-008</text:p>
          </table:table-cell>
          <table:table-cell table:formula="of:=[.E183]/[.G183]" office:value-type="float" office:value="5.48658168297278" calcext:value-type="float">
            <text:p>5.486581683</text:p>
          </table:table-cell>
          <table:table-cell table:formula="of:=[.F183]/[.G183]" office:value-type="float" office:value="27867.4090878878" calcext:value-type="float">
            <text:p>27867.4090878878</text:p>
          </table:table-cell>
        </table:table-row>
        <table:table-row table:style-name="ro1">
          <table:table-cell office:value-type="float" office:value="0.82999885" calcext:value-type="float">
            <text:p>0.82999885</text:p>
          </table:table-cell>
          <table:table-cell office:value-type="float" office:value="0.9791053" calcext:value-type="float">
            <text:p>0.9791053</text:p>
          </table:table-cell>
          <table:table-cell office:value-type="float" office:value="0.977089" calcext:value-type="float">
            <text:p>9.77E-001</text:p>
          </table:table-cell>
          <table:table-cell table:formula="of:=ASIN([.A184])" office:value-type="float" office:value="0.979105622565346" calcext:value-type="float">
            <text:p>0.9791056226</text:p>
          </table:table-cell>
          <table:table-cell table:formula="of:=ABS([.B184]-[.D184])" office:value-type="float" office:value="0.000000322565346322357" calcext:value-type="float">
            <text:p>3.22565346322357E-007</text:p>
          </table:table-cell>
          <table:table-cell table:formula="of:=ABS([.C184]-[.D184])" office:value-type="float" office:value="0.00201662256534629" calcext:value-type="float">
            <text:p>0.0020166226</text:p>
          </table:table-cell>
          <table:table-cell office:value-type="float" office:value="0.000000059604645" calcext:value-type="float">
            <text:p>5.96E-008</text:p>
          </table:table-cell>
          <table:table-cell table:formula="of:=[.E184]/[.G184]" office:value-type="float" office:value="5.41174846897178" calcext:value-type="float">
            <text:p>5.411748469</text:p>
          </table:table-cell>
          <table:table-cell table:formula="of:=[.F184]/[.G184]" office:value-type="float" office:value="33833.3122417941" calcext:value-type="float">
            <text:p>33833.3122417941</text:p>
          </table:table-cell>
        </table:table-row>
        <table:table-row table:style-name="ro1">
          <table:table-cell office:value-type="float" office:value="0.83999884" calcext:value-type="float">
            <text:p>0.83999884</text:p>
          </table:table-cell>
          <table:table-cell office:value-type="float" office:value="0.9972807" calcext:value-type="float">
            <text:p>0.9972807</text:p>
          </table:table-cell>
          <table:table-cell office:value-type="float" office:value="0.994742" calcext:value-type="float">
            <text:p>9.95E-001</text:p>
          </table:table-cell>
          <table:table-cell table:formula="of:=ASIN([.A185])" office:value-type="float" office:value="0.997281084466974" calcext:value-type="float">
            <text:p>0.9972810845</text:p>
          </table:table-cell>
          <table:table-cell table:formula="of:=ABS([.B185]-[.D185])" office:value-type="float" office:value="0.000000384466973701869" calcext:value-type="float">
            <text:p>3.84466973701869E-007</text:p>
          </table:table-cell>
          <table:table-cell table:formula="of:=ABS([.C185]-[.D185])" office:value-type="float" office:value="0.0025390844669736" calcext:value-type="float">
            <text:p>0.0025390845</text:p>
          </table:table-cell>
          <table:table-cell office:value-type="float" office:value="0.000000059604645" calcext:value-type="float">
            <text:p>5.96E-008</text:p>
          </table:table-cell>
          <table:table-cell table:formula="of:=[.E185]/[.G185]" office:value-type="float" office:value="6.45028543835584" calcext:value-type="float">
            <text:p>6.4502854384</text:p>
          </table:table-cell>
          <table:table-cell table:formula="of:=[.F185]/[.G185]" office:value-type="float" office:value="42598.7683841351" calcext:value-type="float">
            <text:p>42598.7683841351</text:p>
          </table:table-cell>
        </table:table-row>
        <table:table-row table:style-name="ro1">
          <table:table-cell office:value-type="float" office:value="0.84999883" calcext:value-type="float">
            <text:p>0.84999883</text:p>
          </table:table-cell>
          <table:table-cell office:value-type="float" office:value="1.0159827" calcext:value-type="float">
            <text:p>1.0159827</text:p>
          </table:table-cell>
          <table:table-cell office:value-type="float" office:value="1.01281" calcext:value-type="float">
            <text:p>1.01E+000</text:p>
          </table:table-cell>
          <table:table-cell table:formula="of:=ASIN([.A186])" office:value-type="float" office:value="1.01598307278909" calcext:value-type="float">
            <text:p>1.0159830728</text:p>
          </table:table-cell>
          <table:table-cell table:formula="of:=ABS([.B186]-[.D186])" office:value-type="float" office:value="0.000000372789094926773" calcext:value-type="float">
            <text:p>3.72789094926773E-007</text:p>
          </table:table-cell>
          <table:table-cell table:formula="of:=ABS([.C186]-[.D186])" office:value-type="float" office:value="0.00317307278909484" calcext:value-type="float">
            <text:p>0.0031730728</text:p>
          </table:table-cell>
          <table:table-cell office:value-type="float" office:value="0.00000011920929" calcext:value-type="float">
            <text:p>1.19E-007</text:p>
          </table:table-cell>
          <table:table-cell table:formula="of:=[.E186]/[.G186]" office:value-type="float" office:value="3.12718157223127" calcext:value-type="float">
            <text:p>3.1271815722</text:p>
          </table:table-cell>
          <table:table-cell table:formula="of:=[.F186]/[.G186]" office:value-type="float" office:value="26617.6636828794" calcext:value-type="float">
            <text:p>26617.6636828794</text:p>
          </table:table-cell>
        </table:table-row>
        <table:table-row table:style-name="ro1">
          <table:table-cell office:value-type="float" office:value="0.8599988" calcext:value-type="float">
            <text:p>0.8599988</text:p>
          </table:table-cell>
          <table:table-cell office:value-type="float" office:value="1.0352671" calcext:value-type="float">
            <text:p>1.0352671</text:p>
          </table:table-cell>
          <table:table-cell office:value-type="float" office:value="1.03138" calcext:value-type="float">
            <text:p>1.03E+000</text:p>
          </table:table-cell>
          <table:table-cell table:formula="of:=ASIN([.A187])" office:value-type="float" office:value="1.03526732089976" calcext:value-type="float">
            <text:p>1.0352673209</text:p>
          </table:table-cell>
          <table:table-cell table:formula="of:=ABS([.B187]-[.D187])" office:value-type="float" office:value="0.000000220899763592186" calcext:value-type="float">
            <text:p>2.20899763592186E-007</text:p>
          </table:table-cell>
          <table:table-cell table:formula="of:=ABS([.C187]-[.D187])" office:value-type="float" office:value="0.00388732089976362" calcext:value-type="float">
            <text:p>0.0038873209</text:p>
          </table:table-cell>
          <table:table-cell office:value-type="float" office:value="0.00000011920929" calcext:value-type="float">
            <text:p>1.19E-007</text:p>
          </table:table-cell>
          <table:table-cell table:formula="of:=[.E187]/[.G187]" office:value-type="float" office:value="1.85304151708467" calcext:value-type="float">
            <text:p>1.8530415171</text:p>
          </table:table-cell>
          <table:table-cell table:formula="of:=[.F187]/[.G187]" office:value-type="float" office:value="32609.2110754424" calcext:value-type="float">
            <text:p>32609.2110754424</text:p>
          </table:table-cell>
        </table:table-row>
        <table:table-row table:style-name="ro1">
          <table:table-cell office:value-type="float" office:value="0.8699988" calcext:value-type="float">
            <text:p>0.8699988</text:p>
          </table:table-cell>
          <table:table-cell office:value-type="float" office:value="1.0551996" calcext:value-type="float">
            <text:p>1.0551996</text:p>
          </table:table-cell>
          <table:table-cell office:value-type="float" office:value="1.05034" calcext:value-type="float">
            <text:p>1.05E+000</text:p>
          </table:table-cell>
          <table:table-cell table:formula="of:=ASIN([.A188])" office:value-type="float" office:value="1.05519988673229" calcext:value-type="float">
            <text:p>1.0551998867</text:p>
          </table:table-cell>
          <table:table-cell table:formula="of:=ABS([.B188]-[.D188])" office:value-type="float" office:value="0.000000286732289245251" calcext:value-type="float">
            <text:p>2.86732289245251E-007</text:p>
          </table:table-cell>
          <table:table-cell table:formula="of:=ABS([.C188]-[.D188])" office:value-type="float" office:value="0.0048598867322891" calcext:value-type="float">
            <text:p>0.0048598867</text:p>
          </table:table-cell>
          <table:table-cell office:value-type="float" office:value="0.00000011920929" calcext:value-type="float">
            <text:p>1.19E-007</text:p>
          </table:table-cell>
          <table:table-cell table:formula="of:=[.E188]/[.G188]" office:value-type="float" office:value="2.40528476635714" calcext:value-type="float">
            <text:p>2.4052847664</text:p>
          </table:table-cell>
          <table:table-cell table:formula="of:=[.F188]/[.G188]" office:value-type="float" office:value="40767.6845679485" calcext:value-type="float">
            <text:p>40767.6845679485</text:p>
          </table:table-cell>
        </table:table-row>
        <table:table-row table:style-name="ro1">
          <table:table-cell office:value-type="float" office:value="0.8799988" calcext:value-type="float">
            <text:p>0.8799988</text:p>
          </table:table-cell>
          <table:table-cell office:value-type="float" office:value="1.0758593" calcext:value-type="float">
            <text:p>1.0758593</text:p>
          </table:table-cell>
          <table:table-cell office:value-type="float" office:value="1.06979" calcext:value-type="float">
            <text:p>1.07E+000</text:p>
          </table:table-cell>
          <table:table-cell table:formula="of:=ASIN([.A189])" office:value-type="float" office:value="1.07585967400415" calcext:value-type="float">
            <text:p>1.075859674</text:p>
          </table:table-cell>
          <table:table-cell table:formula="of:=ABS([.B189]-[.D189])" office:value-type="float" office:value="0.000000374004150760499" calcext:value-type="float">
            <text:p>0.000000374</text:p>
          </table:table-cell>
          <table:table-cell table:formula="of:=ABS([.C189]-[.D189])" office:value-type="float" office:value="0.00606967400415082" calcext:value-type="float">
            <text:p>0.006069674</text:p>
          </table:table-cell>
          <table:table-cell office:value-type="float" office:value="0.00000011920929" calcext:value-type="float">
            <text:p>1.19E-007</text:p>
          </table:table-cell>
          <table:table-cell table:formula="of:=[.E189]/[.G189]" office:value-type="float" office:value="3.13737419928009" calcext:value-type="float">
            <text:p>3.1373741993</text:p>
          </table:table-cell>
          <table:table-cell table:formula="of:=[.F189]/[.G189]" office:value-type="float" office:value="50916.1157167434" calcext:value-type="float">
            <text:p>50916.1157167434</text:p>
          </table:table-cell>
        </table:table-row>
        <table:table-row table:style-name="ro1">
          <table:table-cell office:value-type="float" office:value="0.8899988" calcext:value-type="float">
            <text:p>0.8899988</text:p>
          </table:table-cell>
          <table:table-cell office:value-type="float" office:value="1.0973423" calcext:value-type="float">
            <text:p>1.0973423</text:p>
          </table:table-cell>
          <table:table-cell office:value-type="float" office:value="1.08977" calcext:value-type="float">
            <text:p>1.09E+000</text:p>
          </table:table-cell>
          <table:table-cell table:formula="of:=ASIN([.A190])" office:value-type="float" office:value="1.09734253772281" calcext:value-type="float">
            <text:p>1.0973425377</text:p>
          </table:table-cell>
          <table:table-cell table:formula="of:=ABS([.B190]-[.D190])" office:value-type="float" office:value="0.000000237722810325636" calcext:value-type="float">
            <text:p>2.37722810325636E-007</text:p>
          </table:table-cell>
          <table:table-cell table:formula="of:=ABS([.C190]-[.D190])" office:value-type="float" office:value="0.00757253772281041" calcext:value-type="float">
            <text:p>0.0075725377</text:p>
          </table:table-cell>
          <table:table-cell office:value-type="float" office:value="0.00000011920929" calcext:value-type="float">
            <text:p>1.19E-007</text:p>
          </table:table-cell>
          <table:table-cell table:formula="of:=[.E190]/[.G190]" office:value-type="float" office:value="1.99416346096546" calcext:value-type="float">
            <text:p>1.994163461</text:p>
          </table:table-cell>
          <table:table-cell table:formula="of:=[.F190]/[.G190]" office:value-type="float" office:value="63523.050282494" calcext:value-type="float">
            <text:p>63523.050282494</text:p>
          </table:table-cell>
        </table:table-row>
        <table:table-row table:style-name="ro1">
          <table:table-cell office:value-type="float" office:value="0.8999988" calcext:value-type="float">
            <text:p>0.8999988</text:p>
          </table:table-cell>
          <table:table-cell office:value-type="float" office:value="1.1197664" calcext:value-type="float">
            <text:p>1.1197664</text:p>
          </table:table-cell>
          <table:table-cell office:value-type="float" office:value="1.11036" calcext:value-type="float">
            <text:p>1.11E+000</text:p>
          </table:table-cell>
          <table:table-cell table:formula="of:=ASIN([.A191])" office:value-type="float" office:value="1.11976676201765" calcext:value-type="float">
            <text:p>1.119766762</text:p>
          </table:table-cell>
          <table:table-cell table:formula="of:=ABS([.B191]-[.D191])" office:value-type="float" office:value="0.00000036201765185595" calcext:value-type="float">
            <text:p>0.000000362</text:p>
          </table:table-cell>
          <table:table-cell table:formula="of:=ABS([.C191]-[.D191])" office:value-type="float" office:value="0.00940676201765189" calcext:value-type="float">
            <text:p>0.009406762</text:p>
          </table:table-cell>
          <table:table-cell office:value-type="float" office:value="0.00000011920929" calcext:value-type="float">
            <text:p>1.19E-007</text:p>
          </table:table-cell>
          <table:table-cell table:formula="of:=[.E191]/[.G191]" office:value-type="float" office:value="3.03682415905632" calcext:value-type="float">
            <text:p>3.0368241591</text:p>
          </table:table-cell>
          <table:table-cell table:formula="of:=[.F191]/[.G191]" office:value-type="float" office:value="78909.638818014" calcext:value-type="float">
            <text:p>78909.638818014</text:p>
          </table:table-cell>
        </table:table-row>
        <table:table-row table:style-name="ro1">
          <table:table-cell office:value-type="float" office:value="0.9099988" calcext:value-type="float">
            <text:p>0.9099988</text:p>
          </table:table-cell>
          <table:table-cell office:value-type="float" office:value="1.1432807" calcext:value-type="float">
            <text:p>1.1432807</text:p>
          </table:table-cell>
          <table:table-cell office:value-type="float" office:value="1.13149" calcext:value-type="float">
            <text:p>1.13E+000</text:p>
          </table:table-cell>
          <table:table-cell table:formula="of:=ASIN([.A192])" office:value-type="float" office:value="1.1432811675608" calcext:value-type="float">
            <text:p>1.1432811676</text:p>
          </table:table-cell>
          <table:table-cell table:formula="of:=ABS([.B192]-[.D192])" office:value-type="float" office:value="0.000000467560798744771" calcext:value-type="float">
            <text:p>4.67560798744771E-007</text:p>
          </table:table-cell>
          <table:table-cell table:formula="of:=ABS([.C192]-[.D192])" office:value-type="float" office:value="0.0117911675607987" calcext:value-type="float">
            <text:p>0.0117911676</text:p>
          </table:table-cell>
          <table:table-cell office:value-type="float" office:value="0.00000011920929" calcext:value-type="float">
            <text:p>1.19E-007</text:p>
          </table:table-cell>
          <table:table-cell table:formula="of:=[.E192]/[.G192]" office:value-type="float" office:value="3.92218424205673" calcext:value-type="float">
            <text:p>3.9221842421</text:p>
          </table:table-cell>
          <table:table-cell table:formula="of:=[.F192]/[.G192]" office:value-type="float" office:value="98911.4821571262" calcext:value-type="float">
            <text:p>98911.4821571262</text:p>
          </table:table-cell>
        </table:table-row>
        <table:table-row table:style-name="ro1">
          <table:table-cell office:value-type="float" office:value="0.91999876" calcext:value-type="float">
            <text:p>0.91999876</text:p>
          </table:table-cell>
          <table:table-cell office:value-type="float" office:value="1.168077" calcext:value-type="float">
            <text:p>1.168077</text:p>
          </table:table-cell>
          <table:table-cell office:value-type="float" office:value="1.15325" calcext:value-type="float">
            <text:p>1.15E+000</text:p>
          </table:table-cell>
          <table:table-cell table:formula="of:=ASIN([.A193])" office:value-type="float" office:value="1.16807732130173" calcext:value-type="float">
            <text:p>1.1680773213</text:p>
          </table:table-cell>
          <table:table-cell table:formula="of:=ABS([.B193]-[.D193])" office:value-type="float" office:value="0.000000321301733219315" calcext:value-type="float">
            <text:p>3.21301733219315E-007</text:p>
          </table:table-cell>
          <table:table-cell table:formula="of:=ABS([.C193]-[.D193])" office:value-type="float" office:value="0.0148273213017331" calcext:value-type="float">
            <text:p>0.0148273213</text:p>
          </table:table-cell>
          <table:table-cell office:value-type="float" office:value="0.00000011920929" calcext:value-type="float">
            <text:p>1.19E-007</text:p>
          </table:table-cell>
          <table:table-cell table:formula="of:=[.E193]/[.G193]" office:value-type="float" office:value="2.69527427954075" calcext:value-type="float">
            <text:p>2.6952742795</text:p>
          </table:table-cell>
          <table:table-cell table:formula="of:=[.F193]/[.G193]" office:value-type="float" office:value="124380.585621583" calcext:value-type="float">
            <text:p>124380.585621583</text:p>
          </table:table-cell>
        </table:table-row>
        <table:table-row table:style-name="ro1">
          <table:table-cell office:value-type="float" office:value="0.92999876" calcext:value-type="float">
            <text:p>0.92999876</text:p>
          </table:table-cell>
          <table:table-cell office:value-type="float" office:value="1.1944091" calcext:value-type="float">
            <text:p>1.1944091</text:p>
          </table:table-cell>
          <table:table-cell office:value-type="float" office:value="1.17576" calcext:value-type="float">
            <text:p>1.18E+000</text:p>
          </table:table-cell>
          <table:table-cell table:formula="of:=ASIN([.A194])" office:value-type="float" office:value="1.19440947088828" calcext:value-type="float">
            <text:p>1.1944094709</text:p>
          </table:table-cell>
          <table:table-cell table:formula="of:=ABS([.B194]-[.D194])" office:value-type="float" office:value="0.00000037088828341858" calcext:value-type="float">
            <text:p>3.7088828341858E-007</text:p>
          </table:table-cell>
          <table:table-cell table:formula="of:=ABS([.C194]-[.D194])" office:value-type="float" office:value="0.0186494708882836" calcext:value-type="float">
            <text:p>0.0186494709</text:p>
          </table:table-cell>
          <table:table-cell office:value-type="float" office:value="0.00000011920929" calcext:value-type="float">
            <text:p>1.19E-007</text:p>
          </table:table-cell>
          <table:table-cell table:formula="of:=[.E194]/[.G194]" office:value-type="float" office:value="3.11123640966723" calcext:value-type="float">
            <text:p>3.1112364097</text:p>
          </table:table-cell>
          <table:table-cell table:formula="of:=[.F194]/[.G194]" office:value-type="float" office:value="156443.100099695" calcext:value-type="float">
            <text:p>156443.100099695</text:p>
          </table:table-cell>
        </table:table-row>
        <table:table-row table:style-name="ro1">
          <table:table-cell office:value-type="float" office:value="0.93999875" calcext:value-type="float">
            <text:p>0.93999875</text:p>
          </table:table-cell>
          <table:table-cell office:value-type="float" office:value="1.2226264" calcext:value-type="float">
            <text:p>1.2226264</text:p>
          </table:table-cell>
          <table:table-cell office:value-type="float" office:value="1.19892" calcext:value-type="float">
            <text:p>1.20E+000</text:p>
          </table:table-cell>
          <table:table-cell table:formula="of:=ASIN([.A195])" office:value-type="float" office:value="1.22262664172554" calcext:value-type="float">
            <text:p>1.2226266417</text:p>
          </table:table-cell>
          <table:table-cell table:formula="of:=ABS([.B195]-[.D195])" office:value-type="float" office:value="0.000000241725541805238" calcext:value-type="float">
            <text:p>2.41725541805238E-007</text:p>
          </table:table-cell>
          <table:table-cell table:formula="of:=ABS([.C195]-[.D195])" office:value-type="float" office:value="0.0237066417255418" calcext:value-type="float">
            <text:p>0.0237066417</text:p>
          </table:table-cell>
          <table:table-cell office:value-type="float" office:value="0.00000011920929" calcext:value-type="float">
            <text:p>1.19E-007</text:p>
          </table:table-cell>
          <table:table-cell table:formula="of:=[.E195]/[.G195]" office:value-type="float" office:value="2.02774080615058" calcext:value-type="float">
            <text:p>2.0277408062</text:p>
          </table:table-cell>
          <table:table-cell table:formula="of:=[.F195]/[.G195]" office:value-type="float" office:value="198865.723682624" calcext:value-type="float">
            <text:p>198865.723682624</text:p>
          </table:table-cell>
        </table:table-row>
        <table:table-row table:style-name="ro1">
          <table:table-cell office:value-type="float" office:value="0.94999874" calcext:value-type="float">
            <text:p>0.94999874</text:p>
          </table:table-cell>
          <table:table-cell office:value-type="float" office:value="1.2532315" calcext:value-type="float">
            <text:p>1.2532315</text:p>
          </table:table-cell>
          <table:table-cell office:value-type="float" office:value="1.22287" calcext:value-type="float">
            <text:p>1.22E+000</text:p>
          </table:table-cell>
          <table:table-cell table:formula="of:=ASIN([.A196])" office:value-type="float" office:value="1.25323186229867" calcext:value-type="float">
            <text:p>1.2532318623</text:p>
          </table:table-cell>
          <table:table-cell table:formula="of:=ABS([.B196]-[.D196])" office:value-type="float" office:value="0.000000362298669287497" calcext:value-type="float">
            <text:p>3.62298669287497E-007</text:p>
          </table:table-cell>
          <table:table-cell table:formula="of:=ABS([.C196]-[.D196])" office:value-type="float" office:value="0.0303618622986694" calcext:value-type="float">
            <text:p>0.0303618623</text:p>
          </table:table-cell>
          <table:table-cell office:value-type="float" office:value="0.00000011920929" calcext:value-type="float">
            <text:p>1.19E-007</text:p>
          </table:table-cell>
          <table:table-cell table:formula="of:=[.E196]/[.G196]" office:value-type="float" office:value="3.03918150412185" calcext:value-type="float">
            <text:p>3.0391815041</text:p>
          </table:table-cell>
          <table:table-cell table:formula="of:=[.F196]/[.G196]" office:value-type="float" office:value="254693.760013749" calcext:value-type="float">
            <text:p>254693.760013749</text:p>
          </table:table-cell>
        </table:table-row>
        <table:table-row table:style-name="ro1">
          <table:table-cell office:value-type="float" office:value="0.9599987" calcext:value-type="float">
            <text:p>0.9599987</text:p>
          </table:table-cell>
          <table:table-cell office:value-type="float" office:value="1.2869973" calcext:value-type="float">
            <text:p>1.2869973</text:p>
          </table:table-cell>
          <table:table-cell office:value-type="float" office:value="1.2477" calcext:value-type="float">
            <text:p>1.25E+000</text:p>
          </table:table-cell>
          <table:table-cell table:formula="of:=ASIN([.A197])" office:value-type="float" office:value="1.28699757476638" calcext:value-type="float">
            <text:p>1.2869975748</text:p>
          </table:table-cell>
          <table:table-cell table:formula="of:=ABS([.B197]-[.D197])" office:value-type="float" office:value="0.00000027476637876056" calcext:value-type="float">
            <text:p>2.7476637876056E-007</text:p>
          </table:table-cell>
          <table:table-cell table:formula="of:=ABS([.C197]-[.D197])" office:value-type="float" office:value="0.0392975747663786" calcext:value-type="float">
            <text:p>0.0392975748</text:p>
          </table:table-cell>
          <table:table-cell office:value-type="float" office:value="0.00000011920929" calcext:value-type="float">
            <text:p>1.19E-007</text:p>
          </table:table-cell>
          <table:table-cell table:formula="of:=[.E197]/[.G197]" office:value-type="float" office:value="2.30490743431624" calcext:value-type="float">
            <text:p>2.3049074343</text:p>
          </table:table-cell>
          <table:table-cell table:formula="of:=[.F197]/[.G197]" office:value-type="float" office:value="329651.948823608" calcext:value-type="float">
            <text:p>329651.948823608</text:p>
          </table:table-cell>
        </table:table-row>
        <table:table-row table:style-name="ro1">
          <table:table-cell office:value-type="float" office:value="0.9699987" calcext:value-type="float">
            <text:p>0.9699987</text:p>
          </table:table-cell>
          <table:table-cell office:value-type="float" office:value="1.3252252" calcext:value-type="float">
            <text:p>1.3252252</text:p>
          </table:table-cell>
          <table:table-cell office:value-type="float" office:value="1.27337" calcext:value-type="float">
            <text:p>1.27E+000</text:p>
          </table:table-cell>
          <table:table-cell table:formula="of:=ASIN([.A198])" office:value-type="float" office:value="1.3252254618512" calcext:value-type="float">
            <text:p>1.3252254619</text:p>
          </table:table-cell>
          <table:table-cell table:formula="of:=ABS([.B198]-[.D198])" office:value-type="float" office:value="0.000000261851198501972" calcext:value-type="float">
            <text:p>2.61851198501972E-007</text:p>
          </table:table-cell>
          <table:table-cell table:formula="of:=ABS([.C198]-[.D198])" office:value-type="float" office:value="0.0518554618511986" calcext:value-type="float">
            <text:p>0.0518554619</text:p>
          </table:table-cell>
          <table:table-cell office:value-type="float" office:value="0.00000011920929" calcext:value-type="float">
            <text:p>1.19E-007</text:p>
          </table:table-cell>
          <table:table-cell table:formula="of:=[.E198]/[.G198]" office:value-type="float" office:value="2.19656705028587" calcext:value-type="float">
            <text:p>2.1965670503</text:p>
          </table:table-cell>
          <table:table-cell table:formula="of:=[.F198]/[.G198]" office:value-type="float" office:value="434995.140489459" calcext:value-type="float">
            <text:p>434995.140489459</text:p>
          </table:table-cell>
        </table:table-row>
        <table:table-row table:style-name="ro1">
          <table:table-cell office:value-type="float" office:value="0.9799987" calcext:value-type="float">
            <text:p>0.9799987</text:p>
          </table:table-cell>
          <table:table-cell office:value-type="float" office:value="1.3704548" calcext:value-type="float">
            <text:p>1.3704548</text:p>
          </table:table-cell>
          <table:table-cell office:value-type="float" office:value="1.29998" calcext:value-type="float">
            <text:p>1.30E+000</text:p>
          </table:table-cell>
          <table:table-cell table:formula="of:=ASIN([.A199])" office:value-type="float" office:value="1.37045495183106" calcext:value-type="float">
            <text:p>1.3704549518</text:p>
          </table:table-cell>
          <table:table-cell table:formula="of:=ABS([.B199]-[.D199])" office:value-type="float" office:value="0.000000151831059058694" calcext:value-type="float">
            <text:p>1.51831059058694E-007</text:p>
          </table:table-cell>
          <table:table-cell table:formula="of:=ABS([.C199]-[.D199])" office:value-type="float" office:value="0.070474951831059" calcext:value-type="float">
            <text:p>0.0704749518</text:p>
          </table:table-cell>
          <table:table-cell office:value-type="float" office:value="0.00000011920929" calcext:value-type="float">
            <text:p>1.19E-007</text:p>
          </table:table-cell>
          <table:table-cell table:formula="of:=[.E199]/[.G199]" office:value-type="float" office:value="1.2736512318687" calcext:value-type="float">
            <text:p>1.2736512319</text:p>
          </table:table-cell>
          <table:table-cell table:formula="of:=[.F199]/[.G199]" office:value-type="float" office:value="591186.742501855" calcext:value-type="float">
            <text:p>591186.742501855</text:p>
          </table:table-cell>
        </table:table-row>
        <table:table-row table:style-name="ro1">
          <table:table-cell office:value-type="float" office:value="0.9899987" calcext:value-type="float">
            <text:p>0.9899987</text:p>
          </table:table-cell>
          <table:table-cell office:value-type="float" office:value="1.4292473" calcext:value-type="float">
            <text:p>1.4292473</text:p>
          </table:table-cell>
          <table:table-cell office:value-type="float" office:value="1.32768" calcext:value-type="float">
            <text:p>1.33E+000</text:p>
          </table:table-cell>
          <table:table-cell table:formula="of:=ASIN([.A200])" office:value-type="float" office:value="1.42924763831278" calcext:value-type="float">
            <text:p>1.4292476383</text:p>
          </table:table-cell>
          <table:table-cell table:formula="of:=ABS([.B200]-[.D200])" office:value-type="float" office:value="0.00000033831278201113" calcext:value-type="float">
            <text:p>3.3831278201113E-007</text:p>
          </table:table-cell>
          <table:table-cell table:formula="of:=ABS([.C200]-[.D200])" office:value-type="float" office:value="0.101567638312782" calcext:value-type="float">
            <text:p>0.1015676383</text:p>
          </table:table-cell>
          <table:table-cell office:value-type="float" office:value="0.00000011920929" calcext:value-type="float">
            <text:p>1.19E-007</text:p>
          </table:table-cell>
          <table:table-cell table:formula="of:=[.E200]/[.G200]" office:value-type="float" office:value="2.83797329898643" calcext:value-type="float">
            <text:p>2.837973299</text:p>
          </table:table-cell>
          <table:table-cell table:formula="of:=[.F200]/[.G200]" office:value-type="float" office:value="852011.100081061" calcext:value-type="float">
            <text:p>852011.100081061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1:28:34.375702176</dc:date>
    <dc:creator>Nizar Salah</dc:creator>
    <meta:editing-duration>PT21M24S</meta:editing-duration>
    <meta:editing-cycles>1</meta:editing-cycles>
    <meta:document-statistic meta:table-count="1" meta:cell-count="1800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1.417cm" svg:y="3.955cm" style:legend-expansion="high" chart:style-name="ch2"/>
        <chart:plot-area chart:style-name="ch3" table:cell-range-address="arcsinval.A1:arcsinval.A201 arcsinval.H1:arcsinval.I201" chart:data-source-has-labels="row" svg:x="0.32cm" svg:y="0.18cm" svg:width="10.777cm" svg:height="8.646cm">
          <chartooo:coordinate-region svg:x="0.611cm" svg:y="0.379cm" svg:width="10.24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csinval.H2:arcsinval.H201" chart:label-cell-address="arcsinval.H1:arcsinval.H1" chart:class="chart:scatter">
            <chart:domain table:cell-range-address="arcsinval.A2:arcsinval.A201"/>
            <chart:data-point chart:repeated="200"/>
          </chart:series>
          <chart:series chart:style-name="ch7" chart:values-cell-range-address="arcsinval.I2:arcsinval.I201" chart:label-cell-address="arcsinval.I1:arcsinval.I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EUR JAVA/ULP</text:p>
                <draw:g>
                  <svg:desc>arcsinval.H1:arcsinval.H1</svg:desc>
                </draw:g>
              </table:table-cell>
              <table:table-cell office:value-type="string">
                <text:p>ERREUR DECA/ULP</text:p>
                <draw:g>
                  <svg:desc>arcsinval.I1:arcsinval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arcsinval.A2:arcsinval.A201</svg:desc>
                </draw:g>
              </table:table-cell>
              <table:table-cell office:value-type="float" office:value="2.74135427261509">
                <text:p>2.74135427261509</text:p>
                <draw:g>
                  <svg:desc>arcsinval.H2:arcsinval.H201</svg:desc>
                </draw:g>
              </table:table-cell>
              <table:table-cell office:value-type="float" office:value="30.813077601906">
                <text:p>30.813077601906</text:p>
                <draw:g>
                  <svg:desc>arcsinval.I2:arcsinval.I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1.287403601027">
                <text:p>1.287403601027</text:p>
              </table:table-cell>
              <table:table-cell office:value-type="float" office:value="852088.402426265">
                <text:p>852088.40242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2.38632221365763">
                <text:p>2.38632221365763</text:p>
              </table:table-cell>
              <table:table-cell office:value-type="float" office:value="591157.656184152">
                <text:p>591157.656184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1.75556455822348">
                <text:p>1.75556455822348</text:p>
              </table:table-cell>
              <table:table-cell office:value-type="float" office:value="434956.111890312">
                <text:p>434956.111890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000004">
                <text:p>-0.96000004</text:p>
              </table:table-cell>
              <table:table-cell office:value-type="float" office:value="3.02362128697877">
                <text:p>3.02362128697877</text:p>
              </table:table-cell>
              <table:table-cell office:value-type="float" office:value="329692.093994913">
                <text:p>329692.093994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000005">
                <text:p>-0.95000005</text:p>
              </table:table-cell>
              <table:table-cell office:value-type="float" office:value="2.16117022303442">
                <text:p>2.16117022303442</text:p>
              </table:table-cell>
              <table:table-cell office:value-type="float" office:value="254645.066937048">
                <text:p>254645.066937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000006">
                <text:p>-0.94000006</text:p>
              </table:table-cell>
              <table:table-cell office:value-type="float" office:value="3.19929003068714">
                <text:p>3.19929003068714</text:p>
              </table:table-cell>
              <table:table-cell office:value-type="float" office:value="198897.933081331">
                <text:p>198897.933081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000007">
                <text:p>-0.93000007</text:p>
              </table:table-cell>
              <table:table-cell office:value-type="float" office:value="2.8095340641514">
                <text:p>2.8095340641514</text:p>
              </table:table-cell>
              <table:table-cell office:value-type="float" office:value="156472.997386035">
                <text:p>156472.997386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00001">
                <text:p>-0.9200001</text:p>
              </table:table-cell>
              <table:table-cell office:value-type="float" office:value="3.6940870387973">
                <text:p>3.6940870387973</text:p>
              </table:table-cell>
              <table:table-cell office:value-type="float" office:value="124409.266840638">
                <text:p>124409.266840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00001">
                <text:p>-0.9100001</text:p>
              </table:table-cell>
              <table:table-cell office:value-type="float" office:value="1.70323660141636">
                <text:p>1.70323660141636</text:p>
              </table:table-cell>
              <table:table-cell office:value-type="float" office:value="98937.7844765779">
                <text:p>98937.7844765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000001">
                <text:p>-0.9000001</text:p>
              </table:table-cell>
              <table:table-cell office:value-type="float" office:value="3.72801836479053">
                <text:p>3.72801836479053</text:p>
              </table:table-cell>
              <table:table-cell office:value-type="float" office:value="78934.6569753274">
                <text:p>78934.6569753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00001">
                <text:p>-0.8900001</text:p>
              </table:table-cell>
              <table:table-cell office:value-type="float" office:value="2.42296643945965">
                <text:p>2.42296643945965</text:p>
              </table:table-cell>
              <table:table-cell office:value-type="float" office:value="63546.9671877847">
                <text:p>63546.9671877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00001">
                <text:p>-0.8800001</text:p>
              </table:table-cell>
              <table:table-cell office:value-type="float" office:value="3.44765095231133">
                <text:p>3.44765095231133</text:p>
              </table:table-cell>
              <table:table-cell office:value-type="float" office:value="50939.0752350112">
                <text:p>50939.0752350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00001">
                <text:p>-0.8700001</text:p>
              </table:table-cell>
              <table:table-cell office:value-type="float" office:value="2.71260168312515">
                <text:p>2.71260168312515</text:p>
              </table:table-cell>
              <table:table-cell office:value-type="float" office:value="40789.8022655847">
                <text:p>40789.8022655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000013">
                <text:p>-0.86000013</text:p>
              </table:table-cell>
              <table:table-cell office:value-type="float" office:value="2.74505157293097">
                <text:p>2.74505157293097</text:p>
              </table:table-cell>
              <table:table-cell office:value-type="float" office:value="32631.0746054184">
                <text:p>32631.0746054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000014">
                <text:p>-0.85000014</text:p>
              </table:table-cell>
              <table:table-cell office:value-type="float" office:value="2.17750748171412">
                <text:p>2.17750748171412</text:p>
              </table:table-cell>
              <table:table-cell office:value-type="float" office:value="26638.5243895083">
                <text:p>26638.5243895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000015">
                <text:p>-0.84000015</text:p>
              </table:table-cell>
              <table:table-cell office:value-type="float" office:value="5.68454902898442">
                <text:p>5.68454902898442</text:p>
              </table:table-cell>
              <table:table-cell office:value-type="float" office:value="42605.7201670582">
                <text:p>42605.7201670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0016">
                <text:p>-0.83000016</text:p>
              </table:table-cell>
              <table:table-cell office:value-type="float" office:value="3.87936884193056">
                <text:p>3.87936884193056</text:p>
              </table:table-cell>
              <table:table-cell office:value-type="float" office:value="33855.9390531164">
                <text:p>33855.9390531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00002">
                <text:p>-0.8200002</text:p>
              </table:table-cell>
              <table:table-cell office:value-type="float" office:value="5.17061158370102">
                <text:p>5.17061158370102</text:p>
              </table:table-cell>
              <table:table-cell office:value-type="float" office:value="27889.9101314636">
                <text:p>27889.9101314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00002">
                <text:p>-0.8100002</text:p>
              </table:table-cell>
              <table:table-cell office:value-type="float" office:value="8.66041531316769">
                <text:p>8.66041531316769</text:p>
              </table:table-cell>
              <table:table-cell office:value-type="float" office:value="22103.2471710926">
                <text:p>22103.2471710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00002">
                <text:p>-0.8000002</text:p>
              </table:table-cell>
              <table:table-cell office:value-type="float" office:value="4.72001837277957">
                <text:p>4.72001837277957</text:p>
              </table:table-cell>
              <table:table-cell office:value-type="float" office:value="17424.0000090496">
                <text:p>17424.0000090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00002">
                <text:p>-0.7900002</text:p>
              </table:table-cell>
              <table:table-cell office:value-type="float" office:value="4.75826816144128">
                <text:p>4.75826816144128</text:p>
              </table:table-cell>
              <table:table-cell office:value-type="float" office:value="14668.7160855452">
                <text:p>14668.7160855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00002">
                <text:p>-0.7800002</text:p>
              </table:table-cell>
              <table:table-cell office:value-type="float" office:value="5.65116501891449">
                <text:p>5.65116501891449</text:p>
              </table:table-cell>
              <table:table-cell office:value-type="float" office:value="11461.1342066488">
                <text:p>11461.1342066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00002">
                <text:p>-0.7700002</text:p>
              </table:table-cell>
              <table:table-cell office:value-type="float" office:value="5.1191765510354">
                <text:p>5.1191765510354</text:p>
              </table:table-cell>
              <table:table-cell office:value-type="float" office:value="8832.61911384709">
                <text:p>8832.61911384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00002">
                <text:p>-0.7600002</text:p>
              </table:table-cell>
              <table:table-cell office:value-type="float" office:value="2.0593082398806">
                <text:p>2.0593082398806</text:p>
              </table:table-cell>
              <table:table-cell office:value-type="float" office:value="7724.61180393831">
                <text:p>7724.61180393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000024">
                <text:p>-0.75000024</text:p>
              </table:table-cell>
              <table:table-cell office:value-type="float" office:value="9.76144476095514">
                <text:p>9.76144476095514</text:p>
              </table:table-cell>
              <table:table-cell office:value-type="float" office:value="5879.43821240273">
                <text:p>5879.43821240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000025">
                <text:p>-0.74000025</text:p>
              </table:table-cell>
              <table:table-cell office:value-type="float" office:value="4.53034943311409">
                <text:p>4.53034943311409</text:p>
              </table:table-cell>
              <table:table-cell office:value-type="float" office:value="4391.1012282639">
                <text:p>4391.1012282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000026">
                <text:p>-0.73000026</text:p>
              </table:table-cell>
              <table:table-cell office:value-type="float" office:value="0.521034577760648">
                <text:p>0.521034577760648</text:p>
              </table:table-cell>
              <table:table-cell office:value-type="float" office:value="4132.74931980489">
                <text:p>4132.74931980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000027">
                <text:p>-0.72000027</text:p>
              </table:table-cell>
              <table:table-cell office:value-type="float" office:value="2.38242102634184">
                <text:p>2.38242102634184</text:p>
              </table:table-cell>
              <table:table-cell office:value-type="float" office:value="2981.44543332836">
                <text:p>2981.44543332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0003">
                <text:p>-0.7100003</text:p>
              </table:table-cell>
              <table:table-cell office:value-type="float" office:value="1.08446940371023">
                <text:p>1.08446940371023</text:p>
              </table:table-cell>
              <table:table-cell office:value-type="float" office:value="2040.70271010222">
                <text:p>2040.70271010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00003">
                <text:p>-0.7000003</text:p>
              </table:table-cell>
              <table:table-cell office:value-type="float" office:value="1.39762824060853">
                <text:p>1.39762824060853</text:p>
              </table:table-cell>
              <table:table-cell office:value-type="float" office:value="2263.52652322251">
                <text:p>2263.52652322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00003">
                <text:p>-0.6900003</text:p>
              </table:table-cell>
              <table:table-cell office:value-type="float" office:value="0.549932155548467">
                <text:p>0.549932155548467</text:p>
              </table:table-cell>
              <table:table-cell office:value-type="float" office:value="1501.01089418363">
                <text:p>1501.01089418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00003">
                <text:p>-0.6800003</text:p>
              </table:table-cell>
              <table:table-cell office:value-type="float" office:value="0.942568445751608">
                <text:p>0.942568445751608</text:p>
              </table:table-cell>
              <table:table-cell office:value-type="float" office:value="923.482029670295">
                <text:p>923.482029670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00003">
                <text:p>-0.6700003</text:p>
              </table:table-cell>
              <table:table-cell office:value-type="float" office:value="0.141441393110621">
                <text:p>0.141441393110621</text:p>
              </table:table-cell>
              <table:table-cell office:value-type="float" office:value="1345.39127673607">
                <text:p>1345.39127673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00003">
                <text:p>-0.6600003</text:p>
              </table:table-cell>
              <table:table-cell office:value-type="float" office:value="2.34551668400836">
                <text:p>2.34551668400836</text:p>
              </table:table-cell>
              <table:table-cell office:value-type="float" office:value="774.439581187871">
                <text:p>774.439581187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000033">
                <text:p>-0.65000033</text:p>
              </table:table-cell>
              <table:table-cell office:value-type="float" office:value="1.19073865672763">
                <text:p>1.19073865672763</text:p>
              </table:table-cell>
              <table:table-cell office:value-type="float" office:value="333.37961420331">
                <text:p>333.37961420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000034">
                <text:p>-0.64000034</text:p>
              </table:table-cell>
              <table:table-cell office:value-type="float" office:value="4.22586254859465">
                <text:p>4.22586254859465</text:p>
              </table:table-cell>
              <table:table-cell office:value-type="float" office:value="901.072709400279">
                <text:p>901.072709400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000035">
                <text:p>-0.63000035</text:p>
              </table:table-cell>
              <table:table-cell office:value-type="float" office:value="0.633365300891246">
                <text:p>0.633365300891246</text:p>
              </table:table-cell>
              <table:table-cell office:value-type="float" office:value="464.095516145393">
                <text:p>464.095516145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000036">
                <text:p>-0.62000036</text:p>
              </table:table-cell>
              <table:table-cell office:value-type="float" office:value="0.537440039054871">
                <text:p>0.537440039054871</text:p>
              </table:table-cell>
              <table:table-cell office:value-type="float" office:value="53.0501259186756">
                <text:p>53.0501259186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0004">
                <text:p>-0.6100004</text:p>
              </table:table-cell>
              <table:table-cell office:value-type="float" office:value="2.78031482431133">
                <text:p>2.78031482431133</text:p>
              </table:table-cell>
              <table:table-cell office:value-type="float" office:value="317.161193092076">
                <text:p>317.161193092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00004">
                <text:p>-0.6000004</text:p>
              </table:table-cell>
              <table:table-cell office:value-type="float" office:value="0.523560233303876">
                <text:p>0.523560233303876</text:p>
              </table:table-cell>
              <table:table-cell office:value-type="float" office:value="345.758176702068">
                <text:p>345.758176702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00004">
                <text:p>-0.5900004</text:p>
              </table:table-cell>
              <table:table-cell office:value-type="float" office:value="1.07049527547188">
                <text:p>1.07049527547188</text:p>
              </table:table-cell>
              <table:table-cell office:value-type="float" office:value="61.4684726496098">
                <text:p>61.4684726496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00004">
                <text:p>-0.5800004</text:p>
              </table:table-cell>
              <table:table-cell office:value-type="float" office:value="0.307007062023307">
                <text:p>0.307007062023307</text:p>
              </table:table-cell>
              <table:table-cell office:value-type="float" office:value="382.82753042225">
                <text:p>382.82753042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00004">
                <text:p>-0.5700004</text:p>
              </table:table-cell>
              <table:table-cell office:value-type="float" office:value="0.972380515249028">
                <text:p>0.972380515249028</text:p>
              </table:table-cell>
              <table:table-cell office:value-type="float" office:value="307.728392721031">
                <text:p>307.728392721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00004">
                <text:p>-0.5600004</text:p>
              </table:table-cell>
              <table:table-cell office:value-type="float" office:value="1.96619423669239">
                <text:p>1.96619423669239</text:p>
              </table:table-cell>
              <table:table-cell office:value-type="float" office:value="79.1413875462282">
                <text:p>79.1413875462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00004">
                <text:p>-0.5500004</text:p>
              </table:table-cell>
              <table:table-cell office:value-type="float" office:value="0.388958093175848">
                <text:p>0.388958093175848</text:p>
              </table:table-cell>
              <table:table-cell office:value-type="float" office:value="407.404216719382">
                <text:p>407.404216719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000044">
                <text:p>-0.54000044</text:p>
              </table:table-cell>
              <table:table-cell office:value-type="float" office:value="0.539778599344144">
                <text:p>0.539778599344144</text:p>
              </table:table-cell>
              <table:table-cell office:value-type="float" office:value="279.041563150418">
                <text:p>279.041563150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000045">
                <text:p>-0.53000045</text:p>
              </table:table-cell>
              <table:table-cell office:value-type="float" office:value="0.067029306412475">
                <text:p>0.067029306412475</text:p>
              </table:table-cell>
              <table:table-cell office:value-type="float" office:value="31.9437395881388">
                <text:p>31.9437395881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000046">
                <text:p>-0.52000046</text:p>
              </table:table-cell>
              <table:table-cell office:value-type="float" office:value="0.490446239724341">
                <text:p>0.490446239724341</text:p>
              </table:table-cell>
              <table:table-cell office:value-type="float" office:value="377.668000975511">
                <text:p>377.668000975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000047">
                <text:p>-0.51000047</text:p>
              </table:table-cell>
              <table:table-cell office:value-type="float" office:value="0.0557588988676557">
                <text:p>0.0557588988676557</text:p>
              </table:table-cell>
              <table:table-cell office:value-type="float" office:value="324.415597318996">
                <text:p>324.415597318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000005">
                <text:p>-0.5000005</text:p>
              </table:table-cell>
              <table:table-cell office:value-type="float" office:value="0.789390419429137">
                <text:p>0.789390419429137</text:p>
              </table:table-cell>
              <table:table-cell office:value-type="float" office:value="27.6329359209086">
                <text:p>27.6329359209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00005">
                <text:p>-0.4900005</text:p>
              </table:table-cell>
              <table:table-cell office:value-type="float" office:value="2.12250759211546">
                <text:p>2.12250759211546</text:p>
              </table:table-cell>
              <table:table-cell office:value-type="float" office:value="156.472894209324">
                <text:p>156.472894209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00005">
                <text:p>-0.4800005</text:p>
              </table:table-cell>
              <table:table-cell office:value-type="float" office:value="0.296023611726452">
                <text:p>0.296023611726452</text:p>
              </table:table-cell>
              <table:table-cell office:value-type="float" office:value="163.035018198497">
                <text:p>163.03501819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00005">
                <text:p>-0.4700005</text:p>
              </table:table-cell>
              <table:table-cell office:value-type="float" office:value="1.86295485498581">
                <text:p>1.86295485498581</text:p>
              </table:table-cell>
              <table:table-cell office:value-type="float" office:value="45.1132505556109">
                <text:p>45.1132505556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000051">
                <text:p>-0.46000051</text:p>
              </table:table-cell>
              <table:table-cell office:value-type="float" office:value="0.238377080606015">
                <text:p>0.238377080606015</text:p>
              </table:table-cell>
              <table:table-cell office:value-type="float" office:value="395.032837021999">
                <text:p>395.032837021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000052">
                <text:p>-0.45000052</text:p>
              </table:table-cell>
              <table:table-cell office:value-type="float" office:value="0.715903721749674">
                <text:p>0.715903721749674</text:p>
              </table:table-cell>
              <table:table-cell office:value-type="float" office:value="237.520566578707">
                <text:p>237.520566578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000053">
                <text:p>-0.44000053</text:p>
              </table:table-cell>
              <table:table-cell office:value-type="float" office:value="1.22145455802001">
                <text:p>1.22145455802001</text:p>
              </table:table-cell>
              <table:table-cell office:value-type="float" office:value="143.062604917517">
                <text:p>143.062604917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000054">
                <text:p>-0.43000054</text:p>
              </table:table-cell>
              <table:table-cell office:value-type="float" office:value="0.165896853727549">
                <text:p>0.165896853727549</text:p>
              </table:table-cell>
              <table:table-cell office:value-type="float" office:value="482.346841580714">
                <text:p>482.346841580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000055">
                <text:p>-0.42000055</text:p>
              </table:table-cell>
              <table:table-cell office:value-type="float" office:value="0.130376428199116">
                <text:p>0.130376428199116</text:p>
              </table:table-cell>
              <table:table-cell office:value-type="float" office:value="170.251348881148">
                <text:p>170.251348881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000056">
                <text:p>-0.41000056</text:p>
              </table:table-cell>
              <table:table-cell office:value-type="float" office:value="0.128702966307987">
                <text:p>0.128702966307987</text:p>
              </table:table-cell>
              <table:table-cell office:value-type="float" office:value="190.460473271449">
                <text:p>190.4604732714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000057">
                <text:p>-0.40000057</text:p>
              </table:table-cell>
              <table:table-cell office:value-type="float" office:value="0.0674927411067782">
                <text:p>0.0674927411067782</text:p>
              </table:table-cell>
              <table:table-cell office:value-type="float" office:value="420.504531172746">
                <text:p>420.504531172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000058">
                <text:p>-0.39000058</text:p>
              </table:table-cell>
              <table:table-cell office:value-type="float" office:value="0.757603651455004">
                <text:p>0.757603651455004</text:p>
              </table:table-cell>
              <table:table-cell office:value-type="float" office:value="26.0859422985218">
                <text:p>26.0859422985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00006">
                <text:p>-0.3800006</text:p>
              </table:table-cell>
              <table:table-cell office:value-type="float" office:value="0.172217186918076">
                <text:p>0.172217186918076</text:p>
              </table:table-cell>
              <table:table-cell office:value-type="float" office:value="333.703275603459">
                <text:p>333.703275603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00006">
                <text:p>-0.3700006</text:p>
              </table:table-cell>
              <table:table-cell office:value-type="float" office:value="0.21910096617457">
                <text:p>0.21910096617457</text:p>
              </table:table-cell>
              <table:table-cell office:value-type="float" office:value="313.179297989746">
                <text:p>313.179297989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00006">
                <text:p>-0.3600006</text:p>
              </table:table-cell>
              <table:table-cell office:value-type="float" office:value="1.45772486958819">
                <text:p>1.45772486958819</text:p>
              </table:table-cell>
              <table:table-cell office:value-type="float" office:value="51.5582783801259">
                <text:p>51.5582783801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00062">
                <text:p>-0.35000062</text:p>
              </table:table-cell>
              <table:table-cell office:value-type="float" office:value="0.520383204583837">
                <text:p>0.520383204583837</text:p>
              </table:table-cell>
              <table:table-cell office:value-type="float" office:value="428.339396770232">
                <text:p>428.339396770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000063">
                <text:p>-0.34000063</text:p>
              </table:table-cell>
              <table:table-cell office:value-type="float" office:value="0.920626710038161">
                <text:p>0.920626710038161</text:p>
              </table:table-cell>
              <table:table-cell office:value-type="float" office:value="215.841006829319">
                <text:p>215.8410068293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000064">
                <text:p>-0.33000064</text:p>
              </table:table-cell>
              <table:table-cell office:value-type="float" office:value="0.901478181213162">
                <text:p>0.901478181213162</text:p>
              </table:table-cell>
              <table:table-cell office:value-type="float" office:value="109.157060210339">
                <text:p>109.157060210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00065">
                <text:p>-0.32000065</text:p>
              </table:table-cell>
              <table:table-cell office:value-type="float" office:value="1.11971971172883">
                <text:p>1.11971971172883</text:p>
              </table:table-cell>
              <table:table-cell office:value-type="float" office:value="509.133826799394">
                <text:p>509.133826799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000066">
                <text:p>-0.31000066</text:p>
              </table:table-cell>
              <table:table-cell office:value-type="float" office:value="0.893870523651837">
                <text:p>0.893870523651837</text:p>
              </table:table-cell>
              <table:table-cell office:value-type="float" office:value="143.390188955611">
                <text:p>143.3901889556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000067">
                <text:p>-0.30000067</text:p>
              </table:table-cell>
              <table:table-cell office:value-type="float" office:value="1.46410351102323">
                <text:p>1.46410351102323</text:p>
              </table:table-cell>
              <table:table-cell office:value-type="float" office:value="213.284264081341">
                <text:p>213.2842640813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000068">
                <text:p>-0.29000068</text:p>
              </table:table-cell>
              <table:table-cell office:value-type="float" office:value="1.62011167651977">
                <text:p>1.62011167651977</text:p>
              </table:table-cell>
              <table:table-cell office:value-type="float" office:value="451.364726218163">
                <text:p>451.364726218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00007">
                <text:p>-0.2800007</text:p>
              </table:table-cell>
              <table:table-cell office:value-type="float" office:value="1.28765376097169">
                <text:p>1.28765376097169</text:p>
              </table:table-cell>
              <table:table-cell office:value-type="float" office:value="72.5320975996019">
                <text:p>72.532097599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00007">
                <text:p>-0.2700007</text:p>
              </table:table-cell>
              <table:table-cell office:value-type="float" office:value="0.2841427642563">
                <text:p>0.2841427642563</text:p>
              </table:table-cell>
              <table:table-cell office:value-type="float" office:value="293.885426581883">
                <text:p>293.885426581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00007">
                <text:p>-0.2600007</text:p>
              </table:table-cell>
              <table:table-cell office:value-type="float" office:value="0.0724798115085924">
                <text:p>0.0724798115085924</text:p>
              </table:table-cell>
              <table:table-cell office:value-type="float" office:value="371.520046883695">
                <text:p>371.520046883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00072">
                <text:p>-0.25000072</text:p>
              </table:table-cell>
              <table:table-cell office:value-type="float" office:value="0.0417768606762843">
                <text:p>0.0417768606762843</text:p>
              </table:table-cell>
              <table:table-cell office:value-type="float" office:value="0.0417768625389295">
                <text:p>0.0417768625389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000071">
                <text:p>-0.24000071</text:p>
              </table:table-cell>
              <table:table-cell office:value-type="float" office:value="0.162070453412674">
                <text:p>0.162070453412674</text:p>
              </table:table-cell>
              <table:table-cell office:value-type="float" office:value="296.459112285635">
                <text:p>296.459112285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00007">
                <text:p>-0.2300007</text:p>
              </table:table-cell>
              <table:table-cell office:value-type="float" office:value="0.144036678608444">
                <text:p>0.144036678608444</text:p>
              </table:table-cell>
              <table:table-cell office:value-type="float" office:value="429.640771863336">
                <text:p>429.640771863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00007">
                <text:p>-0.2200007</text:p>
              </table:table-cell>
              <table:table-cell office:value-type="float" office:value="0.542083570334995">
                <text:p>0.542083570334995</text:p>
              </table:table-cell>
              <table:table-cell office:value-type="float" office:value="146.839408992866">
                <text:p>146.8394089928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0007">
                <text:p>-0.2100007</text:p>
              </table:table-cell>
              <table:table-cell office:value-type="float" office:value="0.384076013569579">
                <text:p>0.384076013569579</text:p>
              </table:table-cell>
              <table:table-cell office:value-type="float" office:value="88.8707142689857">
                <text:p>88.87071426898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000069">
                <text:p>-0.20000069</text:p>
              </table:table-cell>
              <table:table-cell office:value-type="float" office:value="0.334290566546317">
                <text:p>0.334290566546317</text:p>
              </table:table-cell>
              <table:table-cell office:value-type="float" office:value="427.817759808006">
                <text:p>427.817759808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000068">
                <text:p>-0.19000068</text:p>
              </table:table-cell>
              <table:table-cell office:value-type="float" office:value="0.0571936488141232">
                <text:p>0.0571936488141232</text:p>
              </table:table-cell>
              <table:table-cell office:value-type="float" office:value="324.749712335102">
                <text:p>324.749712335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000068">
                <text:p>-0.18000068</text:p>
              </table:table-cell>
              <table:table-cell office:value-type="float" office:value="0.500785215753192">
                <text:p>0.500785215753192</text:p>
              </table:table-cell>
              <table:table-cell office:value-type="float" office:value="76.6744093885675">
                <text:p>76.67440938856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000067">
                <text:p>-0.17000067</text:p>
              </table:table-cell>
              <table:table-cell office:value-type="float" office:value="0.605702864435107">
                <text:p>0.605702864435107</text:p>
              </table:table-cell>
              <table:table-cell office:value-type="float" office:value="245.012742573755">
                <text:p>245.0127425737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000067">
                <text:p>-0.16000067</text:p>
              </table:table-cell>
              <table:table-cell office:value-type="float" office:value="0.557258564777576">
                <text:p>0.557258564777576</text:p>
              </table:table-cell>
              <table:table-cell office:value-type="float" office:value="492.021809602768">
                <text:p>492.021809602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000066">
                <text:p>-0.15000066</text:p>
              </table:table-cell>
              <table:table-cell office:value-type="float" office:value="0.648982101180692">
                <text:p>0.648982101180692</text:p>
              </table:table-cell>
              <table:table-cell office:value-type="float" office:value="197.32216927431">
                <text:p>197.32216927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000066">
                <text:p>-0.14000066</text:p>
              </table:table-cell>
              <table:table-cell office:value-type="float" office:value="0.75662204489917">
                <text:p>0.75662204489917</text:p>
              </table:table-cell>
              <table:table-cell office:value-type="float" office:value="61.6546222876793">
                <text:p>61.6546222876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00065">
                <text:p>-0.13000065</text:p>
              </table:table-cell>
              <table:table-cell office:value-type="float" office:value="0.353414493553865">
                <text:p>0.353414493553865</text:p>
              </table:table-cell>
              <table:table-cell office:value-type="float" office:value="360.021189872964">
                <text:p>360.021189872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000065">
                <text:p>-0.12000065</text:p>
              </table:table-cell>
              <table:table-cell office:value-type="float" office:value="1.72792275364881">
                <text:p>1.72792275364881</text:p>
              </table:table-cell>
              <table:table-cell office:value-type="float" office:value="196.343628275168">
                <text:p>196.343628275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0000655">
                <text:p>-0.110000655</text:p>
              </table:table-cell>
              <table:table-cell office:value-type="float" office:value="0.135982809532169">
                <text:p>0.135982809532169</text:p>
              </table:table-cell>
              <table:table-cell office:value-type="float" office:value="229.376331975974">
                <text:p>229.3763319759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000066">
                <text:p>-0.10000066</text:p>
              </table:table-cell>
              <table:table-cell office:value-type="float" office:value="0.602173201491165">
                <text:p>0.602173201491165</text:p>
              </table:table-cell>
              <table:table-cell office:value-type="float" office:value="391.313592397162">
                <text:p>391.3135923971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000066">
                <text:p>-0.09000066</text:p>
              </table:table-cell>
              <table:table-cell office:value-type="float" office:value="1.03400853978619">
                <text:p>1.03400853978619</text:p>
              </table:table-cell>
              <table:table-cell office:value-type="float" office:value="81.5646453051274">
                <text:p>81.56464530512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000066">
                <text:p>-0.08000066</text:p>
              </table:table-cell>
              <table:table-cell office:value-type="float" office:value="0.289355782672504">
                <text:p>0.289355782672504</text:p>
              </table:table-cell>
              <table:table-cell office:value-type="float" office:value="529.107203885386">
                <text:p>529.1072038853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000066">
                <text:p>-0.07000066</text:p>
              </table:table-cell>
              <table:table-cell office:value-type="float" office:value="1.51517957386401">
                <text:p>1.51517957386401</text:p>
              </table:table-cell>
              <table:table-cell office:value-type="float" office:value="46.3439007079738">
                <text:p>46.343900707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665">
                <text:p>-0.060000665</text:p>
              </table:table-cell>
              <table:table-cell office:value-type="float" office:value="0.441719503890886">
                <text:p>0.441719503890886</text:p>
              </table:table-cell>
              <table:table-cell office:value-type="float" office:value="208.132629720243">
                <text:p>208.1326297202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0000668">
                <text:p>-0.050000668</text:p>
              </table:table-cell>
              <table:table-cell office:value-type="float" office:value="0.172429542917347">
                <text:p>0.172429542917347</text:p>
              </table:table-cell>
              <table:table-cell office:value-type="float" office:value="342.082776714439">
                <text:p>342.082776714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000067">
                <text:p>-0.04000067</text:p>
              </table:table-cell>
              <table:table-cell office:value-type="float" office:value="0.297791024547054">
                <text:p>0.297791024547054</text:p>
              </table:table-cell>
              <table:table-cell office:value-type="float" office:value="575.764697314007">
                <text:p>575.764697314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000067">
                <text:p>-0.03000067</text:p>
              </table:table-cell>
              <table:table-cell office:value-type="float" office:value="0.0672094448538356">
                <text:p>0.0672094448538356</text:p>
              </table:table-cell>
              <table:table-cell office:value-type="float" office:value="122.339361725334">
                <text:p>122.339361725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00067">
                <text:p>-0.02000067</text:p>
              </table:table-cell>
              <table:table-cell office:value-type="float" office:value="0.916672315462398">
                <text:p>0.916672315462398</text:p>
              </table:table-cell>
              <table:table-cell office:value-type="float" office:value="646.235525595005">
                <text:p>646.235525595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00067">
                <text:p>-0.01000067</text:p>
              </table:table-cell>
              <table:table-cell office:value-type="float" office:value="0.313884931443008">
                <text:p>0.313884931443008</text:p>
              </table:table-cell>
              <table:table-cell office:value-type="float" office:value="791.033817786089">
                <text:p>791.033817786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999329">
                <text:p>0.009999329</text:p>
              </table:table-cell>
              <table:table-cell office:value-type="float" office:value="0.687857085716842">
                <text:p>0.687857085716842</text:p>
              </table:table-cell>
              <table:table-cell office:value-type="float" office:value="863.674287674387">
                <text:p>863.674287674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999329">
                <text:p>0.019999329</text:p>
              </table:table-cell>
              <table:table-cell office:value-type="float" office:value="0.301101524890564">
                <text:p>0.301101524890564</text:p>
              </table:table-cell>
              <table:table-cell office:value-type="float" office:value="664.410437220501">
                <text:p>664.4104372205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999329">
                <text:p>0.029999329</text:p>
              </table:table-cell>
              <table:table-cell office:value-type="float" office:value="0.279886774665775">
                <text:p>0.279886774665775</text:p>
              </table:table-cell>
              <table:table-cell office:value-type="float" office:value="413.110726390001">
                <text:p>413.11072639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999933">
                <text:p>0.03999933</text:p>
              </table:table-cell>
              <table:table-cell office:value-type="float" office:value="0.317464154082593">
                <text:p>0.317464154082593</text:p>
              </table:table-cell>
              <table:table-cell office:value-type="float" office:value="616.376835417697">
                <text:p>616.3768354176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9999326">
                <text:p>0.049999326</text:p>
              </table:table-cell>
              <table:table-cell office:value-type="float" office:value="0.547152410966749">
                <text:p>0.547152410966749</text:p>
              </table:table-cell>
              <table:table-cell office:value-type="float" office:value="488.025940306156">
                <text:p>488.025940306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9999324">
                <text:p>0.059999324</text:p>
              </table:table-cell>
              <table:table-cell office:value-type="float" office:value="0.32888630577754">
                <text:p>0.32888630577754</text:p>
              </table:table-cell>
              <table:table-cell office:value-type="float" office:value="354.005915467684">
                <text:p>354.005915467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999932">
                <text:p>0.06999932</text:p>
              </table:table-cell>
              <table:table-cell office:value-type="float" office:value="1.15213586156185">
                <text:p>1.15213586156185</text:p>
              </table:table-cell>
              <table:table-cell office:value-type="float" office:value="119.263736452095">
                <text:p>119.263736452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999932">
                <text:p>0.07999932</text:p>
              </table:table-cell>
              <table:table-cell office:value-type="float" office:value="1.05323024981942">
                <text:p>1.05323024981942</text:p>
              </table:table-cell>
              <table:table-cell office:value-type="float" office:value="564.003404397484">
                <text:p>564.003404397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999932">
                <text:p>0.08999932</text:p>
              </table:table-cell>
              <table:table-cell office:value-type="float" office:value="0.301153983796473">
                <text:p>0.301153983796473</text:p>
              </table:table-cell>
              <table:table-cell office:value-type="float" office:value="8.35421766182071">
                <text:p>8.354217661820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9999316">
                <text:p>0.099999316</text:p>
              </table:table-cell>
              <table:table-cell office:value-type="float" office:value="0.498715216088023">
                <text:p>0.498715216088023</text:p>
              </table:table-cell>
              <table:table-cell office:value-type="float" office:value="438.393255164521">
                <text:p>438.393255164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9999314">
                <text:p>0.109999314</text:p>
              </table:table-cell>
              <table:table-cell office:value-type="float" office:value="0.0269206985720111">
                <text:p>0.0269206985720111</text:p>
              </table:table-cell>
              <table:table-cell office:value-type="float" office:value="182.509189306842">
                <text:p>182.509189306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999931">
                <text:p>0.11999931</text:p>
              </table:table-cell>
              <table:table-cell office:value-type="float" office:value="0.352655632275771">
                <text:p>0.352655632275771</text:p>
              </table:table-cell>
              <table:table-cell office:value-type="float" office:value="377.504471157345">
                <text:p>377.504471157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999931">
                <text:p>0.12999931</text:p>
              </table:table-cell>
              <table:table-cell office:value-type="float" office:value="0.416228018527808">
                <text:p>0.416228018527808</text:p>
              </table:table-cell>
              <table:table-cell office:value-type="float" office:value="383.607846442898">
                <text:p>383.6078464428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999932">
                <text:p>0.13999932</text:p>
              </table:table-cell>
              <table:table-cell office:value-type="float" office:value="1.20435584785666">
                <text:p>1.20435584785666</text:p>
              </table:table-cell>
              <table:table-cell office:value-type="float" office:value="85.3660798374658">
                <text:p>85.3660798374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999932">
                <text:p>0.14999932</text:p>
              </table:table-cell>
              <table:table-cell office:value-type="float" office:value="0.335219450930516">
                <text:p>0.335219450930516</text:p>
              </table:table-cell>
              <table:table-cell office:value-type="float" office:value="173.476090821575">
                <text:p>173.476090821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99933">
                <text:p>0.15999933</text:p>
              </table:table-cell>
              <table:table-cell office:value-type="float" office:value="0.388714983528151">
                <text:p>0.388714983528151</text:p>
              </table:table-cell>
              <table:table-cell office:value-type="float" office:value="468.031161829411">
                <text:p>468.031161829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999933">
                <text:p>0.16999933</text:p>
              </table:table-cell>
              <table:table-cell office:value-type="float" office:value="0.619590169428435">
                <text:p>0.619590169428435</text:p>
              </table:table-cell>
              <table:table-cell office:value-type="float" office:value="269.158046621505">
                <text:p>269.158046621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999934">
                <text:p>0.17999934</text:p>
              </table:table-cell>
              <table:table-cell office:value-type="float" office:value="1.3228799127771">
                <text:p>1.3228799127771</text:p>
              </table:table-cell>
              <table:table-cell office:value-type="float" office:value="52.3642119853139">
                <text:p>52.3642119853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999934">
                <text:p>0.18999934</text:p>
              </table:table-cell>
              <table:table-cell office:value-type="float" office:value="0.383490999561434">
                <text:p>0.383490999561434</text:p>
              </table:table-cell>
              <table:table-cell office:value-type="float" office:value="300.264223629748">
                <text:p>300.2642236297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999935">
                <text:p>0.19999935</text:p>
              </table:table-cell>
              <table:table-cell office:value-type="float" office:value="0.495726720359556">
                <text:p>0.495726720359556</text:p>
              </table:table-cell>
              <table:table-cell office:value-type="float" office:value="452.48911117246">
                <text:p>452.489111172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999935">
                <text:p>0.20999935</text:p>
              </table:table-cell>
              <table:table-cell office:value-type="float" office:value="0.340008784783361">
                <text:p>0.340008784783361</text:p>
              </table:table-cell>
              <table:table-cell office:value-type="float" office:value="181.533943943401">
                <text:p>181.5339439434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999936">
                <text:p>0.21999936</text:p>
              </table:table-cell>
              <table:table-cell office:value-type="float" office:value="0.29681905186365">
                <text:p>0.29681905186365</text:p>
              </table:table-cell>
              <table:table-cell office:value-type="float" office:value="121.763864471411">
                <text:p>121.7638644714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999936">
                <text:p>0.22999936</text:p>
              </table:table-cell>
              <table:table-cell office:value-type="float" office:value="0.351120271631066">
                <text:p>0.351120271631066</text:p>
              </table:table-cell>
              <table:table-cell office:value-type="float" office:value="404.346486804998">
                <text:p>404.3464868049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999937">
                <text:p>0.23999937</text:p>
              </table:table-cell>
              <table:table-cell office:value-type="float" office:value="0.532067862741675">
                <text:p>0.532067862741675</text:p>
              </table:table-cell>
              <table:table-cell office:value-type="float" office:value="321.983530606636">
                <text:p>321.983530606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999937">
                <text:p>0.24999937</text:p>
              </table:table-cell>
              <table:table-cell office:value-type="float" office:value="0.150355100725023">
                <text:p>0.150355100725023</text:p>
              </table:table-cell>
              <table:table-cell office:value-type="float" office:value="13.2714178742634">
                <text:p>13.2714178742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999936">
                <text:p>0.25999936</text:p>
              </table:table-cell>
              <table:table-cell office:value-type="float" office:value="0.339373253975466">
                <text:p>0.339373253975466</text:p>
              </table:table-cell>
              <table:table-cell office:value-type="float" office:value="384.5299667932">
                <text:p>384.5299667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999936">
                <text:p>0.26999936</text:p>
              </table:table-cell>
              <table:table-cell office:value-type="float" office:value="0.563087085136502">
                <text:p>0.563087085136502</text:p>
              </table:table-cell>
              <table:table-cell office:value-type="float" office:value="280.742597929637">
                <text:p>280.7425979296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999935">
                <text:p>0.27999935</text:p>
              </table:table-cell>
              <table:table-cell office:value-type="float" office:value="0.406849551650653">
                <text:p>0.406849551650653</text:p>
              </table:table-cell>
              <table:table-cell office:value-type="float" office:value="119.718018571143">
                <text:p>119.718018571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999934">
                <text:p>0.28999934</text:p>
              </table:table-cell>
              <table:table-cell office:value-type="float" office:value="1.61440720646675">
                <text:p>1.61440720646675</text:p>
              </table:table-cell>
              <table:table-cell office:value-type="float" office:value="464.792203661342">
                <text:p>464.7922036613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999933">
                <text:p>0.29999933</text:p>
              </table:table-cell>
              <table:table-cell office:value-type="float" office:value="0.39140018957402">
                <text:p>0.39140018957402</text:p>
              </table:table-cell>
              <table:table-cell office:value-type="float" office:value="199.704728861819">
                <text:p>199.7047288618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999932">
                <text:p>0.30999932</text:p>
              </table:table-cell>
              <table:table-cell office:value-type="float" office:value="1.24842191994023">
                <text:p>1.24842191994023</text:p>
              </table:table-cell>
              <table:table-cell office:value-type="float" office:value="190.682931618296">
                <text:p>190.6829316182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99993">
                <text:p>0.3199993</text:p>
              </table:table-cell>
              <table:table-cell office:value-type="float" office:value="0.723294539473131">
                <text:p>0.723294539473131</text:p>
              </table:table-cell>
              <table:table-cell office:value-type="float" office:value="461.32124011016">
                <text:p>461.32124011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99993">
                <text:p>0.3299993</text:p>
              </table:table-cell>
              <table:table-cell office:value-type="float" office:value="0.549833859950478">
                <text:p>0.549833859950478</text:p>
              </table:table-cell>
              <table:table-cell office:value-type="float" office:value="95.0802985821853">
                <text:p>95.08029858218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99993">
                <text:p>0.3399993</text:p>
              </table:table-cell>
              <table:table-cell office:value-type="float" office:value="1.78453525428356">
                <text:p>1.78453525428356</text:p>
              </table:table-cell>
              <table:table-cell office:value-type="float" office:value="263.295480994287">
                <text:p>263.2954809942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999928">
                <text:p>0.34999928</text:p>
              </table:table-cell>
              <table:table-cell office:value-type="float" office:value="0.504339306656933">
                <text:p>0.504339306656933</text:p>
              </table:table-cell>
              <table:table-cell office:value-type="float" office:value="380.34051448728">
                <text:p>380.340514487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999927">
                <text:p>0.35999927</text:p>
              </table:table-cell>
              <table:table-cell office:value-type="float" office:value="0.3682418904674">
                <text:p>0.3682418904674</text:p>
              </table:table-cell>
              <table:table-cell office:value-type="float" office:value="3.72368513235186">
                <text:p>3.72368513235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999926">
                <text:p>0.36999926</text:p>
              </table:table-cell>
              <table:table-cell office:value-type="float" office:value="0.810939069210883">
                <text:p>0.810939069210883</text:p>
              </table:table-cell>
              <table:table-cell office:value-type="float" office:value="328.022498812417">
                <text:p>328.022498812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999925">
                <text:p>0.37999925</text:p>
              </table:table-cell>
              <table:table-cell office:value-type="float" office:value="0.189640902587158">
                <text:p>0.189640902587158</text:p>
              </table:table-cell>
              <table:table-cell office:value-type="float" office:value="318.285660400872">
                <text:p>318.2856604008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999924">
                <text:p>0.38999924</text:p>
              </table:table-cell>
              <table:table-cell office:value-type="float" office:value="0.917565707877965">
                <text:p>0.917565707877965</text:p>
              </table:table-cell>
              <table:table-cell office:value-type="float" office:value="74.9154515996889">
                <text:p>74.91545159968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999923">
                <text:p>0.39999923</text:p>
              </table:table-cell>
              <table:table-cell office:value-type="float" office:value="0.19893633274248">
                <text:p>0.19893633274248</text:p>
              </table:table-cell>
              <table:table-cell office:value-type="float" office:value="436.008685343205">
                <text:p>436.0086853432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999922">
                <text:p>0.40999922</text:p>
              </table:table-cell>
              <table:table-cell office:value-type="float" office:value="1.24164676046331">
                <text:p>1.24164676046331</text:p>
              </table:table-cell>
              <table:table-cell office:value-type="float" office:value="208.272494892768">
                <text:p>208.272494892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99992">
                <text:p>0.4199992</text:p>
              </table:table-cell>
              <table:table-cell office:value-type="float" office:value="0.0486277441300841">
                <text:p>0.0486277441300841</text:p>
              </table:table-cell>
              <table:table-cell office:value-type="float" office:value="119.502407220409">
                <text:p>119.502407220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99992">
                <text:p>0.4299992</text:p>
              </table:table-cell>
              <table:table-cell office:value-type="float" office:value="0.307616113030205">
                <text:p>0.307616113030205</text:p>
              </table:table-cell>
              <table:table-cell office:value-type="float" office:value="540.533978341412">
                <text:p>540.533978341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99992">
                <text:p>0.4399992</text:p>
              </table:table-cell>
              <table:table-cell office:value-type="float" office:value="0.5863566139623">
                <text:p>0.5863566139623</text:p>
              </table:table-cell>
              <table:table-cell office:value-type="float" office:value="126.920486644702">
                <text:p>126.920486644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999918">
                <text:p>0.44999918</text:p>
              </table:table-cell>
              <table:table-cell office:value-type="float" office:value="0.978991139377225">
                <text:p>0.978991139377225</text:p>
              </table:table-cell>
              <table:table-cell office:value-type="float" office:value="220.760523598293">
                <text:p>220.7605235982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999917">
                <text:p>0.45999917</text:p>
              </table:table-cell>
              <table:table-cell office:value-type="float" office:value="0.125800218207019">
                <text:p>0.125800218207019</text:p>
              </table:table-cell>
              <table:table-cell office:value-type="float" office:value="445.057574324916">
                <text:p>445.057574324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999916">
                <text:p>0.46999916</text:p>
              </table:table-cell>
              <table:table-cell office:value-type="float" office:value="2.47120160657747">
                <text:p>2.47120160657747</text:p>
              </table:table-cell>
              <table:table-cell office:value-type="float" office:value="94.8366524583631">
                <text:p>94.83665245836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999915">
                <text:p>0.47999915</text:p>
              </table:table-cell>
              <table:table-cell office:value-type="float" office:value="0.0585230530828274">
                <text:p>0.0585230530828274</text:p>
              </table:table-cell>
              <table:table-cell office:value-type="float" office:value="155.298496523528">
                <text:p>155.2984965235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999915">
                <text:p>0.48999915</text:p>
              </table:table-cell>
              <table:table-cell office:value-type="float" office:value="1.30616320177447">
                <text:p>1.30616320177447</text:p>
              </table:table-cell>
              <table:table-cell office:value-type="float" office:value="180.822373723943">
                <text:p>180.8223737239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999914">
                <text:p>0.49999914</text:p>
              </table:table-cell>
              <table:table-cell office:value-type="float" office:value="0.292659732341617">
                <text:p>0.292659732341617</text:p>
              </table:table-cell>
              <table:table-cell office:value-type="float" office:value="3.64810291979372">
                <text:p>3.648102919793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999916">
                <text:p>0.50999916</text:p>
              </table:table-cell>
              <table:table-cell office:value-type="float" office:value="0.608514118509207">
                <text:p>0.608514118509207</text:p>
              </table:table-cell>
              <table:table-cell office:value-type="float" office:value="332.419222227265">
                <text:p>332.4192222272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999915">
                <text:p>0.51999915</text:p>
              </table:table-cell>
              <table:table-cell office:value-type="float" office:value="0.242031126302381">
                <text:p>0.242031126302381</text:p>
              </table:table-cell>
              <table:table-cell office:value-type="float" office:value="353.066882276367">
                <text:p>353.066882276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999914">
                <text:p>0.52999914</text:p>
              </table:table-cell>
              <table:table-cell office:value-type="float" office:value="0.355498435498757">
                <text:p>0.355498435498757</text:p>
              </table:table-cell>
              <table:table-cell office:value-type="float" office:value="24.307008990691">
                <text:p>24.307008990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99991">
                <text:p>0.5399991</text:p>
              </table:table-cell>
              <table:table-cell office:value-type="float" office:value="0.672619751913887">
                <text:p>0.672619751913887</text:p>
              </table:table-cell>
              <table:table-cell office:value-type="float" office:value="285.885290674167">
                <text:p>285.885290674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99991">
                <text:p>0.5499991</text:p>
              </table:table-cell>
              <table:table-cell office:value-type="float" office:value="1.01061441741032">
                <text:p>1.01061441741032</text:p>
              </table:table-cell>
              <table:table-cell office:value-type="float" office:value="383.187630533748">
                <text:p>383.187630533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99991">
                <text:p>0.5599991</text:p>
              </table:table-cell>
              <table:table-cell office:value-type="float" office:value="1.9074222243225">
                <text:p>1.9074222243225</text:p>
              </table:table-cell>
              <table:table-cell office:value-type="float" office:value="55.1351119623633">
                <text:p>55.13511196236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99991">
                <text:p>0.5699991</text:p>
              </table:table-cell>
              <table:table-cell office:value-type="float" office:value="1.680246177317">
                <text:p>1.680246177317</text:p>
              </table:table-cell>
              <table:table-cell office:value-type="float" office:value="314.738046389544">
                <text:p>314.738046389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99991">
                <text:p>0.5799991</text:p>
              </table:table-cell>
              <table:table-cell office:value-type="float" office:value="1.44046322831101">
                <text:p>1.44046322831101</text:p>
              </table:table-cell>
              <table:table-cell office:value-type="float" office:value="359.269679414408">
                <text:p>359.269679414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99991">
                <text:p>0.5899991</text:p>
              </table:table-cell>
              <table:table-cell office:value-type="float" office:value="0.23330682241916">
                <text:p>0.23330682241916</text:p>
              </table:table-cell>
              <table:table-cell office:value-type="float" office:value="38.1498148400691">
                <text:p>38.14981484006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999907">
                <text:p>0.59999907</text:p>
              </table:table-cell>
              <table:table-cell office:value-type="float" office:value="1.40435714117967">
                <text:p>1.40435714117967</text:p>
              </table:table-cell>
              <table:table-cell office:value-type="float" office:value="351.420494008885">
                <text:p>351.420494008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999906">
                <text:p>0.60999906</text:p>
              </table:table-cell>
              <table:table-cell office:value-type="float" office:value="2.25918667098402">
                <text:p>2.25918667098402</text:p>
              </table:table-cell>
              <table:table-cell office:value-type="float" office:value="311.978067826176">
                <text:p>311.9780678261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999905">
                <text:p>0.61999905</text:p>
              </table:table-cell>
              <table:table-cell office:value-type="float" office:value="3.22789757227457">
                <text:p>3.22789757227457</text:p>
              </table:table-cell>
              <table:table-cell office:value-type="float" office:value="75.3699260997009">
                <text:p>75.36992609970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999904">
                <text:p>0.62999904</text:p>
              </table:table-cell>
              <table:table-cell office:value-type="float" office:value="1.26497488550996">
                <text:p>1.26497488550996</text:p>
              </table:table-cell>
              <table:table-cell office:value-type="float" office:value="469.349299521109">
                <text:p>469.349299521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999903">
                <text:p>0.63999903</text:p>
              </table:table-cell>
              <table:table-cell office:value-type="float" office:value="0.784793796785702">
                <text:p>0.784793796785702</text:p>
              </table:table-cell>
              <table:table-cell office:value-type="float" office:value="922.800943523795">
                <text:p>922.8009435237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9999">
                <text:p>0.649999</text:p>
              </table:table-cell>
              <table:table-cell office:value-type="float" office:value="0.349347038740731">
                <text:p>0.349347038740731</text:p>
              </table:table-cell>
              <table:table-cell office:value-type="float" office:value="354.348603304693">
                <text:p>354.3486033046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9999">
                <text:p>0.659999</text:p>
              </table:table-cell>
              <table:table-cell office:value-type="float" office:value="2.17740912287474">
                <text:p>2.17740912287474</text:p>
              </table:table-cell>
              <table:table-cell office:value-type="float" office:value="795.739722932014">
                <text:p>795.739722932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9999">
                <text:p>0.669999</text:p>
              </table:table-cell>
              <table:table-cell office:value-type="float" office:value="0.161047292266386">
                <text:p>0.161047292266386</text:p>
              </table:table-cell>
              <table:table-cell office:value-type="float" office:value="1349.56597482169">
                <text:p>1349.565974821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9999">
                <text:p>0.679999</text:p>
              </table:table-cell>
              <table:table-cell office:value-type="float" office:value="0.3489487958961">
                <text:p>0.3489487958961</text:p>
              </table:table-cell>
              <table:table-cell office:value-type="float" office:value="927.290129303929">
                <text:p>927.290129303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9999">
                <text:p>0.689999</text:p>
              </table:table-cell>
              <table:table-cell office:value-type="float" office:value="0.483698936219193">
                <text:p>0.483698936219193</text:p>
              </table:table-cell>
              <table:table-cell office:value-type="float" office:value="1521.20978652768">
                <text:p>1521.20978652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9999">
                <text:p>0.699999</text:p>
              </table:table-cell>
              <table:table-cell office:value-type="float" office:value="0.0615450365012291">
                <text:p>0.0615450365012291</text:p>
              </table:table-cell>
              <table:table-cell office:value-type="float" office:value="2283.31754395667">
                <text:p>2283.31754395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999897">
                <text:p>0.70999897</text:p>
              </table:table-cell>
              <table:table-cell office:value-type="float" office:value="0.89425789972921">
                <text:p>0.89425789972921</text:p>
              </table:table-cell>
              <table:table-cell office:value-type="float" office:value="2059.34785913626">
                <text:p>2059.347859136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999896">
                <text:p>0.71999896</text:p>
              </table:table-cell>
              <table:table-cell office:value-type="float" office:value="1.33682351428172">
                <text:p>1.33682351428172</text:p>
              </table:table-cell>
              <table:table-cell office:value-type="float" office:value="3000.10710757315">
                <text:p>3000.107107573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999895">
                <text:p>0.72999895</text:p>
              </table:table-cell>
              <table:table-cell office:value-type="float" office:value="0.239970154156007">
                <text:p>0.239970154156007</text:p>
              </table:table-cell>
              <table:table-cell office:value-type="float" office:value="4134.14597697408">
                <text:p>4134.14597697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999894">
                <text:p>0.73999894</text:p>
              </table:table-cell>
              <table:table-cell office:value-type="float" office:value="1.88551203196015">
                <text:p>1.88551203196015</text:p>
              </table:table-cell>
              <table:table-cell office:value-type="float" office:value="4408.75682214394">
                <text:p>4408.756822143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99989">
                <text:p>0.7499989</text:p>
              </table:table-cell>
              <table:table-cell office:value-type="float" office:value="7.81716538441383">
                <text:p>7.81716538441383</text:p>
              </table:table-cell>
              <table:table-cell office:value-type="float" office:value="5912.55831433143">
                <text:p>5912.55831433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99989">
                <text:p>0.7599989</text:p>
              </table:table-cell>
              <table:table-cell office:value-type="float" office:value="3.2297688787167">
                <text:p>3.2297688787167</text:p>
              </table:table-cell>
              <table:table-cell office:value-type="float" office:value="7741.38507539666">
                <text:p>7741.38507539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99989">
                <text:p>0.7699989</text:p>
              </table:table-cell>
              <table:table-cell office:value-type="float" office:value="5.49707209668842">
                <text:p>5.49707209668842</text:p>
              </table:table-cell>
              <table:table-cell office:value-type="float" office:value="8848.7675923706">
                <text:p>8848.76759237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99989">
                <text:p>0.7799989</text:p>
              </table:table-cell>
              <table:table-cell office:value-type="float" office:value="5.19134939182061">
                <text:p>5.19134939182061</text:p>
              </table:table-cell>
              <table:table-cell office:value-type="float" office:value="11476.6127461636">
                <text:p>11476.6127461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99989">
                <text:p>0.7899989</text:p>
              </table:table-cell>
              <table:table-cell office:value-type="float" office:value="4.24914321006006">
                <text:p>4.24914321006006</text:p>
              </table:table-cell>
              <table:table-cell office:value-type="float" office:value="14700.251443032">
                <text:p>14700.25144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99989">
                <text:p>0.7999989</text:p>
              </table:table-cell>
              <table:table-cell office:value-type="float" office:value="5.44706741530454">
                <text:p>5.44706741530454</text:p>
              </table:table-cell>
              <table:table-cell office:value-type="float" office:value="17421.2038427482">
                <text:p>17421.20384274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999887">
                <text:p>0.80999887</text:p>
              </table:table-cell>
              <table:table-cell office:value-type="float" office:value="6.5136302091596">
                <text:p>6.5136302091596</text:p>
              </table:table-cell>
              <table:table-cell office:value-type="float" office:value="22098.7515757549">
                <text:p>22098.7515757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999886">
                <text:p>0.81999886</text:p>
              </table:table-cell>
              <table:table-cell office:value-type="float" office:value="5.48658168297278">
                <text:p>5.48658168297278</text:p>
              </table:table-cell>
              <table:table-cell office:value-type="float" office:value="27867.4090878878">
                <text:p>27867.4090878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999885">
                <text:p>0.82999885</text:p>
              </table:table-cell>
              <table:table-cell office:value-type="float" office:value="5.41174846897178">
                <text:p>5.41174846897178</text:p>
              </table:table-cell>
              <table:table-cell office:value-type="float" office:value="33833.3122417941">
                <text:p>33833.31224179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999884">
                <text:p>0.83999884</text:p>
              </table:table-cell>
              <table:table-cell office:value-type="float" office:value="6.45028543835584">
                <text:p>6.45028543835584</text:p>
              </table:table-cell>
              <table:table-cell office:value-type="float" office:value="42598.7683841351">
                <text:p>42598.7683841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999883">
                <text:p>0.84999883</text:p>
              </table:table-cell>
              <table:table-cell office:value-type="float" office:value="3.12718157223127">
                <text:p>3.12718157223127</text:p>
              </table:table-cell>
              <table:table-cell office:value-type="float" office:value="26617.6636828794">
                <text:p>26617.66368287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99988">
                <text:p>0.8599988</text:p>
              </table:table-cell>
              <table:table-cell office:value-type="float" office:value="1.85304151708467">
                <text:p>1.85304151708467</text:p>
              </table:table-cell>
              <table:table-cell office:value-type="float" office:value="32609.2110754424">
                <text:p>32609.21107544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99988">
                <text:p>0.8699988</text:p>
              </table:table-cell>
              <table:table-cell office:value-type="float" office:value="2.40528476635714">
                <text:p>2.40528476635714</text:p>
              </table:table-cell>
              <table:table-cell office:value-type="float" office:value="40767.6845679485">
                <text:p>40767.6845679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99988">
                <text:p>0.8799988</text:p>
              </table:table-cell>
              <table:table-cell office:value-type="float" office:value="3.13737419928009">
                <text:p>3.13737419928009</text:p>
              </table:table-cell>
              <table:table-cell office:value-type="float" office:value="50916.1157167434">
                <text:p>50916.11571674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99988">
                <text:p>0.8899988</text:p>
              </table:table-cell>
              <table:table-cell office:value-type="float" office:value="1.99416346096546">
                <text:p>1.99416346096546</text:p>
              </table:table-cell>
              <table:table-cell office:value-type="float" office:value="63523.050282494">
                <text:p>63523.0502824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9988">
                <text:p>0.8999988</text:p>
              </table:table-cell>
              <table:table-cell office:value-type="float" office:value="3.03682415905632">
                <text:p>3.03682415905632</text:p>
              </table:table-cell>
              <table:table-cell office:value-type="float" office:value="78909.638818014">
                <text:p>78909.6388180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99988">
                <text:p>0.9099988</text:p>
              </table:table-cell>
              <table:table-cell office:value-type="float" office:value="3.92218424205673">
                <text:p>3.92218424205673</text:p>
              </table:table-cell>
              <table:table-cell office:value-type="float" office:value="98911.4821571262">
                <text:p>98911.48215712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999876">
                <text:p>0.91999876</text:p>
              </table:table-cell>
              <table:table-cell office:value-type="float" office:value="2.69527427954075">
                <text:p>2.69527427954075</text:p>
              </table:table-cell>
              <table:table-cell office:value-type="float" office:value="124380.585621583">
                <text:p>124380.5856215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999876">
                <text:p>0.92999876</text:p>
              </table:table-cell>
              <table:table-cell office:value-type="float" office:value="3.11123640966723">
                <text:p>3.11123640966723</text:p>
              </table:table-cell>
              <table:table-cell office:value-type="float" office:value="156443.100099695">
                <text:p>156443.1000996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999875">
                <text:p>0.93999875</text:p>
              </table:table-cell>
              <table:table-cell office:value-type="float" office:value="2.02774080615058">
                <text:p>2.02774080615058</text:p>
              </table:table-cell>
              <table:table-cell office:value-type="float" office:value="198865.723682624">
                <text:p>198865.723682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999874">
                <text:p>0.94999874</text:p>
              </table:table-cell>
              <table:table-cell office:value-type="float" office:value="3.03918150412185">
                <text:p>3.03918150412185</text:p>
              </table:table-cell>
              <table:table-cell office:value-type="float" office:value="254693.760013749">
                <text:p>254693.7600137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99987">
                <text:p>0.9599987</text:p>
              </table:table-cell>
              <table:table-cell office:value-type="float" office:value="2.30490743431624">
                <text:p>2.30490743431624</text:p>
              </table:table-cell>
              <table:table-cell office:value-type="float" office:value="329651.948823608">
                <text:p>329651.948823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99987">
                <text:p>0.9699987</text:p>
              </table:table-cell>
              <table:table-cell office:value-type="float" office:value="2.19656705028587">
                <text:p>2.19656705028587</text:p>
              </table:table-cell>
              <table:table-cell office:value-type="float" office:value="434995.140489459">
                <text:p>434995.1404894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9987">
                <text:p>0.9799987</text:p>
              </table:table-cell>
              <table:table-cell office:value-type="float" office:value="1.2736512318687">
                <text:p>1.2736512318687</text:p>
              </table:table-cell>
              <table:table-cell office:value-type="float" office:value="591186.742501855">
                <text:p>591186.7425018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99987">
                <text:p>0.9899987</text:p>
              </table:table-cell>
              <table:table-cell office:value-type="float" office:value="2.83797329898643">
                <text:p>2.83797329898643</text:p>
              </table:table-cell>
              <table:table-cell office:value-type="float" office:value="852011.100081061">
                <text:p>852011.1000810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